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Project/UserForm3.xml" manifest:media-type="text/xml"/>
  <manifest:file-entry manifest:full-path="Basic/Project/ThisDocument.xml" manifest:media-type="text/xml"/>
  <manifest:file-entry manifest:full-path="Basic/Project/NewMacros.xml" manifest:media-type="text/xml"/>
  <manifest:file-entry manifest:full-path="Basic/Project/script-lb.xml" manifest:media-type="text/xml"/>
  <manifest:file-entry manifest:full-path="Basic/Standard/script-lb.xml" manifest:media-type="text/xml"/>
  <manifest:file-entry manifest:full-path="Dialogs/dialog-lc.xml" manifest:media-type="text/xml"/>
  <manifest:file-entry manifest:full-path="Dialogs/Project/dialog-lb.xml" manifest:media-type="text/xml"/>
  <manifest:file-entry manifest:full-path="Dialogs/Project/UserForm3.xml" manifest:media-type="text/xml"/>
  <manifest:file-entry manifest:full-path="Dialogs/Standard/dialog-lb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EB Garamond" svg:font-family="'EB Garamond'"/>
    <style:font-face style:name="Courier New" svg:font-family="'Courier New'" style:font-family-generic="moder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miri1" svg:font-family="Amiri" style:font-adornments="Bold" style:font-pitch="variable"/>
    <style:font-face style:name="Amiri" svg:font-family="Amiri" style:font-adornments="Regular" style:font-pitch="variable"/>
    <style:font-face style:name="Simplified Arabic" svg:font-family="'Simplified Arabic'" style:font-pitch="variable"/>
    <style:font-face style:name="Traditional Arabic" svg:font-family="'Traditional Arabic'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5.275in" table:align="center" style:writing-mode="lr-tb"/>
    </style:style>
    <style:style style:name="Table1.A" style:family="table-column">
      <style:table-column-properties style:column-width="1.7556in"/>
    </style:style>
    <style:style style:name="Table1.B" style:family="table-column">
      <style:table-column-properties style:column-width="1.7563in"/>
    </style:style>
    <style:style style:name="Table1.C" style:family="table-column">
      <style:table-column-properties style:column-width="1.76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275in" fo:margin-left="-0.0785in" table:align="left" style:writing-mode="lr-tb"/>
    </style:style>
    <style:style style:name="Table2.A" style:family="table-column">
      <style:table-column-properties style:column-width="1.65in"/>
    </style:style>
    <style:style style:name="Table2.B" style:family="table-column">
      <style:table-column-properties style:column-width="1.1764in"/>
    </style:style>
    <style:style style:name="Table2.C" style:family="table-column">
      <style:table-column-properties style:column-width="1.2847in"/>
    </style:style>
    <style:style style:name="Table2.D" style:family="table-column">
      <style:table-column-properties style:column-width="1.16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2.8333in" fo:margin-left="-0.0785in" table:align="left" style:writing-mode="lr-tb"/>
    </style:style>
    <style:style style:name="Table3.A" style:family="table-column">
      <style:table-column-properties style:column-width="1.65in"/>
    </style:style>
    <style:style style:name="Table3.B" style:family="table-column">
      <style:table-column-properties style:column-width="1.18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2993in" fo:margin-left="-0.0785in" table:align="left" style:writing-mode="lr-tb"/>
    </style:style>
    <style:style style:name="Table4.A" style:family="table-column">
      <style:table-column-properties style:column-width="2.575in"/>
    </style:style>
    <style:style style:name="Table4.B" style:family="table-column">
      <style:table-column-properties style:column-width="2.724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275in" table:align="center" style:writing-mode="lr-tb"/>
    </style:style>
    <style:style style:name="Table5.A" style:family="table-column">
      <style:table-column-properties style:column-width="1.7556in"/>
    </style:style>
    <style:style style:name="Table5.B" style:family="table-column">
      <style:table-column-properties style:column-width="1.7563in"/>
    </style:style>
    <style:style style:name="Table5.C" style:family="table-column">
      <style:table-column-properties style:column-width="1.763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275in" fo:margin-left="-0.0785in" table:align="left" style:writing-mode="lr-tb"/>
    </style:style>
    <style:style style:name="Table6.A" style:family="table-column">
      <style:table-column-properties style:column-width="1.5521in"/>
    </style:style>
    <style:style style:name="Table6.B" style:family="table-column">
      <style:table-column-properties style:column-width="1.0813in"/>
    </style:style>
    <style:style style:name="Table6.C" style:family="table-column">
      <style:table-column-properties style:column-width="1.3174in"/>
    </style:style>
    <style:style style:name="Table6.D" style:family="table-column">
      <style:table-column-properties style:column-width="1.324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275in" fo:margin-left="-0.0785in" table:align="left" style:writing-mode="lr-tb"/>
    </style:style>
    <style:style style:name="Table7.A" style:family="table-column">
      <style:table-column-properties style:column-width="1.0521in"/>
    </style:style>
    <style:style style:name="Table7.B" style:family="table-column">
      <style:table-column-properties style:column-width="1.2007in"/>
    </style:style>
    <style:style style:name="Table7.C" style:family="table-column">
      <style:table-column-properties style:column-width="1.675in"/>
    </style:style>
    <style:style style:name="Table7.D" style:family="table-column">
      <style:table-column-properties style:column-width="1.347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275in" fo:margin-left="-0.0785in" table:align="left" style:writing-mode="lr-tb"/>
    </style:style>
    <style:style style:name="Table8.A" style:family="table-column">
      <style:table-column-properties style:column-width="1.3167in"/>
    </style:style>
    <style:style style:name="Table8.C" style:family="table-column">
      <style:table-column-properties style:column-width="1.3174in"/>
    </style:style>
    <style:style style:name="Table8.D" style:family="table-column">
      <style:table-column-properties style:column-width="1.3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275in" fo:margin-left="-0.0785in" table:align="left" style:writing-mode="lr-tb"/>
    </style:style>
    <style:style style:name="Table9.A" style:family="table-column">
      <style:table-column-properties style:column-width="3.9507in"/>
    </style:style>
    <style:style style:name="Table9.B" style:family="table-column">
      <style:table-column-properties style:column-width="1.3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" style:family="table" style:master-page-name="">
      <style:table-properties style:width="5.2743in" fo:margin-left="-0.0785in" style:page-number="auto" table:align="left" style:writing-mode="lr-tb"/>
    </style:style>
    <style:style style:name="Table10.A" style:family="table-column">
      <style:table-column-properties style:column-width="1.054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2" style:family="table-row">
      <style:table-row-properties style:min-row-height="0.2694in" fo:keep-together="auto"/>
    </style:style>
    <style:style style:name="Table10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3" style:family="table-row">
      <style:table-row-properties style:min-row-height="0.2771in" fo:keep-together="auto"/>
    </style:style>
    <style:style style:name="Table10.4" style:family="table-row">
      <style:table-row-properties style:min-row-height="0.3313in" fo:keep-together="auto"/>
    </style:style>
    <style:style style:name="Table11" style:family="table">
      <style:table-properties style:width="5.275in" fo:margin-left="-0.0785in" table:align="left" style:writing-mode="lr-tb"/>
    </style:style>
    <style:style style:name="Table11.A" style:family="table-column">
      <style:table-column-properties style:column-width="1.0417in"/>
    </style:style>
    <style:style style:name="Table11.B" style:family="table-column">
      <style:table-column-properties style:column-width="1.1146in"/>
    </style:style>
    <style:style style:name="Table11.C" style:family="table-column">
      <style:table-column-properties style:column-width="1.0347in"/>
    </style:style>
    <style:style style:name="Table11.D" style:family="table-column">
      <style:table-column-properties style:column-width="1.034in"/>
    </style:style>
    <style:style style:name="Table11.E" style:family="table-column">
      <style:table-column-properties style:column-width="1.0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1.2" style:family="table-row">
      <style:table-row-properties style:min-row-height="0.2972in" fo:keep-together="auto"/>
    </style:style>
    <style:style style:name="Table11.3" style:family="table-row">
      <style:table-row-properties style:min-row-height="0.3049in" fo:keep-together="auto"/>
    </style:style>
    <style:style style:name="Table11.4" style:family="table-row">
      <style:table-row-properties style:min-row-height="0.3208in" fo:keep-together="auto"/>
    </style:style>
    <style:style style:name="Table12" style:family="table">
      <style:table-properties style:width="5.275in" fo:margin-left="-0.0785in" table:align="left" style:writing-mode="lr-tb"/>
    </style:style>
    <style:style style:name="Table12.A" style:family="table-column">
      <style:table-column-properties style:column-width="1.3167in"/>
    </style:style>
    <style:style style:name="Table12.C" style:family="table-column">
      <style:table-column-properties style:column-width="1.3174in"/>
    </style:style>
    <style:style style:name="Table12.D" style:family="table-column">
      <style:table-column-properties style:column-width="1.324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5.275in" fo:margin-left="-0.0785in" table:align="left" style:writing-mode="lr-tb"/>
    </style:style>
    <style:style style:name="Table13.A" style:family="table-column">
      <style:table-column-properties style:column-width="1.0417in"/>
    </style:style>
    <style:style style:name="Table13.B" style:family="table-column">
      <style:table-column-properties style:column-width="1.1146in"/>
    </style:style>
    <style:style style:name="Table13.C" style:family="table-column">
      <style:table-column-properties style:column-width="1.0347in"/>
    </style:style>
    <style:style style:name="Table13.D" style:family="table-column">
      <style:table-column-properties style:column-width="1.034in"/>
    </style:style>
    <style:style style:name="Table13.E" style:family="table-column">
      <style:table-column-properties style:column-width="1.0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3.2" style:family="table-row">
      <style:table-row-properties style:min-row-height="0.2694in" fo:keep-together="auto"/>
    </style:style>
    <style:style style:name="Table13.3" style:family="table-row">
      <style:table-row-properties style:min-row-height="0.2771in" fo:keep-together="auto"/>
    </style:style>
    <style:style style:name="Table13.4" style:family="table-row">
      <style:table-row-properties style:min-row-height="0.3313in" fo:keep-together="auto"/>
    </style:style>
    <style:style style:name="Table14" style:family="table">
      <style:table-properties style:width="5.275in" fo:margin-left="-0.0785in" table:align="left" style:writing-mode="lr-tb"/>
    </style:style>
    <style:style style:name="Table14.A" style:family="table-column">
      <style:table-column-properties style:column-width="1.0417in"/>
    </style:style>
    <style:style style:name="Table14.B" style:family="table-column">
      <style:table-column-properties style:column-width="1.1146in"/>
    </style:style>
    <style:style style:name="Table14.C" style:family="table-column">
      <style:table-column-properties style:column-width="1.0347in"/>
    </style:style>
    <style:style style:name="Table14.D" style:family="table-column">
      <style:table-column-properties style:column-width="1.034in"/>
    </style:style>
    <style:style style:name="Table14.E" style:family="table-column">
      <style:table-column-properties style:column-width="1.0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4.2" style:family="table-row">
      <style:table-row-properties style:min-row-height="0.2694in" fo:keep-together="auto"/>
    </style:style>
    <style:style style:name="Table14.3" style:family="table-row">
      <style:table-row-properties style:min-row-height="0.2771in" fo:keep-together="auto"/>
    </style:style>
    <style:style style:name="Table14.4" style:family="table-row">
      <style:table-row-properties style:min-row-height="0.3313in" fo:keep-together="auto"/>
    </style:style>
    <style:style style:name="Table19" style:family="table">
      <style:table-properties style:width="5.275in" fo:margin-left="-0.0785in" table:align="left" style:writing-mode="lr-tb"/>
    </style:style>
    <style:style style:name="Table19.A" style:family="table-column">
      <style:table-column-properties style:column-width="1.3167in"/>
    </style:style>
    <style:style style:name="Table19.C" style:family="table-column">
      <style:table-column-properties style:column-width="1.3174in"/>
    </style:style>
    <style:style style:name="Table19.D" style:family="table-column">
      <style:table-column-properties style:column-width="1.3243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9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5.275in" fo:margin-left="-0.0785in" table:align="left" style:writing-mode="lr-tb"/>
    </style:style>
    <style:style style:name="Table20.A" style:family="table-column">
      <style:table-column-properties style:column-width="2.6347in"/>
    </style:style>
    <style:style style:name="Table20.B" style:family="table-column">
      <style:table-column-properties style:column-width="2.6403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0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5.2569in" fo:margin-left="-0.1285in" table:align="left" style:writing-mode="lr-tb"/>
    </style:style>
    <style:style style:name="Table21.A" style:family="table-column">
      <style:table-column-properties style:column-width="1in"/>
    </style:style>
    <style:style style:name="Table21.B" style:family="table-column">
      <style:table-column-properties style:column-width="0.875in"/>
    </style:style>
    <style:style style:name="Table21.D" style:family="table-column">
      <style:table-column-properties style:column-width="0.75in"/>
    </style:style>
    <style:style style:name="Table21.F" style:family="table-column">
      <style:table-column-properties style:column-width="0.7569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1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5.275in" fo:margin-left="-0.0785in" table:align="left" style:writing-mode="lr-tb"/>
    </style:style>
    <style:style style:name="Table22.A" style:family="table-column">
      <style:table-column-properties style:column-width="1.8396in"/>
    </style:style>
    <style:style style:name="Table22.B" style:family="table-column">
      <style:table-column-properties style:column-width="3.435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5.275in" fo:margin-left="-0.0785in" table:align="left" style:writing-mode="lr-tb"/>
    </style:style>
    <style:style style:name="Table23.A" style:family="table-column">
      <style:table-column-properties style:column-width="1.8396in"/>
    </style:style>
    <style:style style:name="Table23.B" style:family="table-column">
      <style:table-column-properties style:column-width="3.435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5.275in" fo:margin-left="-0.0785in" table:align="left" style:writing-mode="lr-tb"/>
    </style:style>
    <style:style style:name="Table24.A" style:family="table-column">
      <style:table-column-properties style:column-width="2.634in"/>
    </style:style>
    <style:style style:name="Table24.B" style:family="table-column">
      <style:table-column-properties style:column-width="2.64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4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5" style:family="table">
      <style:table-properties style:width="5.275in" fo:margin-left="-0.0785in" table:align="left" style:writing-mode="lr-tb"/>
    </style:style>
    <style:style style:name="Table25.A" style:family="table-column">
      <style:table-column-properties style:column-width="3.2924in"/>
    </style:style>
    <style:style style:name="Table25.B" style:family="table-column">
      <style:table-column-properties style:column-width="1.9826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5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2.2069in" table:align="left" style:writing-mode="lr-tb"/>
    </style:style>
    <style:style style:name="Table26.A" style:family="table-column">
      <style:table-column-properties style:column-width="1.3278in"/>
    </style:style>
    <style:style style:name="Table26.B" style:family="table-column">
      <style:table-column-properties style:column-width="0.879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" style:family="table">
      <style:table-properties style:width="5.275in" fo:margin-left="-0.0785in" table:align="left" style:writing-mode="lr-tb"/>
    </style:style>
    <style:style style:name="Table27.A" style:family="table-column">
      <style:table-column-properties style:column-width="1.0535in"/>
    </style:style>
    <style:style style:name="Table27.D" style:family="table-column">
      <style:table-column-properties style:column-width="2.1146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7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5.275in" fo:margin-left="-0.0785in" table:align="left" style:writing-mode="lr-tb"/>
    </style:style>
    <style:style style:name="Table28.A" style:family="table-column">
      <style:table-column-properties style:column-width="1.2958in"/>
    </style:style>
    <style:style style:name="Table28.B" style:family="table-column">
      <style:table-column-properties style:column-width="1.2972in"/>
    </style:style>
    <style:style style:name="Table28.C" style:family="table-column">
      <style:table-column-properties style:column-width="0.9472in"/>
    </style:style>
    <style:style style:name="Table28.D" style:family="table-column">
      <style:table-column-properties style:column-width="1.7347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8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5.275in" fo:margin-left="-0.0785in" table:align="left" style:writing-mode="lr-tb"/>
    </style:style>
    <style:style style:name="Table29.A" style:family="table-column">
      <style:table-column-properties style:column-width="1.3167in"/>
    </style:style>
    <style:style style:name="Table29.B" style:family="table-column">
      <style:table-column-properties style:column-width="1.2583in"/>
    </style:style>
    <style:style style:name="Table29.C" style:family="table-column">
      <style:table-column-properties style:column-width="1.375in"/>
    </style:style>
    <style:style style:name="Table29.D" style:family="table-column">
      <style:table-column-properties style:column-width="1.32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9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0" style:family="table">
      <style:table-properties style:width="5.275in" fo:margin-left="-0.0785in" table:align="left" style:writing-mode="lr-tb"/>
    </style:style>
    <style:style style:name="Table30.A" style:family="table-column">
      <style:table-column-properties style:column-width="1.3167in"/>
    </style:style>
    <style:style style:name="Table30.C" style:family="table-column">
      <style:table-column-properties style:column-width="1.3174in"/>
    </style:style>
    <style:style style:name="Table30.D" style:family="table-column">
      <style:table-column-properties style:column-width="1.3243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0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5.275in" fo:margin-left="-0.0785in" table:align="left" style:writing-mode="lr-tb"/>
    </style:style>
    <style:style style:name="Table31.A" style:family="table-column">
      <style:table-column-properties style:column-width="0.879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1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1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1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5.275in" fo:margin-left="-0.0785in" table:align="left" style:writing-mode="lr-tb"/>
    </style:style>
    <style:style style:name="Table34.A" style:family="table-column">
      <style:table-column-properties style:column-width="0.8778in"/>
    </style:style>
    <style:style style:name="Table34.E" style:family="table-column">
      <style:table-column-properties style:column-width="0.8785in"/>
    </style:style>
    <style:style style:name="Table34.F" style:family="table-column">
      <style:table-column-properties style:column-width="0.885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4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5" style:family="table">
      <style:table-properties style:width="5.275in" fo:margin-left="-0.0785in" table:align="left" style:writing-mode="lr-tb"/>
    </style:style>
    <style:style style:name="Table35.A" style:family="table-column">
      <style:table-column-properties style:column-width="1.3167in"/>
    </style:style>
    <style:style style:name="Table35.C" style:family="table-column">
      <style:table-column-properties style:column-width="1.3174in"/>
    </style:style>
    <style:style style:name="Table35.D" style:family="table-column">
      <style:table-column-properties style:column-width="1.3243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5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8" style:family="table">
      <style:table-properties style:width="5.1965in" fo:margin-left="-0.0785in" table:align="left" style:writing-mode="lr-tb"/>
    </style:style>
    <style:style style:name="Table38.A" style:family="table-column">
      <style:table-column-properties style:column-width="1.3458in"/>
    </style:style>
    <style:style style:name="Table38.B" style:family="table-column">
      <style:table-column-properties style:column-width="1.2361in"/>
    </style:style>
    <style:style style:name="Table38.C" style:family="table-column">
      <style:table-column-properties style:column-width="1.2958in"/>
    </style:style>
    <style:style style:name="Table38.D" style:family="table-column">
      <style:table-column-properties style:column-width="1.3188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8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9" style:family="table">
      <style:table-properties style:width="4.9965in" fo:margin-left="0.1215in" table:align="left" style:writing-mode="lr-tb"/>
    </style:style>
    <style:style style:name="Table39.A" style:family="table-column">
      <style:table-column-properties style:column-width="1.6535in"/>
    </style:style>
    <style:style style:name="Table39.B" style:family="table-column">
      <style:table-column-properties style:column-width="1.0722in"/>
    </style:style>
    <style:style style:name="Table39.C" style:family="table-column">
      <style:table-column-properties style:column-width="0.8681in"/>
    </style:style>
    <style:style style:name="Table39.D" style:family="table-column">
      <style:table-column-properties style:column-width="1.4028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9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0" style:family="table">
      <style:table-properties style:width="5.275in" fo:margin-left="-0.0785in" table:align="left" style:writing-mode="lr-tb"/>
    </style:style>
    <style:style style:name="Table40.A" style:family="table-column">
      <style:table-column-properties style:column-width="1.975in"/>
    </style:style>
    <style:style style:name="Table40.B" style:family="table-column">
      <style:table-column-properties style:column-width="1.9764in"/>
    </style:style>
    <style:style style:name="Table40.C" style:family="table-column">
      <style:table-column-properties style:column-width="1.3236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0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1.7569in" table:align="left" style:writing-mode="lr-tb"/>
    </style:style>
    <style:style style:name="Table15.A" style:family="table-column">
      <style:table-column-properties style:column-width="0.809in"/>
    </style:style>
    <style:style style:name="Table15.B" style:family="table-column">
      <style:table-column-properties style:column-width="0.947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5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1.6257in" table:align="left" style:writing-mode="lr-tb"/>
    </style:style>
    <style:style style:name="Table16.A" style:family="table-column">
      <style:table-column-properties style:column-width="0.8076in"/>
    </style:style>
    <style:style style:name="Table16.B" style:family="table-column">
      <style:table-column-properties style:column-width="0.818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2.075in" fo:margin-left="-0.0785in" table:align="left" style:writing-mode="lr-tb"/>
    </style:style>
    <style:style style:name="Table17.A" style:family="table-column">
      <style:table-column-properties style:column-width="1.2424in"/>
    </style:style>
    <style:style style:name="Table17.B" style:family="table-column">
      <style:table-column-properties style:column-width="0.8326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3.5833in" table:align="left" style:writing-mode="lr-tb"/>
    </style:style>
    <style:style style:name="Table18.A" style:family="table-column">
      <style:table-column-properties style:column-width="1.7917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ru" fo:country="RU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language="ru" fo:country="RU" style:language-complex="ar" style:country-complex="SA"/>
    </style:style>
    <style:style style:name="P5" style:family="paragraph" style:parent-style-name="Standard">
      <style:paragraph-properties>
        <style:tab-stops>
          <style:tab-stop style:position="0.6898in"/>
        </style:tab-stops>
      </style:paragraph-properties>
      <style:text-properties fo:language="ru" fo:country="RU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fo:language="ru" fo:country="RU" style:language-complex="ar" style:country-complex="SA"/>
    </style:style>
    <style:style style:name="P7" style:family="paragraph" style:parent-style-name="Standard">
      <style:text-properties fo:language="ru" fo:country="RU" officeooo:paragraph-rsid="000f8892" style:language-complex="ar" style:country-complex="SA"/>
    </style:style>
    <style:style style:name="P8" style:family="paragraph" style:parent-style-name="Standard">
      <style:text-properties fo:language="ru" fo:country="RU" fo:font-weight="bold" style:font-weight-asian="bold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style:font-weight-asian="bold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6898in"/>
        </style:tab-stops>
      </style:paragraph-properties>
      <style:text-properties fo:language="ru" fo:country="RU" fo:font-weight="bold" style:font-weight-asian="bold" style:language-complex="ar" style:country-complex="SA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ru" fo:country="RU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paragraph-rsid="0012e6d9"/>
    </style:style>
    <style:style style:name="P13" style:family="paragraph" style:parent-style-name="Standard">
      <style:paragraph-properties>
        <style:tab-stops>
          <style:tab-stop style:position="0.6898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0.75in"/>
        </style:tab-stops>
      </style:paragraph-properties>
    </style:style>
    <style:style style:name="P15" style:family="paragraph" style:parent-style-name="Standard">
      <style:text-properties officeooo:paragraph-rsid="001125f6"/>
    </style:style>
    <style:style style:name="P16" style:family="paragraph" style:parent-style-name="Standard">
      <style:text-properties officeooo:paragraph-rsid="0013acd5"/>
    </style:style>
    <style:style style:name="P17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fo:font-size="28pt" fo:language="ru" fo:country="RU" style:font-size-asian="28pt" style:font-size-complex="28pt" style:language-complex="ar" style:country-complex="SA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language="ru" fo:country="RU" style:language-complex="ar" style:country-complex="SA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style:language-complex="ar" style:country-complex="SA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6898in"/>
        </style:tab-stops>
      </style:paragraph-properties>
      <style:text-properties fo:language="ru" fo:country="RU" style:language-complex="ar" style:country-complex="SA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style:font-weight-asian="bold" style:language-complex="ar" style:country-complex="SA" style:font-weight-complex="bold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6898in"/>
        </style:tab-stops>
      </style:paragraph-properties>
      <style:text-properties fo:language="ru" fo:country="RU" fo:font-weight="bold" style:font-weight-asian="bold" style:language-complex="ar" style:country-complex="SA" style:font-weight-complex="bold"/>
    </style:style>
    <style:style style:name="P24" style:family="paragraph" style:parent-style-name="Арабский_20_текст2">
      <style:paragraph-properties fo:margin-left="0in" fo:margin-right="0in" fo:text-indent="0in" style:auto-text-indent="false"/>
      <style:text-properties fo:language="ru" fo:country="RU" officeooo:paragraph-rsid="00130515"/>
    </style:style>
    <style:style style:name="P25" style:family="paragraph" style:parent-style-name="Арабский_20_текст2">
      <style:paragraph-properties fo:margin-left="0in" fo:margin-right="0in" fo:text-align="center" style:justify-single-word="false" fo:text-indent="0in" style:auto-text-indent="false" style:writing-mode="lr-tb"/>
      <style:text-properties fo:language="ru" fo:country="RU" officeooo:paragraph-rsid="000dfff9"/>
    </style:style>
    <style:style style:name="P26" style:family="paragraph" style:parent-style-name="Standard">
      <style:paragraph-properties fo:margin-left="0in" fo:margin-right="0in" fo:text-indent="0.2957in" style:auto-text-indent="false"/>
      <style:text-properties fo:language="ru" fo:country="RU" style:language-complex="ar" style:country-complex="SA"/>
    </style:style>
    <style:style style:name="P27" style:family="paragraph" style:parent-style-name="Standard">
      <style:paragraph-properties fo:margin-left="0in" fo:margin-right="0in" fo:text-indent="0.2957in" style:auto-text-indent="false"/>
      <style:text-properties officeooo:paragraph-rsid="000ecb7f"/>
    </style:style>
    <style:style style:name="P28" style:family="paragraph" style:parent-style-name="Standard">
      <style:paragraph-properties fo:margin-left="0in" fo:margin-right="0in" fo:text-align="center" style:justify-single-word="false" fo:text-indent="0.2957in" style:auto-text-indent="false" style:writing-mode="lr-tb"/>
      <style:text-properties fo:language="ru" fo:country="RU" style:language-complex="ar" style:country-complex="SA"/>
    </style:style>
    <style:style style:name="P29" style:family="paragraph" style:parent-style-name="Standard">
      <style:paragraph-properties fo:margin-left="0in" fo:margin-right="0in" fo:text-align="center" style:justify-single-word="false" fo:text-indent="0.2957in" style:auto-text-indent="false" style:writing-mode="lr-tb"/>
      <style:text-properties fo:language="ru" fo:country="RU" officeooo:rsid="00130515" officeooo:paragraph-rsid="00130515" style:language-complex="ar" style:country-complex="SA"/>
    </style:style>
    <style:style style:name="P30" style:family="paragraph" style:parent-style-name="Standard">
      <style:paragraph-properties fo:margin-left="0in" fo:margin-right="0in" fo:text-align="center" style:justify-single-word="false" fo:text-indent="0.2957in" style:auto-text-indent="false" style:writing-mode="lr-tb"/>
      <style:text-properties fo:language="ru" fo:country="RU" officeooo:paragraph-rsid="000ecb7f"/>
    </style:style>
    <style:style style:name="P31" style:family="paragraph" style:parent-style-name="Standard">
      <style:paragraph-properties fo:margin-left="0in" fo:margin-right="0in" fo:text-align="center" style:justify-single-word="false" fo:text-indent="0.2957in" style:auto-text-indent="false" style:writing-mode="lr-tb"/>
      <style:text-properties fo:language="ru" fo:country="RU" officeooo:paragraph-rsid="000f8892"/>
    </style:style>
    <style:style style:name="P32" style:family="paragraph" style:parent-style-name="Standard">
      <style:paragraph-properties fo:margin-left="0in" fo:margin-right="0in" fo:text-align="center" style:justify-single-word="false" fo:text-indent="0.2957in" style:auto-text-indent="false" style:writing-mode="lr-tb"/>
      <style:text-properties fo:language="ru" fo:country="RU" officeooo:paragraph-rsid="00130515"/>
    </style:style>
    <style:style style:name="P33" style:family="paragraph" style:parent-style-name="Standard">
      <style:paragraph-properties fo:margin-left="0in" fo:margin-right="0in" fo:text-indent="0.2957in" style:auto-text-indent="false" style:writing-mode="lr-tb"/>
      <style:text-properties officeooo:paragraph-rsid="00130515"/>
    </style:style>
    <style:style style:name="P34" style:family="paragraph" style:parent-style-name="Standard">
      <style:paragraph-properties fo:margin-left="0.0228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0in" fo:margin-right="0in" fo:text-align="center" style:justify-single-word="false" fo:text-indent="0.0228in" style:auto-text-indent="fals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-0.0126in" style:auto-text-indent="false"/>
      <style:text-properties fo:language="ru" fo:country="RU" style:language-complex="ar" style:country-complex="SA"/>
    </style:style>
    <style:style style:name="P37" style:family="paragraph" style:parent-style-name="Standard" style:master-page-name="">
      <style:paragraph-properties style:page-number="auto" fo:break-before="auto" fo:break-after="auto">
        <style:tab-stops>
          <style:tab-stop style:position="0.6898in"/>
        </style:tab-stops>
      </style:paragraph-properties>
      <style:text-properties fo:language="ru" fo:country="RU" style:language-complex="ar" style:country-complex="SA"/>
    </style:style>
    <style:style style:name="P38" style:family="paragraph" style:parent-style-name="Standard" style:master-page-name="">
      <style:paragraph-properties style:page-number="auto" fo:break-before="auto" fo:break-after="auto"/>
      <style:text-properties officeooo:paragraph-rsid="0013acd5"/>
    </style:style>
    <style:style style:name="P39" style:family="paragraph" style:parent-style-name="Арабский_20_текст2">
      <style:paragraph-properties fo:margin-left="0in" fo:margin-right="0in" fo:text-align="center" style:justify-single-word="false" fo:text-indent="0.1972in" style:auto-text-indent="false" style:writing-mode="lr-tb"/>
      <style:text-properties fo:language="ru" fo:country="RU" officeooo:paragraph-rsid="000dfff9"/>
    </style:style>
    <style:style style:name="P40" style:family="paragraph" style:parent-style-name="Арабский_20_текст2">
      <style:paragraph-properties fo:text-align="center" style:justify-single-word="false"/>
    </style:style>
    <style:style style:name="P41" style:family="paragraph" style:parent-style-name="Арабский_20_текст2">
      <style:paragraph-properties fo:text-align="center" style:justify-single-word="false"/>
      <style:text-properties fo:language="ru" fo:country="RU"/>
    </style:style>
    <style:style style:name="P42" style:family="paragraph" style:parent-style-name="Арабский_20_текст2">
      <style:paragraph-properties fo:text-align="center" style:justify-single-word="false"/>
      <style:text-properties fo:language="ru" fo:country="RU" officeooo:paragraph-rsid="0012e6d9"/>
    </style:style>
    <style:style style:name="P43" style:family="paragraph" style:parent-style-name="Арабский_20_текст2">
      <style:text-properties fo:language="ru" fo:country="RU" officeooo:paragraph-rsid="00130515"/>
    </style:style>
    <style:style style:name="P44" style:family="paragraph" style:parent-style-name="Арабский_20_текст2">
      <style:text-properties fo:language="ru" fo:country="RU" officeooo:paragraph-rsid="0013acd5"/>
    </style:style>
    <style:style style:name="P45" style:family="paragraph" style:parent-style-name="Standard">
      <style:paragraph-properties fo:text-align="center" style:justify-single-word="false" style:writing-mode="lr-tb"/>
      <style:text-properties fo:language="ru" fo:country="RU" style:language-complex="ar" style:country-complex="SA"/>
    </style:style>
    <style:style style:name="P46" style:family="paragraph" style:parent-style-name="Standard">
      <style:paragraph-properties fo:text-align="center" style:justify-single-word="false" style:writing-mode="lr-tb"/>
    </style:style>
    <style:style style:name="P47" style:family="paragraph" style:parent-style-name="Standard">
      <style:paragraph-properties fo:text-align="center" style:justify-single-word="false" style:writing-mode="lr-tb"/>
      <style:text-properties officeooo:paragraph-rsid="000f8892"/>
    </style:style>
    <style:style style:name="P48" style:family="paragraph" style:parent-style-name="Арабский_20_текст2">
      <style:text-properties fo:language="ru" fo:country="RU"/>
    </style:style>
    <style:style style:name="P49" style:family="paragraph" style:parent-style-name="Арабский_20_текст2">
      <style:paragraph-properties fo:text-align="center" style:justify-single-word="false"/>
      <style:text-properties fo:language="ru" fo:country="RU"/>
    </style:style>
    <style:style style:name="P50" style:family="paragraph" style:parent-style-name="Арабский_20_текст2">
      <style:paragraph-properties fo:text-align="center" style:justify-single-word="false"/>
      <style:text-properties fo:language="ru" fo:country="RU" officeooo:paragraph-rsid="0015f20c"/>
    </style:style>
    <style:style style:name="P51" style:family="paragraph" style:parent-style-name="Арабский_20_текст2">
      <style:paragraph-properties fo:text-align="center" style:justify-single-word="false"/>
      <style:text-properties fo:language="ru" fo:country="RU" officeooo:paragraph-rsid="001a9d20"/>
    </style:style>
    <style:style style:name="P52" style:family="paragraph" style:parent-style-name="Арабский_20_текст2">
      <style:paragraph-properties fo:text-align="center" style:justify-single-word="false"/>
      <style:text-properties fo:language="ru" fo:country="RU" officeooo:paragraph-rsid="001b9371"/>
    </style:style>
    <style:style style:name="P53" style:family="paragraph" style:parent-style-name="Арабский_20_текст2">
      <style:paragraph-properties fo:text-align="center" style:justify-single-word="false"/>
      <style:text-properties fo:language="ru" fo:country="RU" officeooo:paragraph-rsid="0029188d"/>
    </style:style>
    <style:style style:name="P54" style:family="paragraph" style:parent-style-name="Арабский_20_текст2">
      <style:paragraph-properties fo:text-align="center" style:justify-single-word="false"/>
      <style:text-properties fo:language="ru" fo:country="RU" officeooo:paragraph-rsid="0031fee3"/>
    </style:style>
    <style:style style:name="P55" style:family="paragraph" style:parent-style-name="Арабский_20_текст2">
      <style:paragraph-properties fo:text-align="center" style:justify-single-word="false"/>
      <style:text-properties fo:language="ru" fo:country="RU" officeooo:paragraph-rsid="0032be4b"/>
    </style:style>
    <style:style style:name="P56" style:family="paragraph" style:parent-style-name="Арабский_20_текст2">
      <style:paragraph-properties fo:text-align="center" style:justify-single-word="false"/>
      <style:text-properties fo:language="ru" fo:country="RU" officeooo:paragraph-rsid="003389fc"/>
    </style:style>
    <style:style style:name="P57" style:family="paragraph" style:parent-style-name="Арабский_20_текст2">
      <style:paragraph-properties fo:text-align="center" style:justify-single-word="false"/>
      <style:text-properties fo:language="ru" fo:country="RU" officeooo:paragraph-rsid="00358038"/>
    </style:style>
    <style:style style:name="P58" style:family="paragraph" style:parent-style-name="Арабский_20_текст2">
      <style:paragraph-properties fo:text-align="center" style:justify-single-word="false"/>
      <style:text-properties fo:language="ru" fo:country="RU" officeooo:paragraph-rsid="00375bfe"/>
    </style:style>
    <style:style style:name="P59" style:family="paragraph" style:parent-style-name="Арабский_20_текст2">
      <style:paragraph-properties fo:text-align="center" style:justify-single-word="false"/>
      <style:text-properties fo:language="ru" fo:country="RU" officeooo:paragraph-rsid="0038e43b"/>
    </style:style>
    <style:style style:name="P60" style:family="paragraph" style:parent-style-name="Арабский_20_текст2">
      <style:paragraph-properties fo:text-align="center" style:justify-single-word="false"/>
      <style:text-properties fo:language="ru" fo:country="RU" officeooo:paragraph-rsid="003add44"/>
    </style:style>
    <style:style style:name="P61" style:family="paragraph" style:parent-style-name="Арабский_20_текст2">
      <style:paragraph-properties fo:text-align="center" style:justify-single-word="false"/>
      <style:text-properties fo:language="ru" fo:country="RU" officeooo:paragraph-rsid="003c4000"/>
    </style:style>
    <style:style style:name="P62" style:family="paragraph" style:parent-style-name="Арабский_20_текст2">
      <style:paragraph-properties fo:text-align="center" style:justify-single-word="false"/>
      <style:text-properties fo:language="ru" fo:country="RU" officeooo:paragraph-rsid="003c5144"/>
    </style:style>
    <style:style style:name="P63" style:family="paragraph" style:parent-style-name="Арабский_20_текст2">
      <style:paragraph-properties fo:text-align="center" style:justify-single-word="false"/>
      <style:text-properties fo:language="ru" fo:country="RU" officeooo:paragraph-rsid="003e4b04"/>
    </style:style>
    <style:style style:name="P64" style:family="paragraph" style:parent-style-name="Арабский_20_текст2">
      <style:paragraph-properties fo:text-align="center" style:justify-single-word="false"/>
      <style:text-properties fo:language="ru" fo:country="RU" fo:font-weight="normal" officeooo:rsid="001400d7" officeooo:paragraph-rsid="001400d7" style:font-weight-asian="normal" style:font-weight-complex="normal"/>
    </style:style>
    <style:style style:name="P65" style:family="paragraph" style:parent-style-name="Арабский_20_текст2">
      <style:paragraph-properties fo:text-align="center" style:justify-single-word="false"/>
      <style:text-properties officeooo:paragraph-rsid="001a9d20"/>
    </style:style>
    <style:style style:name="P66" style:family="paragraph" style:parent-style-name="Арабский_20_текст2">
      <style:paragraph-properties fo:text-align="center" style:justify-single-word="false"/>
      <style:text-properties officeooo:paragraph-rsid="001d2a97"/>
    </style:style>
    <style:style style:name="P67" style:family="paragraph" style:parent-style-name="Арабский_20_текст2">
      <style:paragraph-properties fo:text-align="center" style:justify-single-word="false"/>
      <style:text-properties style:font-name="Times New Roman" style:font-name-complex="Times New Roman"/>
    </style:style>
    <style:style style:name="P68" style:family="paragraph" style:parent-style-name="Арабский_20_текст2">
      <style:paragraph-properties fo:text-align="center" style:justify-single-word="false"/>
      <style:text-properties style:font-name="Times New Roman" officeooo:paragraph-rsid="0029188d" style:font-name-complex="Times New Roman"/>
    </style:style>
    <style:style style:name="P69" style:family="paragraph" style:parent-style-name="Арабский_20_текст2">
      <style:paragraph-properties fo:text-align="center" style:justify-single-word="false"/>
      <style:text-properties style:font-name="Times New Roman" officeooo:paragraph-rsid="002a929d" style:font-name-complex="Times New Roman"/>
    </style:style>
    <style:style style:name="P70" style:family="paragraph" style:parent-style-name="Арабский_20_текст2">
      <style:paragraph-properties fo:text-align="center" style:justify-single-word="false"/>
      <style:text-properties style:font-name="Times New Roman" officeooo:paragraph-rsid="0031fee3" style:font-name-complex="Times New Roman"/>
    </style:style>
    <style:style style:name="P71" style:family="paragraph" style:parent-style-name="Арабский_20_текст2">
      <style:paragraph-properties fo:text-align="center" style:justify-single-word="false"/>
      <style:text-properties style:font-name="Times New Roman" officeooo:paragraph-rsid="003389fc" style:font-name-complex="Times New Roman"/>
    </style:style>
    <style:style style:name="P72" style:family="paragraph" style:parent-style-name="Арабский_20_текст2">
      <style:paragraph-properties fo:text-align="center" style:justify-single-word="false"/>
      <style:text-properties style:font-name="Times New Roman" officeooo:paragraph-rsid="00358038" style:font-name-complex="Times New Roman"/>
    </style:style>
    <style:style style:name="P73" style:family="paragraph" style:parent-style-name="Арабский_20_текст2">
      <style:paragraph-properties fo:text-align="center" style:justify-single-word="false"/>
      <style:text-properties style:font-name="Times New Roman" officeooo:paragraph-rsid="00375bfe" style:font-name-complex="Times New Roman"/>
    </style:style>
    <style:style style:name="P74" style:family="paragraph" style:parent-style-name="Арабский_20_текст2">
      <style:paragraph-properties fo:text-align="center" style:justify-single-word="false"/>
      <style:text-properties style:font-name="Times New Roman" officeooo:paragraph-rsid="003c4000" style:font-name-complex="Times New Roman"/>
    </style:style>
    <style:style style:name="P75" style:family="paragraph" style:parent-style-name="Арабский_20_текст2">
      <style:paragraph-properties fo:text-align="center" style:justify-single-word="false"/>
      <style:text-properties style:font-name="Times New Roman" fo:language="ru" fo:country="RU" officeooo:paragraph-rsid="0032be4b" style:font-name-complex="Times New Roman"/>
    </style:style>
    <style:style style:name="P76" style:family="paragraph" style:parent-style-name="Арабский_20_текст2">
      <style:paragraph-properties fo:text-align="center" style:justify-single-word="false"/>
      <style:text-properties style:font-name="Times New Roman" fo:language="ru" fo:country="RU" officeooo:paragraph-rsid="003389fc" style:font-name-complex="Times New Roman"/>
    </style:style>
    <style:style style:name="P77" style:family="paragraph" style:parent-style-name="Арабский_20_текст2">
      <style:paragraph-properties fo:text-align="center" style:justify-single-word="false"/>
      <style:text-properties style:font-name="Times New Roman" fo:language="ru" fo:country="RU" officeooo:paragraph-rsid="003c4000" style:font-name-complex="Times New Roman"/>
    </style:style>
    <style:style style:name="P78" style:family="paragraph" style:parent-style-name="Арабский_20_текст2">
      <style:text-properties officeooo:paragraph-rsid="001d2a97"/>
    </style:style>
    <style:style style:name="P79" style:family="paragraph" style:parent-style-name="Арабский_20_текст2">
      <style:paragraph-properties fo:text-align="center" style:justify-single-word="false"/>
      <style:text-properties style:font-name="FreeSerif" fo:font-weight="normal" officeooo:rsid="00372500" officeooo:paragraph-rsid="00372500" style:font-weight-asian="normal" style:font-name-complex="Times New Roman" style:font-weight-complex="normal"/>
    </style:style>
    <style:style style:name="P80" style:family="paragraph" style:parent-style-name="Арабский_20_текст2">
      <style:paragraph-properties fo:text-align="center" style:justify-single-word="false"/>
      <style:text-properties style:font-name="FreeSerif" fo:language="ru" fo:country="RU" fo:font-weight="normal" officeooo:rsid="00372500" officeooo:paragraph-rsid="00372500" style:font-weight-asian="normal" style:font-weight-complex="normal"/>
    </style:style>
    <style:style style:name="P81" style:family="paragraph" style:parent-style-name="Арабский_20_текст2">
      <style:paragraph-properties fo:text-align="center" style:justify-single-word="false"/>
      <style:text-properties style:font-name="FreeSerif" fo:language="ru" fo:country="RU" officeooo:rsid="003624de" officeooo:paragraph-rsid="003624de"/>
    </style:style>
    <style:style style:name="P82" style:family="paragraph" style:parent-style-name="Арабский_20_текст2">
      <style:paragraph-properties fo:margin-left="0in" fo:margin-right="0in" fo:text-align="center" style:justify-single-word="false" fo:text-indent="0in" style:auto-text-indent="false" style:writing-mode="rl-tb"/>
      <style:text-properties fo:language="ru" fo:country="RU" officeooo:paragraph-rsid="0015f20c"/>
    </style:style>
    <style:style style:name="P83" style:family="paragraph" style:parent-style-name="Арабский_20_текст2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1b9371"/>
    </style:style>
    <style:style style:name="P84" style:family="paragraph" style:parent-style-name="Арабский_20_текст2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1d2a97"/>
    </style:style>
    <style:style style:name="P85" style:family="paragraph" style:parent-style-name="Арабский_20_текст2">
      <style:paragraph-properties fo:margin-left="0in" fo:margin-right="0in" fo:text-align="center" style:justify-single-word="false" fo:text-indent="0in" style:auto-text-indent="false"/>
      <style:text-properties style:font-name="Times New Roman" fo:language="ru" fo:country="RU" officeooo:paragraph-rsid="001b9371" style:font-name-complex="Times New Roman"/>
    </style:style>
    <style:style style:name="P86" style:family="paragraph" style:parent-style-name="Арабский_20_текст2">
      <style:paragraph-properties fo:margin-left="0in" fo:margin-right="0in" fo:text-align="center" style:justify-single-word="false" fo:text-indent="0in" style:auto-text-indent="false"/>
      <style:text-properties style:font-name="Times New Roman" officeooo:paragraph-rsid="002a929d" style:font-name-complex="Times New Roman"/>
    </style:style>
    <style:style style:name="P87" style:family="paragraph" style:parent-style-name="Арабский_20_текст2">
      <style:paragraph-properties fo:margin-left="0in" fo:margin-right="0in" fo:text-align="center" style:justify-single-word="false" fo:text-indent="0in" style:auto-text-indent="false"/>
      <style:text-properties style:font-name="FreeSerif" fo:language="ru" fo:country="RU" officeooo:rsid="003624de" officeooo:paragraph-rsid="00375bfe"/>
    </style:style>
    <style:style style:name="P88" style:family="paragraph" style:parent-style-name="Арабский_20_текст2">
      <style:paragraph-properties fo:margin-left="0in" fo:margin-right="0in" fo:text-align="center" style:justify-single-word="false" fo:text-indent="0in" style:auto-text-indent="false" style:writing-mode="lr-tb"/>
      <style:text-properties fo:language="ru" fo:country="RU"/>
    </style:style>
    <style:style style:name="P89" style:family="paragraph" style:parent-style-name="Арабский_20_текст2">
      <style:paragraph-properties fo:margin-left="0in" fo:margin-right="0in" fo:text-align="center" style:justify-single-word="false" fo:text-indent="0.1972in" style:auto-text-indent="false" style:writing-mode="rl-tb"/>
      <style:text-properties fo:language="ru" fo:country="RU" officeooo:paragraph-rsid="001a9d20"/>
    </style:style>
    <style:style style:name="P90" style:family="paragraph" style:parent-style-name="Арабский_20_текст2">
      <style:paragraph-properties fo:margin-left="0in" fo:margin-right="0in" fo:text-align="center" style:justify-single-word="false" fo:text-indent="0.1972in" style:auto-text-indent="false" style:writing-mode="lr-tb"/>
      <style:text-properties fo:language="ru" fo:country="RU" officeooo:paragraph-rsid="001d2a97"/>
    </style:style>
    <style:style style:name="P91" style:family="paragraph" style:parent-style-name="Heading_20_1" style:master-page-name="">
      <style:paragraph-properties fo:orphans="0" fo:widows="0" style:page-number="auto" fo:break-before="auto" fo:break-after="auto"/>
      <style:text-properties fo:language="ru" fo:country="RU" style:language-complex="ar" style:country-complex="SA"/>
    </style:style>
    <style:style style:name="P92" style:family="paragraph" style:parent-style-name="Heading_20_3">
      <style:text-properties fo:language="ru" fo:country="RU"/>
    </style:style>
    <style:style style:name="P93" style:family="paragraph" style:parent-style-name="Heading_20_3">
      <style:text-properties fo:language="ru" fo:country="RU" style:language-complex="ar" style:country-complex="SA"/>
    </style:style>
    <style:style style:name="P94" style:family="paragraph" style:parent-style-name="Heading_20_3">
      <style:text-properties fo:language="ru" fo:country="RU" officeooo:paragraph-rsid="003e9ed8" style:language-complex="ar" style:country-complex="SA"/>
    </style:style>
    <style:style style:name="P95" style:family="paragraph" style:parent-style-name="Table_20_Contents">
      <style:text-properties officeooo:rsid="003624de" officeooo:paragraph-rsid="003624de"/>
    </style:style>
    <style:style style:name="P96" style:family="paragraph" style:parent-style-name="Table_20_Contents">
      <style:text-properties fo:font-weight="bold" officeooo:rsid="003624de" officeooo:paragraph-rsid="003624de" style:font-weight-asian="bold" style:font-weight-complex="bold"/>
    </style:style>
    <style:style style:name="P97" style:family="paragraph" style:parent-style-name="Contents_20_1">
      <style:paragraph-properties>
        <style:tab-stops>
          <style:tab-stop style:position="5.1181in" style:type="right" style:leader-style="dotted" style:leader-text="."/>
        </style:tab-stops>
      </style:paragraph-properties>
    </style:style>
    <style:style style:name="P98" style:family="paragraph" style:parent-style-name="Standard" style:master-page-name="Standard">
      <style:paragraph-properties fo:margin-left="0in" fo:margin-right="0in" fo:text-align="center" style:justify-single-word="false" fo:text-indent="0.25in" style:auto-text-indent="false" style:page-number="auto"/>
      <style:text-properties fo:font-size="28pt" fo:language="ru" fo:country="RU" style:font-size-asian="28pt" style:font-size-complex="28pt" style:language-complex="ar" style:country-complex="SA"/>
    </style:style>
    <style:style style:name="P99" style:family="paragraph" style:parent-style-name="Standard">
      <style:paragraph-properties fo:margin-left="0in" fo:margin-right="0in" fo:text-align="center" style:justify-single-word="false" fo:text-indent="0.2957in" style:auto-text-indent="false" style:writing-mode="lr-tb"/>
      <style:text-properties fo:language="ru" fo:country="RU" officeooo:rsid="00130515" style:language-complex="ar" style:country-complex="SA"/>
    </style:style>
    <style:style style:name="P100" style:family="paragraph" style:parent-style-name="Standard">
      <style:paragraph-properties fo:margin-left="0in" fo:margin-right="0in" fo:text-indent="0.2957in" style:auto-text-indent="false"/>
      <style:text-properties fo:language="ru" fo:country="RU" officeooo:rsid="000ecb7f" officeooo:paragraph-rsid="000ecb7f" style:language-complex="ar" style:country-complex="SA"/>
    </style:style>
    <style:style style:name="P101" style:family="paragraph" style:parent-style-name="Standard" style:master-page-name="">
      <style:paragraph-properties style:page-number="auto" fo:break-before="auto" fo:break-after="auto"/>
    </style:style>
    <style:style style:name="P10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language="ru" fo:country="RU" fo:font-weight="bold" officeooo:paragraph-rsid="00130515" style:font-weight-asian="bold" style:language-complex="ar" style:country-complex="SA" style:font-weight-complex="bold"/>
    </style:style>
    <style:style style:name="P103" style:family="paragraph" style:parent-style-name="Standard">
      <style:text-properties fo:language="ru" fo:country="RU" style:language-complex="ar" style:country-complex="SA"/>
    </style:style>
    <style:style style:name="P104" style:family="paragraph" style:parent-style-name="Standard">
      <style:paragraph-properties fo:text-align="center" style:justify-single-word="false"/>
      <style:text-properties fo:language="ru" fo:country="RU" officeooo:paragraph-rsid="00130515" style:language-complex="ar" style:country-complex="SA"/>
    </style:style>
    <style:style style:name="P105" style:family="paragraph" style:parent-style-name="Standard">
      <style:paragraph-properties fo:text-align="center" style:justify-single-word="false">
        <style:tab-stops>
          <style:tab-stop style:position="0.6252in"/>
        </style:tab-stops>
      </style:paragraph-properties>
      <style:text-properties fo:language="ru" fo:country="RU" style:language-complex="ar" style:country-complex="SA"/>
    </style:style>
    <style:style style:name="P106" style:family="paragraph" style:parent-style-name="Standard">
      <style:paragraph-properties>
        <style:tab-stops>
          <style:tab-stop style:position="0.6898in"/>
        </style:tab-stops>
      </style:paragraph-properties>
      <style:text-properties fo:language="ru" fo:country="RU" officeooo:paragraph-rsid="001b4bc0" style:language-complex="ar" style:country-complex="SA"/>
    </style:style>
    <style:style style:name="P107" style:family="paragraph" style:parent-style-name="Standard">
      <style:text-properties fo:language="ru" fo:country="RU" officeooo:paragraph-rsid="00301e26" style:language-complex="ar" style:country-complex="SA"/>
    </style:style>
    <style:style style:name="P108" style:family="paragraph" style:parent-style-name="Standard">
      <style:text-properties fo:language="ru" fo:country="RU" officeooo:rsid="00303571" officeooo:paragraph-rsid="00303571" style:language-complex="ar" style:country-complex="SA"/>
    </style:style>
    <style:style style:name="P109" style:family="paragraph" style:parent-style-name="Standard">
      <style:text-properties fo:language="ru" fo:country="RU" officeooo:paragraph-rsid="0031fee3" style:language-complex="ar" style:country-complex="SA"/>
    </style:style>
    <style:style style:name="P110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fo:language="ru" fo:country="RU" style:language-complex="ar" style:country-complex="SA"/>
    </style:style>
    <style:style style:name="P111" style:family="paragraph" style:parent-style-name="Standard">
      <style:paragraph-properties fo:text-align="center" style:justify-single-word="false">
        <style:tab-stops>
          <style:tab-stop style:position="0.6898in"/>
        </style:tab-stops>
      </style:paragraph-properties>
      <style:text-properties fo:language="ru" fo:country="RU" fo:font-weight="bold" style:font-weight-asian="bold" style:language-complex="ar" style:country-complex="SA" style:font-weight-complex="bold"/>
    </style:style>
    <style:style style:name="P112" style:family="paragraph" style:parent-style-name="Standard">
      <style:paragraph-properties fo:text-align="center" style:justify-single-word="false"/>
      <style:text-properties fo:language="ru" fo:country="RU" fo:font-weight="bold" officeooo:paragraph-rsid="001b4bc0" style:font-weight-asian="bold" style:language-complex="ar" style:country-complex="SA" style:font-weight-complex="bold"/>
    </style:style>
    <style:style style:name="P113" style:family="paragraph" style:parent-style-name="Standard">
      <style:text-properties officeooo:paragraph-rsid="0013c136"/>
    </style:style>
    <style:style style:name="P114" style:family="paragraph" style:parent-style-name="Standard">
      <style:text-properties officeooo:paragraph-rsid="0015f20c"/>
    </style:style>
    <style:style style:name="P115" style:family="paragraph" style:parent-style-name="Standard">
      <style:text-properties officeooo:paragraph-rsid="001d2a97"/>
    </style:style>
    <style:style style:name="P116" style:family="paragraph" style:parent-style-name="Standard">
      <style:text-properties officeooo:paragraph-rsid="001e3e41"/>
    </style:style>
    <style:style style:name="P117" style:family="paragraph" style:parent-style-name="Standard">
      <style:text-properties officeooo:paragraph-rsid="001e956a"/>
    </style:style>
    <style:style style:name="P118" style:family="paragraph" style:parent-style-name="Standard">
      <style:text-properties officeooo:paragraph-rsid="0021f0f7"/>
    </style:style>
    <style:style style:name="P119" style:family="paragraph" style:parent-style-name="Standard">
      <style:text-properties officeooo:paragraph-rsid="00260d76"/>
    </style:style>
    <style:style style:name="P120" style:family="paragraph" style:parent-style-name="Standard">
      <style:text-properties officeooo:paragraph-rsid="002a929d"/>
    </style:style>
    <style:style style:name="P121" style:family="paragraph" style:parent-style-name="Standard">
      <style:text-properties officeooo:paragraph-rsid="002da611"/>
    </style:style>
    <style:style style:name="P122" style:family="paragraph" style:parent-style-name="Standard">
      <style:text-properties officeooo:rsid="003389fc" officeooo:paragraph-rsid="003389fc"/>
    </style:style>
    <style:style style:name="P123" style:family="paragraph" style:parent-style-name="Standard">
      <style:text-properties officeooo:rsid="003624de" officeooo:paragraph-rsid="003624de"/>
    </style:style>
    <style:style style:name="P124" style:family="paragraph" style:parent-style-name="Standard">
      <style:text-properties officeooo:paragraph-rsid="003624de"/>
    </style:style>
    <style:style style:name="P125" style:family="paragraph" style:parent-style-name="Standard">
      <style:text-properties officeooo:paragraph-rsid="00372500"/>
    </style:style>
    <style:style style:name="P126" style:family="paragraph" style:parent-style-name="Standard">
      <style:text-properties officeooo:rsid="00375bfe" officeooo:paragraph-rsid="00375bfe"/>
    </style:style>
    <style:style style:name="P127" style:family="paragraph" style:parent-style-name="Standard">
      <style:text-properties officeooo:paragraph-rsid="003add44"/>
    </style:style>
    <style:style style:name="P128" style:family="paragraph" style:parent-style-name="Standard">
      <style:text-properties officeooo:paragraph-rsid="003c4000"/>
    </style:style>
    <style:style style:name="P12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3c136"/>
    </style:style>
    <style:style style:name="P1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3add44"/>
    </style:style>
    <style:style style:name="P1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13c136"/>
    </style:style>
    <style:style style:name="P1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style:font-weight-asian="bold" style:font-weight-complex="bold"/>
    </style:style>
    <style:style style:name="P1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rsid="0029188d" officeooo:paragraph-rsid="0029188d" style:font-weight-asian="bold" style:language-complex="ar" style:country-complex="SA" style:font-weight-complex="bold"/>
    </style:style>
    <style:style style:name="P1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style:font-weight-asian="bold" style:language-complex="ar" style:country-complex="SA" style:font-weight-complex="bold"/>
    </style:style>
    <style:style style:name="P1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paragraph-rsid="0030ff78" style:font-weight-asian="bold" style:language-complex="ar" style:country-complex="SA" style:font-weight-complex="bold"/>
    </style:style>
    <style:style style:name="P1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paragraph-rsid="0031fee3" style:font-weight-asian="bold" style:language-complex="ar" style:country-complex="SA" style:font-weight-complex="bold"/>
    </style:style>
    <style:style style:name="P1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paragraph-rsid="003389fc" style:font-weight-asian="bold" style:language-complex="ar" style:country-complex="SA" style:font-weight-complex="bold"/>
    </style:style>
    <style:style style:name="P1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rsid="00358038" officeooo:paragraph-rsid="00358038" style:font-weight-asian="bold" style:language-complex="ar" style:country-complex="SA" style:font-weight-complex="bold"/>
    </style:style>
    <style:style style:name="P1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rsid="00365cff" officeooo:paragraph-rsid="00365cff" style:font-weight-asian="bold" style:language-complex="ar" style:country-complex="SA" style:font-weight-complex="bold"/>
    </style:style>
    <style:style style:name="P1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rsid="00372500" officeooo:paragraph-rsid="00372500" style:font-weight-asian="bold" style:language-complex="ar" style:country-complex="SA" style:font-weight-complex="bold"/>
    </style:style>
    <style:style style:name="P1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style:language-complex="ar" style:country-complex="SA"/>
    </style:style>
    <style:style style:name="P1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31fee3" style:language-complex="ar" style:country-complex="SA"/>
    </style:style>
    <style:style style:name="P1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3389fc" style:language-complex="ar" style:country-complex="SA"/>
    </style:style>
    <style:style style:name="P1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rsid="00210311" officeooo:paragraph-rsid="00210311" style:language-complex="ar" style:country-complex="SA"/>
    </style:style>
    <style:style style:name="P1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rsid="00260d76" officeooo:paragraph-rsid="00260d76" style:language-complex="ar" style:country-complex="SA"/>
    </style:style>
    <style:style style:name="P1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rsid="00271fad" officeooo:paragraph-rsid="00271fad" style:language-complex="ar" style:country-complex="SA"/>
    </style:style>
    <style:style style:name="P1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rsid="00042187" officeooo:paragraph-rsid="00042187" style:language-complex="ar" style:country-complex="SA"/>
    </style:style>
    <style:style style:name="P1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rsid="0030ff78" officeooo:paragraph-rsid="0030ff78" style:language-complex="ar" style:country-complex="SA"/>
    </style:style>
    <style:style style:name="P1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normal" officeooo:rsid="0031fee3" officeooo:paragraph-rsid="0031fee3" style:font-weight-asian="normal" style:language-complex="ar" style:country-complex="SA" style:font-weight-complex="normal"/>
    </style:style>
    <style:style style:name="P1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language="ru" fo:country="RU" officeooo:rsid="001ee807" officeooo:paragraph-rsid="0020db65" style:font-name-complex="Times New Roman" style:language-complex="ar" style:country-complex="SA"/>
    </style:style>
    <style:style style:name="P1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FreeSerif" fo:language="ru" fo:country="RU" officeooo:rsid="00210311" officeooo:paragraph-rsid="00210311" style:language-complex="ar" style:country-complex="SA"/>
    </style:style>
    <style:style style:name="P1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FreeSerif" fo:language="ru" fo:country="RU" officeooo:rsid="00271fad" officeooo:paragraph-rsid="00271fad" style:language-complex="ar" style:country-complex="SA"/>
    </style:style>
    <style:style style:name="P1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FreeSerif" fo:language="ru" fo:country="RU" officeooo:rsid="003add44" officeooo:paragraph-rsid="003add44" style:language-complex="ar" style:country-complex="SA"/>
    </style:style>
    <style:style style:name="P155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</style:style>
    <style:style style:name="P156" style:family="paragraph" style:parent-style-name="Standard">
      <style:paragraph-properties fo:margin-left="0in" fo:margin-right="0in" fo:text-align="center" style:justify-single-word="false" fo:text-indent="-0.0134in" style:auto-text-indent="false"/>
      <style:text-properties fo:language="ru" fo:country="RU" fo:font-weight="bold" style:font-weight-asian="bold" style:font-weight-complex="bold"/>
    </style:style>
    <style:style style:name="P157" style:family="paragraph" style:parent-style-name="Standard">
      <style:paragraph-properties style:writing-mode="lr-tb"/>
      <style:text-properties fo:language="ru" fo:country="RU" style:language-complex="ar" style:country-complex="SA"/>
    </style:style>
    <style:style style:name="P158" style:family="paragraph" style:parent-style-name="Heading_20_2">
      <style:text-properties fo:language="ru" fo:country="RU" style:language-complex="ar" style:country-complex="SA"/>
    </style:style>
    <style:style style:name="P159" style:family="paragraph" style:parent-style-name="Contents_20_2">
      <style:paragraph-properties>
        <style:tab-stops>
          <style:tab-stop style:position="5.1181in" style:type="right" style:leader-style="dotted" style:leader-text="."/>
        </style:tab-stops>
      </style:paragraph-properties>
    </style:style>
    <style:style style:name="P160" style:family="paragraph" style:parent-style-name="Text_20_body">
      <style:text-properties officeooo:rsid="00241faa" officeooo:paragraph-rsid="00241faa"/>
    </style:style>
    <style:style style:name="P161" style:family="paragraph" style:parent-style-name="Text_20_body">
      <style:text-properties officeooo:rsid="0025b3b2" officeooo:paragraph-rsid="0025b3b2"/>
    </style:style>
    <style:style style:name="P162" style:family="paragraph" style:parent-style-name="Text_20_body">
      <style:text-properties style:font-name="FreeSerif"/>
    </style:style>
    <style:style style:name="P163" style:family="paragraph" style:parent-style-name="Text_20_body">
      <style:text-properties style:font-name="FreeSerif" style:font-name-complex="FreeSerif"/>
    </style:style>
    <style:style style:name="P164" style:family="paragraph" style:parent-style-name="Text_20_body">
      <style:text-properties style:font-name="FreeSerif" fo:font-weight="bold" style:font-weight-asian="bold" style:font-name-complex="FreeSerif" style:font-weight-complex="bold"/>
    </style:style>
    <style:style style:name="P165" style:family="paragraph" style:parent-style-name="Text_20_body">
      <style:text-properties style:font-name="FreeSerif" officeooo:rsid="0029188d" officeooo:paragraph-rsid="0029188d"/>
    </style:style>
    <style:style style:name="P166" style:family="paragraph" style:parent-style-name="Text_20_body">
      <style:text-properties officeooo:paragraph-rsid="0025b3b2"/>
    </style:style>
    <style:style style:name="P167" style:family="paragraph" style:parent-style-name="Text_20_body">
      <style:text-properties officeooo:paragraph-rsid="0025f897"/>
    </style:style>
    <style:style style:name="P168" style:family="paragraph" style:parent-style-name="Text_20_body">
      <style:text-properties fo:font-weight="normal" style:font-weight-asian="normal" style:font-weight-complex="normal"/>
    </style:style>
    <style:style style:name="P169" style:family="paragraph" style:parent-style-name="Text_20_body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</style:style>
    <style:style style:name="P170" style:family="paragraph" style:parent-style-name="Contents_20_3">
      <style:paragraph-properties>
        <style:tab-stops>
          <style:tab-stop style:position="5.1181in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complex="ar" style:country-complex="SA"/>
    </style:style>
    <style:style style:name="T3" style:family="text">
      <style:text-properties fo:language="ru" fo:country="RU" officeooo:rsid="001125f6" style:language-complex="ar" style:country-complex="SA"/>
    </style:style>
    <style:style style:name="T4" style:family="text">
      <style:text-properties fo:language="ru" fo:country="RU" officeooo:rsid="00130515" style:language-complex="ar" style:country-complex="SA"/>
    </style:style>
    <style:style style:name="T5" style:family="text">
      <style:text-properties fo:language="ru" fo:country="RU" officeooo:rsid="0013acd5" style:language-complex="ar" style:country-complex="SA"/>
    </style:style>
    <style:style style:name="T6" style:family="text">
      <style:text-properties fo:language="ru" fo:country="RU" officeooo:rsid="0013c136" style:language-complex="ar" style:country-complex="SA"/>
    </style:style>
    <style:style style:name="T7" style:family="text">
      <style:text-properties fo:language="ru" fo:country="RU" officeooo:rsid="001400d7" style:language-complex="ar" style:country-complex="SA"/>
    </style:style>
    <style:style style:name="T8" style:family="text">
      <style:text-properties fo:language="ru" fo:country="RU" officeooo:rsid="0015f20c" style:language-complex="ar" style:country-complex="SA"/>
    </style:style>
    <style:style style:name="T9" style:family="text">
      <style:text-properties fo:language="ru" fo:country="RU" officeooo:rsid="00171b00" style:language-complex="ar" style:country-complex="SA"/>
    </style:style>
    <style:style style:name="T10" style:family="text">
      <style:text-properties fo:language="ru" fo:country="RU" officeooo:rsid="0018ffb5" style:language-complex="ar" style:country-complex="SA"/>
    </style:style>
    <style:style style:name="T11" style:family="text">
      <style:text-properties fo:language="ru" fo:country="RU" officeooo:rsid="001d2a97" style:language-complex="ar" style:country-complex="SA"/>
    </style:style>
    <style:style style:name="T12" style:family="text">
      <style:text-properties fo:language="ru" fo:country="RU" officeooo:rsid="001e3e41" style:language-complex="ar" style:country-complex="SA"/>
    </style:style>
    <style:style style:name="T13" style:family="text">
      <style:text-properties fo:language="ru" fo:country="RU" officeooo:rsid="001e956a" style:language-complex="ar" style:country-complex="SA"/>
    </style:style>
    <style:style style:name="T14" style:family="text">
      <style:text-properties fo:language="ru" fo:country="RU" officeooo:rsid="00210311" style:language-complex="ar" style:country-complex="SA"/>
    </style:style>
    <style:style style:name="T15" style:family="text">
      <style:text-properties fo:language="ru" fo:country="RU" officeooo:rsid="0021f0f7" style:language-complex="ar" style:country-complex="SA"/>
    </style:style>
    <style:style style:name="T16" style:family="text">
      <style:text-properties fo:language="ru" fo:country="RU" officeooo:rsid="00260d76" style:language-complex="ar" style:country-complex="SA"/>
    </style:style>
    <style:style style:name="T17" style:family="text">
      <style:text-properties fo:language="ru" fo:country="RU" officeooo:rsid="00271fad" style:language-complex="ar" style:country-complex="SA"/>
    </style:style>
    <style:style style:name="T18" style:family="text">
      <style:text-properties fo:language="ru" fo:country="RU" officeooo:rsid="0029188d" style:language-complex="ar" style:country-complex="SA"/>
    </style:style>
    <style:style style:name="T19" style:family="text">
      <style:text-properties fo:language="ru" fo:country="RU" officeooo:rsid="002a59c8" style:language-complex="ar" style:country-complex="SA"/>
    </style:style>
    <style:style style:name="T20" style:family="text">
      <style:text-properties fo:language="ru" fo:country="RU" officeooo:rsid="002a929d" style:language-complex="ar" style:country-complex="SA"/>
    </style:style>
    <style:style style:name="T21" style:family="text">
      <style:text-properties fo:language="ru" fo:country="RU" officeooo:rsid="002da611" style:language-complex="ar" style:country-complex="SA"/>
    </style:style>
    <style:style style:name="T22" style:family="text">
      <style:text-properties fo:language="ru" fo:country="RU" officeooo:rsid="0032be4b" style:language-complex="ar" style:country-complex="SA"/>
    </style:style>
    <style:style style:name="T23" style:family="text">
      <style:text-properties fo:language="ru" fo:country="RU" officeooo:rsid="003389fc" style:language-complex="ar" style:country-complex="SA"/>
    </style:style>
    <style:style style:name="T24" style:family="text">
      <style:text-properties fo:language="ru" fo:country="RU" officeooo:rsid="00358038" style:language-complex="ar" style:country-complex="SA"/>
    </style:style>
    <style:style style:name="T25" style:family="text">
      <style:text-properties fo:language="ru" fo:country="RU" officeooo:rsid="003624de" style:language-complex="ar" style:country-complex="SA"/>
    </style:style>
    <style:style style:name="T26" style:family="text">
      <style:text-properties fo:language="ru" fo:country="RU" officeooo:rsid="0038f8dc" style:language-complex="ar" style:country-complex="SA"/>
    </style:style>
    <style:style style:name="T27" style:family="text">
      <style:text-properties fo:language="ru" fo:country="RU" officeooo:rsid="003add44" style:language-complex="ar" style:country-complex="SA"/>
    </style:style>
    <style:style style:name="T28" style:family="text">
      <style:text-properties fo:language="ru" fo:country="RU" officeooo:rsid="003aef4b" style:language-complex="ar" style:country-complex="SA"/>
    </style:style>
    <style:style style:name="T29" style:family="text">
      <style:text-properties fo:language="ru" fo:country="RU" officeooo:rsid="003c4000" style:language-complex="ar" style:country-complex="SA"/>
    </style:style>
    <style:style style:name="T30" style:family="text">
      <style:text-properties fo:language="ru" fo:country="RU" fo:font-weight="bold" style:font-weight-asian="bold" style:language-complex="ar" style:country-complex="SA" style:font-weight-complex="bold"/>
    </style:style>
    <style:style style:name="T31" style:family="text">
      <style:text-properties fo:language="ru" fo:country="RU" fo:font-weight="bold" officeooo:rsid="001e956a" style:font-weight-asian="bold" style:language-complex="ar" style:country-complex="SA" style:font-weight-complex="bold"/>
    </style:style>
    <style:style style:name="T32" style:family="text">
      <style:text-properties fo:language="ru" fo:country="RU" fo:font-weight="bold" style:font-weight-asian="bold" style:font-weight-complex="bold"/>
    </style:style>
    <style:style style:name="T33" style:family="text">
      <style:text-properties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language="ru" fo:country="RU" fo:font-style="normal" fo:font-weight="normal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35" style:family="text">
      <style:text-properties fo:language="ru" fo:country="RU" fo:font-style="normal" fo:font-weight="normal" officeooo:rsid="000ecb7f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36" style:family="text">
      <style:text-properties fo:language="ru" fo:country="RU" fo:font-style="normal" fo:font-weight="normal" officeooo:rsid="001125f6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37" style:family="text">
      <style:text-properties fo:language="ru" fo:country="RU" fo:font-style="normal" fo:font-weight="normal" officeooo:rsid="0012e6d9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38" style:family="text">
      <style:text-properties fo:language="ru" fo:country="RU" fo:font-style="normal" fo:font-weight="normal" officeooo:rsid="001ee807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39" style:family="text">
      <style:text-properties fo:language="ru" fo:country="RU" fo:font-style="normal" fo:font-weight="normal" officeooo:rsid="00210311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40" style:family="text">
      <style:text-properties fo:language="ru" fo:country="RU" fo:font-style="normal" fo:font-weight="normal" officeooo:rsid="0038f8dc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41" style:family="text">
      <style:text-properties fo:language="ru" fo:country="RU" fo:font-style="normal" fo:font-weight="normal" officeooo:rsid="003add44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42" style:family="text">
      <style:text-properties fo:language="ru" fo:country="RU" officeooo:rsid="000f8892"/>
    </style:style>
    <style:style style:name="T43" style:family="text">
      <style:text-properties fo:language="ru" fo:country="RU" officeooo:rsid="00130515"/>
    </style:style>
    <style:style style:name="T44" style:family="text">
      <style:text-properties fo:language="ru" fo:country="RU" officeooo:rsid="00260d76"/>
    </style:style>
    <style:style style:name="T45" style:family="text">
      <style:text-properties style:language-complex="ar" style:country-complex="SA"/>
    </style:style>
    <style:style style:name="T46" style:family="text">
      <style:text-properties style:font-name="Simplified Arabic" style:font-name-complex="Simplified Arabic"/>
    </style:style>
    <style:style style:name="T47" style:family="text">
      <style:text-properties style:font-name="Simplified Arabic" fo:language="ru" fo:country="RU" style:font-name-complex="Simplified Arabic"/>
    </style:style>
    <style:style style:name="T48" style:family="text">
      <style:text-properties style:font-name="Simplified Arabic" fo:language="ru" fo:country="RU" style:font-name-complex="Simplified Arabic" style:language-complex="ar" style:country-complex="SA"/>
    </style:style>
    <style:style style:name="T49" style:family="text">
      <style:text-properties style:font-name="Simplified Arabic" fo:font-weight="bold" style:font-weight-asian="bold" style:font-name-complex="Simplified Arabic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130515" style:font-weight-asian="bold" style:font-weight-complex="bold"/>
    </style:style>
    <style:style style:name="T52" style:family="text">
      <style:text-properties fo:font-weight="bold" officeooo:rsid="002e8e3c" style:font-weight-asian="bold" style:font-weight-complex="bold"/>
    </style:style>
    <style:style style:name="T5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0dfff9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0ecb7f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0f8892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125f6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2e6d9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30515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13acd5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3c136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400d7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5f20c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71b00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1a9d20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b4bc0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b9371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1d2a97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1f0f7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9188d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a929d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31fee3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2be4b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358038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3624de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365cff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372500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375bfe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38e43b" fo:background-color="transparent" loext:char-shading-value="0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c4000" fo:background-color="transparent" loext:char-shading-value="0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c5144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e4b04" fo:background-color="transparent" loext:char-shading-value="0" style:font-style-asian="normal" style:font-weight-asian="normal" style:font-style-complex="normal" style:font-weight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365cff" style:font-style-asian="normal" style:font-style-complex="normal"/>
    </style:style>
    <style:style style:name="T85" style:family="text">
      <style:text-properties officeooo:rsid="00130515"/>
    </style:style>
    <style:style style:name="T86" style:family="text">
      <style:text-properties officeooo:rsid="0013c136"/>
    </style:style>
    <style:style style:name="T87" style:family="text">
      <style:text-properties officeooo:rsid="0015f20c"/>
    </style:style>
    <style:style style:name="T88" style:family="text">
      <style:text-properties officeooo:rsid="0018ffb5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1b9371" style:font-weight-asian="normal" style:font-weight-complex="normal"/>
    </style:style>
    <style:style style:name="T91" style:family="text">
      <style:text-properties style:font-name="FreeSerif"/>
    </style:style>
    <style:style style:name="T92" style:family="text">
      <style:text-properties style:font-name="FreeSerif" fo:font-weight="normal" officeooo:rsid="0018ffb5" style:font-weight-asian="normal" style:font-weight-complex="normal"/>
    </style:style>
    <style:style style:name="T93" style:family="text">
      <style:text-properties style:font-name="FreeSerif" fo:font-weight="normal" officeooo:rsid="001a9d20" style:font-weight-asian="normal" style:font-weight-complex="normal"/>
    </style:style>
    <style:style style:name="T94" style:family="text">
      <style:text-properties style:font-name="FreeSerif" fo:font-weight="normal" style:font-weight-asian="normal" style:font-name-complex="FreeSerif" style:font-weight-complex="normal"/>
    </style:style>
    <style:style style:name="T95" style:family="text">
      <style:text-properties style:font-name="FreeSerif" fo:font-weight="normal" officeooo:rsid="0025b3b2" style:font-weight-asian="normal" style:font-name-complex="FreeSerif" style:font-weight-complex="normal"/>
    </style:style>
    <style:style style:name="T96" style:family="text">
      <style:text-properties style:font-name="FreeSerif" fo:font-weight="normal" officeooo:rsid="0025f897" style:font-weight-asian="normal" style:font-name-complex="FreeSerif" style:font-weight-complex="normal"/>
    </style:style>
    <style:style style:name="T97" style:family="text">
      <style:text-properties style:font-name="FreeSerif" fo:font-style="normal" fo:font-weight="normal" officeooo:rsid="0018ffb5" fo:background-color="transparent" loext:char-shading-value="0" style:font-style-asian="normal" style:font-weight-asian="normal" style:font-style-complex="normal" style:font-weight-complex="normal"/>
    </style:style>
    <style:style style:name="T98" style:family="text">
      <style:text-properties style:font-name="FreeSerif" fo:font-style="normal" fo:font-weight="normal" officeooo:rsid="001a9d20" fo:background-color="transparent" loext:char-shading-value="0" style:font-style-asian="normal" style:font-weight-asian="normal" style:font-style-complex="normal" style:font-weight-complex="normal"/>
    </style:style>
    <style:style style:name="T99" style:family="text">
      <style:text-properties style:font-name="FreeSerif" fo:font-style="normal" fo:font-weight="normal" officeooo:rsid="002a59c8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style:font-name="FreeSerif" fo:language="ru" fo:country="RU" officeooo:rsid="001e3e41" style:language-complex="ar" style:country-complex="SA"/>
    </style:style>
    <style:style style:name="T101" style:family="text">
      <style:text-properties style:font-name="FreeSerif" fo:language="ru" fo:country="RU" officeooo:rsid="0021f0f7" style:language-complex="ar" style:country-complex="SA"/>
    </style:style>
    <style:style style:name="T102" style:family="text">
      <style:text-properties style:font-name="FreeSerif" fo:language="ru" fo:country="RU" fo:font-style="normal" fo:font-weight="normal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103" style:family="text">
      <style:text-properties style:font-name="FreeSerif" fo:language="ru" fo:country="RU" fo:font-style="normal" fo:font-weight="normal" officeooo:rsid="0020db65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104" style:family="text">
      <style:text-properties style:font-name="FreeSerif" fo:language="ru" fo:country="RU" fo:font-style="normal" fo:font-weight="normal" officeooo:rsid="00210311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105" style:family="text">
      <style:text-properties style:font-name="FreeSerif" fo:language="ru" fo:country="RU" fo:font-style="normal" fo:font-weight="normal" officeooo:rsid="003add44" fo:background-color="transparent" loext:char-shading-value="0" style:font-style-asian="normal" style:font-weight-asian="normal" style:language-complex="ar" style:country-complex="SA" style:font-style-complex="normal" style:font-weight-complex="normal"/>
    </style:style>
    <style:style style:name="T106" style:family="text">
      <style:text-properties style:font-name="FreeSerif" fo:language="ru" fo:country="RU" fo:font-style="normal" fo:font-weight="normal" officeooo:rsid="002a59c8" fo:background-color="transparent" loext:char-shading-value="0" style:font-style-asian="normal" style:font-weight-asian="normal" style:font-style-complex="normal" style:font-weight-complex="normal"/>
    </style:style>
    <style:style style:name="T107" style:family="text">
      <style:text-properties style:font-name="FreeSerif" fo:font-weight="bold" officeooo:rsid="002e8e3c" style:font-weight-asian="bold" style:font-weight-complex="bold"/>
    </style:style>
    <style:style style:name="T108" style:family="text">
      <style:text-properties style:font-name="FreeSerif" officeooo:rsid="002e8e3c"/>
    </style:style>
    <style:style style:name="T109" style:family="text">
      <style:text-properties style:font-name="FreeSerif" officeooo:rsid="00301e26"/>
    </style:style>
    <style:style style:name="T110" style:family="text">
      <style:text-properties officeooo:rsid="001a9d20"/>
    </style:style>
    <style:style style:name="T111" style:family="text">
      <style:text-properties officeooo:rsid="001b4bc0"/>
    </style:style>
    <style:style style:name="T112" style:family="text">
      <style:text-properties officeooo:rsid="001d2a97"/>
    </style:style>
    <style:style style:name="T113" style:family="text">
      <style:text-properties officeooo:rsid="001e956a"/>
    </style:style>
    <style:style style:name="T114" style:family="text">
      <style:text-properties officeooo:rsid="001ee807"/>
    </style:style>
    <style:style style:name="T115" style:family="text">
      <style:text-properties officeooo:rsid="0021f0f7"/>
    </style:style>
    <style:style style:name="T116" style:family="text">
      <style:text-properties officeooo:rsid="0022c376"/>
    </style:style>
    <style:style style:name="T117" style:family="text">
      <style:text-properties officeooo:rsid="0025b3b2"/>
    </style:style>
    <style:style style:name="T118" style:family="text">
      <style:text-properties officeooo:rsid="00260d76"/>
    </style:style>
    <style:style style:name="T119" style:family="text">
      <style:text-properties officeooo:rsid="00271fad"/>
    </style:style>
    <style:style style:name="T120" style:family="text">
      <style:text-properties officeooo:rsid="0029188d"/>
    </style:style>
    <style:style style:name="T121" style:family="text">
      <style:text-properties officeooo:rsid="002a59c8"/>
    </style:style>
    <style:style style:name="T122" style:family="text">
      <style:text-properties officeooo:rsid="002d9205"/>
    </style:style>
    <style:style style:name="T123" style:family="text">
      <style:text-properties officeooo:rsid="002e8e3c"/>
    </style:style>
    <style:style style:name="T124" style:family="text">
      <style:text-properties officeooo:rsid="0031fee3"/>
    </style:style>
    <style:style style:name="T125" style:family="text">
      <style:text-properties officeooo:rsid="003389fc"/>
    </style:style>
    <style:style style:name="T126" style:family="text">
      <style:text-properties officeooo:rsid="00358038"/>
    </style:style>
    <style:style style:name="T127" style:family="text">
      <style:text-properties officeooo:rsid="00372500"/>
    </style:style>
    <style:style style:name="T128" style:family="text">
      <style:text-properties officeooo:rsid="00375bfe"/>
    </style:style>
    <style:style style:name="T129" style:family="text">
      <style:text-properties officeooo:rsid="003aef4b"/>
    </style:style>
    <style:style style:name="T13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in" fo:margin-right="0.1252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3685*" fo:start-indent="0in" fo:end-indent="0.2457in"/>
          <style:column style:rel-width="3685*" fo:start-indent="0.2457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Методическое пособие</text:p>
      <text:p text:style-name="P17">по изучению</text:p>
      <text:p text:style-name="P17">арабского языка</text:p>
      <text:p text:style-name="P18"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7"><text:a xlink:type="simple" xlink:href="#__RefHeading___Toc214722895" text:style-name="Index_20_Link" text:visited-style-name="Index_20_Link">ЧАСТЬ ПЕРВАЯ<text:tab/>1</text:a></text:p>
          <text:p text:style-name="P159"><text:a xlink:type="simple" xlink:href="#__RefHeading___Toc214722896" text:style-name="Index_20_Link" text:visited-style-name="Index_20_Link">Урок 1.<text:tab/>1</text:a></text:p>
          <text:p text:style-name="P170"><text:a xlink:type="simple" xlink:href="#__RefHeading___Toc214722897" text:style-name="Index_20_Link" text:visited-style-name="Index_20_Link">Простое именное предложение.<text:tab/>1</text:a></text:p>
          <text:p text:style-name="P170"><text:a xlink:type="simple" xlink:href="#__RefHeading___Toc214722898" text:style-name="Index_20_Link" text:visited-style-name="Index_20_Link">Слова исключения по написанию<text:tab/>3</text:a></text:p>
          <text:p text:style-name="P170"><text:a xlink:type="simple" xlink:href="#__RefHeading___Toc214722900" text:style-name="Index_20_Link" text:visited-style-name="Index_20_Link">Местоимения.<text:tab/>3</text:a></text:p>
          <text:p text:style-name="P170"><text:a xlink:type="simple" xlink:href="#__RefHeading___Toc214722901" text:style-name="Index_20_Link" text:visited-style-name="Index_20_Link">Указательные местоимения<text:tab/>4</text:a></text:p>
          <text:p text:style-name="P159"><text:a xlink:type="simple" xlink:href="#__RefHeading___Toc214722902" text:style-name="Index_20_Link" text:visited-style-name="Index_20_Link">Урок 3.<text:tab/>4</text:a></text:p>
          <text:p text:style-name="P170"><text:a xlink:type="simple" xlink:href="#__RefHeading___Toc214722903" text:style-name="Index_20_Link" text:visited-style-name="Index_20_Link">Предлоги.<text:tab/>4</text:a></text:p>
          <text:p text:style-name="P170"><text:a xlink:type="simple" xlink:href="#__RefHeading___Toc214722904" text:style-name="Index_20_Link" text:visited-style-name="Index_20_Link">Правильное множественное и двойственное числа имен.<text:tab/>5</text:a></text:p>
          <text:p text:style-name="P159"><text:a xlink:type="simple" xlink:href="#__RefHeading___Toc214722905" text:style-name="Index_20_Link" text:visited-style-name="Index_20_Link">Урок 4.<text:tab/>6</text:a></text:p>
          <text:p text:style-name="P170"><text:a xlink:type="simple" xlink:href="#__RefHeading___Toc214722906" text:style-name="Index_20_Link" text:visited-style-name="Index_20_Link">Словосочетания типа Идофа.<text:tab/>6</text:a></text:p>
          <text:p text:style-name="P159"><text:a xlink:type="simple" xlink:href="#__RefHeading___Toc214722907" text:style-name="Index_20_Link" text:visited-style-name="Index_20_Link">Урок 5.<text:tab/>6</text:a></text:p>
          <text:p text:style-name="P170"><text:a xlink:type="simple" xlink:href="#__RefHeading___Toc214722908" text:style-name="Index_20_Link" text:visited-style-name="Index_20_Link">Частица inna<text:tab/>6</text:a></text:p>
          <text:p text:style-name="P170"><text:a xlink:type="simple" xlink:href="#__RefHeading___Toc214722909" text:style-name="Index_20_Link" text:visited-style-name="Index_20_Link">Причастия.<text:tab/>7</text:a></text:p>
          <text:p text:style-name="P170"><text:a xlink:type="simple" xlink:href="#__RefHeading___Toc214722910" text:style-name="Index_20_Link" text:visited-style-name="Index_20_Link">Сравнительная и превосходная степень имен прилагательных.<text:tab/>7</text:a></text:p>
          <text:p text:style-name="P170"><text:a xlink:type="simple" xlink:href="#__RefHeading___Toc214722911" text:style-name="Index_20_Link" text:visited-style-name="Index_20_Link">Отрицание и исключение, вопросительные частицы.<text:tab/>8</text:a></text:p>
          <text:p text:style-name="P97"><text:a xlink:type="simple" xlink:href="#__RefHeading___Toc214722912" text:style-name="Index_20_Link" text:visited-style-name="Index_20_Link">ЧАСТЬ ВТОРАЯ<text:tab/>8</text:a></text:p>
          <text:p text:style-name="P159"><text:a xlink:type="simple" xlink:href="#__RefHeading___Toc214722913" text:style-name="Index_20_Link" text:visited-style-name="Index_20_Link">Урок 6.<text:tab/>8</text:a></text:p>
          <text:p text:style-name="P170"><text:a xlink:type="simple" xlink:href="#__RefHeading___Toc214722914" text:style-name="Index_20_Link" text:visited-style-name="Index_20_Link">Глаголы и простое глагольное предложение.<text:tab/>8</text:a></text:p>
          <text:p text:style-name="P170"><text:a xlink:type="simple" xlink:href="#__RefHeading___Toc214722915" text:style-name="Index_20_Link" text:visited-style-name="Index_20_Link">Изменение по лицам глаголов прошедшей формы.<text:tab/>9</text:a></text:p>
          <text:p text:style-name="P159"><text:a xlink:type="simple" xlink:href="#__RefHeading___Toc214722916" text:style-name="Index_20_Link" text:visited-style-name="Index_20_Link">Урок 7.<text:tab/>10</text:a></text:p>
          <text:p text:style-name="P170"><text:a xlink:type="simple" xlink:href="#__RefHeading___Toc214722917" text:style-name="Index_20_Link" text:visited-style-name="Index_20_Link">Глаголы повелительной формы.<text:tab/>10</text:a></text:p>
          <text:p text:style-name="P170"><text:a xlink:type="simple" xlink:href="#__RefHeading___Toc214722918" text:style-name="Index_20_Link" text:visited-style-name="Index_20_Link">Неустойчивые корни<text:tab/>11</text:a></text:p>
          <text:p text:style-name="P170"><text:a xlink:type="simple" xlink:href="#__RefHeading___Toc214722919" text:style-name="Index_20_Link" text:visited-style-name="Index_20_Link">Спряжение в настоящем времени +ktub<text:tab/>11</text:a></text:p>
          <text:p text:style-name="P159"><text:a xlink:type="simple" xlink:href="#__RefHeading___Toc214722920" text:style-name="Index_20_Link" text:visited-style-name="Index_20_Link">Урок 8.<text:tab/>12</text:a></text:p>
          <text:p text:style-name="P170"><text:a xlink:type="simple" xlink:href="#__RefHeading___Toc214722921" text:style-name="Index_20_Link" text:visited-style-name="Index_20_Link">Частицы отрицания перед глаголами настоящей формы.<text:tab/>12</text:a></text:p>
          <text:p text:style-name="P170"><text:a xlink:type="simple" xlink:href="#__RefHeading___Toc214722922" text:style-name="Index_20_Link" text:visited-style-name="Index_20_Link">Будущее время.<text:tab/>13</text:a></text:p>
        </text:index-body>
      </text:table-of-content>
      <text:h text:style-name="P158" text:outline-level="2"/>
      <text:p text:style-name="P3"/>
      <text:h text:style-name="P91" text:outline-level="1"><text:bookmark-start text:name="__RefHeading___Toc214722895"/>ЧАСТЬ ПЕРВАЯ<text:bookmark-end text:name="__RefHeading___Toc214722895"/></text:h>
      <text:h text:style-name="P158" text:outline-level="2"><text:bookmark-start text:name="__RefHeading___Toc214722896"/>Урок 1.<text:bookmark-end text:name="__RefHeading___Toc214722896"/></text:h>
      <text:h text:style-name="P93" text:outline-level="3"><text:bookmark-start text:name="__RefHeading___Toc214722897"/>Простое именное предложение.<text:bookmark-end text:name="__RefHeading___Toc214722897"/></text:h>
      <text:p text:style-name="P26"><text:span text:style-name="T85">П</text:span>ервая часть <text:span text:style-name="T50">определ</text:span><text:span text:style-name="T51">ё</text:span><text:span text:style-name="T50">н</text:span><text:span text:style-name="T51">ная</text:span>, вторая часть <text:span text:style-name="T50">неопределенн</text:span><text:span text:style-name="T51">ая</text:span>.</text:p>
      <text:p text:style-name="P33"><text:soft-page-break/><text:span text:style-name="T4">П</text:span><text:span text:style-name="T2">ридани</text:span><text:span text:style-name="T4">е</text:span><text:span text:style-name="T2"> определенности </text:span><text:span text:style-name="T4">имени</text:span><text:span text:style-name="T2">, </text:span><text:span text:style-name="T4">например, </text:span><text:span text:style-name="T2">присоединение</text:span><text:span text:style-name="T4">м</text:span><text:span text:style-name="T2"> к нему артикля </text:span><text:span text:style-name="Арабский_20_текст2_20_Знак"><text:span text:style-name="T59">al</text:span></text:span><text:span text:style-name="Арабский_20_текст2_20_Знак"><text:span text:style-name="T33">. </text:span></text:span><text:span text:style-name="T1">При присоединении к слову артикля </text:span><text:span text:style-name="Арабский_20_текст2_20_Знак"><text:span text:style-name="T59">al</text:span></text:span><text:span text:style-name="T1"> танвинные окончания -</text:span><text:span text:style-name="T43">un, -in, -an</text:span><text:span text:style-name="T2">ٌ превращаются в обычные соответствующие </text:span><text:span text:style-name="T4">u, i, a</text:span><text:span text:style-name="T2">. </text:span>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Определенная форма</text:p>
          </table:table-cell>
          <table:table-cell table:style-name="Table1.A1" office:value-type="string">
            <text:p text:style-name="P28">Неопределенная форма</text:p>
          </table:table-cell>
          <table:table-cell table:style-name="Table1.C1" office:value-type="string">
            <text:p text:style-name="P28">Падеж</text:p>
          </table:table-cell>
        </table:table-row>
        <table:table-row table:style-name="Table1.1">
          <table:table-cell table:style-name="Table1.A2" office:value-type="string">
            <text:p text:style-name="P39"><text:span text:style-name="Арабский_20_текст2_20_Знак"><text:span text:style-name="T54">al-kitābu</text:span></text:span></text:p>
          </table:table-cell>
          <table:table-cell table:style-name="Table1.A2" office:value-type="string">
            <text:p text:style-name="P39"><text:span text:style-name="Арабский_20_текст2_20_Знак"><text:span text:style-name="T54">kitābun</text:span></text:span></text:p>
          </table:table-cell>
          <table:table-cell table:style-name="Table1.C2" office:value-type="string">
            <text:p text:style-name="P28">И</text:p>
          </table:table-cell>
        </table:table-row>
        <table:table-row table:style-name="Table1.1">
          <table:table-cell table:style-name="Table1.A2" office:value-type="string">
            <text:p text:style-name="P25"><text:span text:style-name="Арабский_20_текст2_20_Знак"><text:span text:style-name="T54">al-kitābi</text:span></text:span></text:p>
          </table:table-cell>
          <table:table-cell table:style-name="Table1.A2" office:value-type="string">
            <text:p text:style-name="P39"><text:span text:style-name="Арабский_20_текст2_20_Знак"><text:span text:style-name="T54">kitābin</text:span></text:span></text:p>
          </table:table-cell>
          <table:table-cell table:style-name="Table1.C2" office:value-type="string">
            <text:p text:style-name="P29">Р</text:p>
          </table:table-cell>
        </table:table-row>
        <table:table-row table:style-name="Table1.1">
          <table:table-cell table:style-name="Table1.A2" office:value-type="string">
            <text:p text:style-name="P39"><text:span text:style-name="Арабский_20_текст2_20_Знак"><text:span text:style-name="T54">al-kitāba</text:span></text:span></text:p>
          </table:table-cell>
          <table:table-cell table:style-name="Table1.A2" office:value-type="string">
            <text:p text:style-name="P39"><text:span text:style-name="Арабский_20_текст2_20_Знак"><text:span text:style-name="T54">kitāban</text:span></text:span></text:p>
          </table:table-cell>
          <table:table-cell table:style-name="Table1.C2" office:value-type="string">
            <text:p text:style-name="P99">В</text:p>
          </table:table-cell>
        </table:table-row>
      </table:table>
      <text:p text:style-name="P26"/>
      <text:p text:style-name="P27"><text:span text:style-name="Арабский_20_текст2_20_Знак"><text:span text:style-name="T54">kitābun</text:span></text:span><text:span text:style-name="T2"> книга</text:span></text:p>
      <text:p text:style-name="P10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>Перевод</text:p>
          </table:table-cell>
          <table:table-cell table:style-name="Table2.A1" office:value-type="string">
            <text:p text:style-name="P46"><text:span text:style-name="T1">Все</text:span><text:span text:style-name="T47"> </text:span><text:span text:style-name="T1">предложение</text:span></text:p>
          </table:table-cell>
          <table:table-cell table:style-name="Table2.A1" office:value-type="string">
            <text:p text:style-name="P47"><text:span text:style-name="T1">Определенная</text:span><text:span text:style-name="T47"> </text:span><text:span text:style-name="T1">часть</text:span></text:p>
          </table:table-cell>
          <table:table-cell table:style-name="Table2.D1" office:value-type="string">
            <text:p text:style-name="P47"><text:span text:style-name="T42">не</text:span><text:span text:style-name="T1">Определенная</text:span><text:span text:style-name="T47"> </text:span><text:span text:style-name="T1">часть</text:span></text:p>
          </table:table-cell>
        </table:table-row>
        <table:table-row table:style-name="Table2.1">
          <table:table-cell table:style-name="Table2.A1" office:value-type="string">
            <text:p text:style-name="P45">Это – книга.</text:p>
          </table:table-cell>
          <table:table-cell table:style-name="Table2.A1" office:value-type="string">
            <text:p text:style-name="P32"><text:span text:style-name="Арабский_20_текст2_20_Знак"><text:span text:style-name="T35">mā hāðā ? </text:span></text:span></text:p>
            <text:p text:style-name="P30"><text:span text:style-name="Арабский_20_текст2_20_Знак"><text:span text:style-name="T35">Hāðā </text:span></text:span><text:span text:style-name="Арабский_20_текст2_20_Знак"><text:span text:style-name="T54">kitābun</text:span></text:span><text:span text:style-name="Арабский_20_текст2_20_Знак"><text:span text:style-name="T35"> </text:span></text:span></text:p>
          </table:table-cell>
          <table:table-cell table:style-name="Table2.A1" office:value-type="string">
            <text:p text:style-name="P30"><text:span text:style-name="Арабский_20_текст2_20_Знак"><text:span text:style-name="T35">Hāðā</text:span></text:span></text:p>
          </table:table-cell>
          <table:table-cell table:style-name="Table2.D1" office:value-type="string">
            <text:p text:style-name="P30"><text:span text:style-name="Арабский_20_текст2_20_Знак"><text:span text:style-name="T54">kitābun</text:span></text:span></text:p>
          </table:table-cell>
        </table:table-row>
        <table:table-row table:style-name="Table2.1">
          <table:table-cell table:style-name="Table2.A1" office:value-type="string">
            <text:p text:style-name="P45">Книга – большая.</text:p>
          </table:table-cell>
          <table:table-cell table:style-name="Table2.A1" office:value-type="string">
            <text:p text:style-name="P30"><text:span text:style-name="Арабский_20_текст2_20_Знак"><text:span text:style-name="T55">al-kitābu kabīrun</text:span></text:span></text:p>
          </table:table-cell>
          <table:table-cell table:style-name="Table2.A1" office:value-type="string">
            <text:p text:style-name="P30"><text:span text:style-name="Арабский_20_текст2_20_Знак"><text:span text:style-name="T55">al-kitābu</text:span></text:span></text:p>
          </table:table-cell>
          <table:table-cell table:style-name="Table2.D1" office:value-type="string">
            <text:p text:style-name="P30"><text:span text:style-name="Арабский_20_текст2_20_Знак"><text:span text:style-name="T55">kabīrun</text:span></text:span></text:p>
          </table:table-cell>
        </table:table-row>
        <table:table-row table:style-name="Table2.1">
          <table:table-cell table:style-name="Table2.A1" office:value-type="string">
            <text:p text:style-name="P45">Эта книга – большая.</text:p>
          </table:table-cell>
          <table:table-cell table:style-name="Table2.A1" office:value-type="string">
            <text:p text:style-name="P32"><text:span text:style-name="Арабский_20_текст2_20_Знак"><text:span text:style-name="T35">mā hāðā ? </text:span></text:span></text:p>
            <text:p text:style-name="P30"><text:span text:style-name="Арабский_20_текст2_20_Знак"><text:span text:style-name="T35">hāðā </text:span></text:span><text:span text:style-name="Арабский_20_текст2_20_Знак"><text:span text:style-name="T55">l-kitābu kabīrun </text:span></text:span></text:p>
          </table:table-cell>
          <table:table-cell table:style-name="Table2.A1" office:value-type="string">
            <text:p text:style-name="P30"><text:span text:style-name="Арабский_20_текст2_20_Знак"><text:span text:style-name="T35">hāðā </text:span></text:span><text:span text:style-name="Арабский_20_текст2_20_Знак"><text:span text:style-name="T55">l-kitābu</text:span></text:span></text:p>
          </table:table-cell>
          <table:table-cell table:style-name="Table2.D1" office:value-type="string">
            <text:p text:style-name="P30"><text:span text:style-name="Арабский_20_текст2_20_Знак"><text:span text:style-name="T55">kabīrun</text:span></text:span></text:p>
          </table:table-cell>
        </table:table-row>
        <table:table-row table:style-name="Table2.1">
          <table:table-cell table:style-name="Table2.A1" office:value-type="string">
            <text:p text:style-name="P45">Это – большая книга.</text:p>
          </table:table-cell>
          <table:table-cell table:style-name="Table2.A1" office:value-type="string">
            <text:p text:style-name="P30"><text:span text:style-name="Арабский_20_текст2_20_Знак"><text:span text:style-name="T35">Hāðā </text:span></text:span><text:span text:style-name="Арабский_20_текст2_20_Знак"><text:span text:style-name="T54">kitābun</text:span></text:span><text:span text:style-name="Арабский_20_текст2_20_Знак"><text:span text:style-name="T35"> <text:s/></text:span></text:span><text:span text:style-name="Арабский_20_текст2_20_Знак"><text:span text:style-name="T55">kabīrun</text:span></text:span></text:p>
          </table:table-cell>
          <table:table-cell table:style-name="Table2.A1" office:value-type="string">
            <text:p text:style-name="P31"><text:span text:style-name="Арабский_20_текст2_20_Знак"><text:span text:style-name="T54">kitābun</text:span></text:span><text:span text:style-name="Арабский_20_текст2_20_Знак"><text:span text:style-name="T35"> <text:s/></text:span></text:span><text:span text:style-name="Арабский_20_текст2_20_Знак"><text:span text:style-name="T55">kabīrun</text:span></text:span></text:p>
          </table:table-cell>
          <table:table-cell table:style-name="Table2.D1" office:value-type="string">
            <text:p text:style-name="P30"><text:span text:style-name="Арабский_20_текст2_20_Знак"><text:span text:style-name="T35">Hāðā</text:span></text:span></text:p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Эта книга – большая.</text:p>
          </table:table-cell>
          <table:table-cell table:style-name="Table3.B1" office:value-type="string">
            <text:p text:style-name="P31"><text:span text:style-name="Арабский_20_текст2_20_Знак"><text:span text:style-name="T35">hāðā </text:span></text:span><text:span text:style-name="Арабский_20_текст2_20_Знак"><text:span text:style-name="T55">l-kitābu kabīrun</text:span></text:span></text:p>
          </table:table-cell>
        </table:table-row>
        <table:table-row table:style-name="Table3.1">
          <table:table-cell table:style-name="Table3.A1" office:value-type="string">
            <text:p text:style-name="P4">Это – большая книга.</text:p>
          </table:table-cell>
          <table:table-cell table:style-name="Table3.B1" office:value-type="string">
            <text:p text:style-name="P31"><text:span text:style-name="Арабский_20_текст2_20_Знак"><text:span text:style-name="T35">Hāðā </text:span></text:span><text:span text:style-name="Арабский_20_текст2_20_Знак"><text:span text:style-name="T54">kitābun</text:span></text:span><text:span text:style-name="Арабский_20_текст2_20_Знак"><text:span text:style-name="T35"> <text:s/></text:span></text:span><text:span text:style-name="Арабский_20_текст2_20_Знак"><text:span text:style-name="T55">kabīrun</text:span></text:span>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Книга – большая и красивая.</text:p>
          </table:table-cell>
          <table:table-cell table:style-name="Table4.B1" office:value-type="string">
            <text:p text:style-name="P31"><text:span text:style-name="Арабский_20_текст2_20_Знак"><text:span text:style-name="T55">al-kitābu kabīrun </text:span></text:span><text:span text:style-name="Арабский_20_текст2_20_Знак"><text:span text:style-name="T56">wa jamīlun</text:span></text:span></text:p>
          </table:table-cell>
        </table:table-row>
        <table:table-row table:style-name="Table4.1">
          <table:table-cell table:style-name="Table4.A1" office:value-type="string">
            <text:p text:style-name="P4">Большая книга – красивая.</text:p>
          </table:table-cell>
          <table:table-cell table:style-name="Table4.B1" office:value-type="string">
            <text:p text:style-name="P31"><text:span text:style-name="Арабский_20_текст2_20_Знак"><text:span text:style-name="T55">al-kitābu </text:span></text:span><text:span text:style-name="Арабский_20_текст2_20_Знак"><text:span text:style-name="T56">l-</text:span></text:span><text:span text:style-name="Арабский_20_текст2_20_Знак"><text:span text:style-name="T55">kabīru </text:span></text:span><text:span text:style-name="Арабский_20_текст2_20_Знак"><text:span text:style-name="T56">jamīlun</text:span></text:span></text:p>
          </table:table-cell>
        </table:table-row>
        <table:table-row table:style-name="Table4.1">
          <table:table-cell table:style-name="Table4.A1" office:value-type="string">
            <text:p text:style-name="P4">Красивая книга – большая.</text:p>
          </table:table-cell>
          <table:table-cell table:style-name="Table4.B1" office:value-type="string">
            <text:p text:style-name="P31"><text:span text:style-name="Арабский_20_текст2_20_Знак"><text:span text:style-name="T55">al-kitābu </text:span></text:span><text:span text:style-name="Арабский_20_текст2_20_Знак"><text:span text:style-name="T56">l-jamīlu </text:span></text:span><text:span text:style-name="Арабский_20_текст2_20_Знак"><text:span text:style-name="T55">kabīrun </text:span></text:span></text:p>
          </table:table-cell>
        </table:table-row>
        <table:table-row table:style-name="Table4.1">
          <table:table-cell table:style-name="Table4.A1" office:value-type="string">
            <text:p text:style-name="P4">Это – большая красивая книга.</text:p>
          </table:table-cell>
          <table:table-cell table:style-name="Table4.B1" office:value-type="string">
            <text:p text:style-name="P31"><text:span text:style-name="Арабский_20_текст2_20_Знак"><text:span text:style-name="T35">Hāðā </text:span></text:span><text:span text:style-name="Арабский_20_текст2_20_Знак"><text:span text:style-name="T55">l-kitābu</text:span></text:span><text:span text:style-name="Арабский_20_текст2_20_Знак"><text:span text:style-name="T56">n</text:span></text:span><text:span text:style-name="Арабский_20_текст2_20_Знак"><text:span text:style-name="T55"> kabīrun </text:span></text:span><text:span text:style-name="Арабский_20_текст2_20_Знак"><text:span text:style-name="T56">jamīlun</text:span></text:span></text:p>
          </table:table-cell>
        </table:table-row>
        <table:table-row table:style-name="Table4.1">
          <table:table-cell table:style-name="Table4.A1" office:value-type="string">
            <text:p text:style-name="P4">Эта книга – большая и красивая</text:p>
          </table:table-cell>
          <table:table-cell table:style-name="Table4.B1" office:value-type="string">
            <text:p text:style-name="P31"><text:span text:style-name="Арабский_20_текст2_20_Знак"><text:span text:style-name="T35">Hāðā </text:span></text:span><text:span text:style-name="Арабский_20_текст2_20_Знак"><text:span text:style-name="T55">l-kitābu kabīrun </text:span></text:span><text:span text:style-name="Арабский_20_текст2_20_Знак"><text:span text:style-name="T56">wa jamīlun</text:span></text:span></text:p>
          </table:table-cell>
        </table:table-row>
        <table:table-row table:style-name="Table4.1">
          <table:table-cell table:style-name="Table4.A1" office:value-type="string">
            <text:p text:style-name="P4">Эта большая книга – красивая</text:p>
          </table:table-cell>
          <table:table-cell table:style-name="Table4.B1" office:value-type="string">
            <text:p text:style-name="P31"><text:span text:style-name="Арабский_20_текст2_20_Знак"><text:span text:style-name="T35">Hāðā </text:span></text:span><text:span text:style-name="Арабский_20_текст2_20_Знак"><text:span text:style-name="T55">l-kitābu </text:span></text:span><text:span text:style-name="Арабский_20_текст2_20_Знак"><text:span text:style-name="T56">l-</text:span></text:span><text:span text:style-name="Арабский_20_текст2_20_Знак"><text:span text:style-name="T55">kabīru </text:span></text:span><text:span text:style-name="Арабский_20_текст2_20_Знак"><text:span text:style-name="T56">jamīlun</text:span></text:span></text:p>
          </table:table-cell>
        </table:table-row>
        <table:table-row table:style-name="Table4.1">
          <table:table-cell table:style-name="Table4.A1" office:value-type="string">
            <text:p text:style-name="P4">Эта красивая книга - большая</text:p>
          </table:table-cell>
          <table:table-cell table:style-name="Table4.B1" office:value-type="string">
            <text:p text:style-name="P31"><text:span text:style-name="Арабский_20_текст2_20_Знак"><text:span text:style-name="T55">al-kitābu kabīrun </text:span></text:span><text:span text:style-name="Арабский_20_текст2_20_Знак"><text:span text:style-name="T56">jamīlun</text:span></text:span></text:p>
          </table:table-cell>
        </table:table-row>
      </table:table>
      <text:p text:style-name="P3">Имена собственные являются определенными, даже если имеют танвин, например:</text:p>
      <text:p text:style-name="Standard"><text:span text:style-name="T2">Мухаммад – красивый. </text:span><text:span text:style-name="T3">Muḥammadun jamīlun.</text:span></text:p>
      <text:p text:style-name="Standard"><text:span text:style-name="T2">Зейд – специалист. </text:span><text:span text:style-name="T3">Zaydun xabīrun.</text:span></text:p>
      <text:p text:style-name="Standard"><text:span text:style-name="T2">Имя прилагательное </text:span><text:span text:style-name="T3">стоит </text:span><text:span text:style-name="T2">после имени существительного и согласуется с ним в роде.</text:span></text:p>
      <text:p text:style-name="P15"><text:span text:style-name="T2">маленький дом<text:tab/> </text:span><text:span text:style-name="T3">baytun ṣaġīrun</text:span><text:span text:style-name="T4">, </text:span><text:span text:style-name="T2">маленькая книга <text:s/></text:span><text:span text:style-name="Арабский_20_текст2_20_Знак"><text:span text:style-name="T55">kitābu</text:span></text:span><text:span text:style-name="Арабский_20_текст2_20_Знак"><text:span text:style-name="T57">n <text:s/></text:span></text:span><text:span text:style-name="Арабский_20_текст2_20_Знак"><text:span text:style-name="T36">ṣaġīrun, </text:span></text:span><text:span text:style-name="T2">– хороший мужчина </text:span><text:span text:style-name="T3">rajulun ḥasanun, </text:span><text:span text:style-name="T2">– красивая машина </text:span><text:span text:style-name="T3">sayyāratun jamīlatun</text:span></text:p>
      <text:h text:style-name="P93" text:outline-level="3"><text:bookmark-start text:name="__RefHeading___Toc214722898"/><text:soft-page-break/>Слова исключения по написанию<text:bookmark-end text:name="__RefHeading___Toc214722898"/></text:h>
      <text:p text:style-name="P3">В арабском языке есть группа часто употребляемых слов, написание которых видоизменено, и наиболее частое видоизменение в них – это отсутствие алифа при долготе гласной а. Например: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читается (произносится)</text:p>
          </table:table-cell>
          <table:table-cell table:style-name="Table5.A1" office:value-type="string">
            <text:p text:style-name="P20">пишется</text:p>
          </table:table-cell>
          <table:table-cell table:style-name="Table5.C1" office:value-type="string">
            <text:p text:style-name="P20">перевод</text:p>
          </table:table-cell>
        </table:table-row>
        <table:table-row table:style-name="Table5.1">
          <table:table-cell table:style-name="Table5.A1" office:value-type="string">
            <text:p text:style-name="P42"><text:span text:style-name="Арабский_20_текст2_20_Знак"><text:span text:style-name="T58">al-Lāhu</text:span></text:span></text:p>
          </table:table-cell>
          <table:table-cell table:style-name="Table5.A1" office:value-type="string">
            <text:p text:style-name="P41"><text:span text:style-name="Арабский_20_текст2_20_Знак"><text:span text:style-name="T53">اَللَّهُ</text:span></text:span></text:p>
          </table:table-cell>
          <table:table-cell table:style-name="Table5.C1" office:value-type="string">
            <text:p text:style-name="P20">Бог</text:p>
          </table:table-cell>
        </table:table-row>
        <table:table-row table:style-name="Table5.1">
          <table:table-cell table:style-name="Table5.A1" office:value-type="string">
            <text:p text:style-name="P42"><text:span text:style-name="Арабский_20_текст2_20_Знак"><text:span text:style-name="T58">ʕilāhun</text:span></text:span></text:p>
          </table:table-cell>
          <table:table-cell table:style-name="Table5.A1" office:value-type="string">
            <text:p text:style-name="P41"><text:span text:style-name="Арабский_20_текст2_20_Знак"><text:span text:style-name="T53">إِلَهٌ</text:span></text:span></text:p>
          </table:table-cell>
          <table:table-cell table:style-name="Table5.C1" office:value-type="string">
            <text:p text:style-name="P20">бог</text:p>
          </table:table-cell>
        </table:table-row>
        <table:table-row table:style-name="Table5.1">
          <table:table-cell table:style-name="Table5.A1" office:value-type="string">
            <text:p text:style-name="P12"><text:span text:style-name="Арабский_20_текст2_20_Знак"><text:span text:style-name="T37">hāðā</text:span></text:span></text:p>
          </table:table-cell>
          <table:table-cell table:style-name="Table5.A1" office:value-type="string">
            <text:p text:style-name="P41"><text:span text:style-name="Арабский_20_текст2_20_Знак"><text:span text:style-name="T53">هَذَا</text:span></text:span></text:p>
          </table:table-cell>
          <table:table-cell table:style-name="Table5.C1" office:value-type="string">
            <text:p text:style-name="P20">это, этот</text:p>
          </table:table-cell>
        </table:table-row>
        <table:table-row table:style-name="Table5.1">
          <table:table-cell table:style-name="Table5.A1" office:value-type="string">
            <text:p text:style-name="P12"><text:span text:style-name="Арабский_20_текст2_20_Знак"><text:span text:style-name="T37">hāðihi</text:span></text:span></text:p>
          </table:table-cell>
          <table:table-cell table:style-name="Table5.A1" office:value-type="string">
            <text:p text:style-name="P41"><text:span text:style-name="Арабский_20_текст2_20_Знак"><text:span text:style-name="T53">هَذِهِ</text:span></text:span></text:p>
          </table:table-cell>
          <table:table-cell table:style-name="Table5.C1" office:value-type="string">
            <text:p text:style-name="P20">это, эта, эти</text:p>
          </table:table-cell>
        </table:table-row>
      </table:table>
      <text:p text:style-name="P3"/>
      <text:p text:style-name="P102">Новые слова для заучивания</text:p>
      <text:p text:style-name="P104">Урок 2.</text:p>
      <text:section text:style-name="Sect2" text:name="Section2">
        <text:h text:style-name="P94" text:outline-level="3"><text:bookmark-start text:name="__RefHeading___Toc214722900"/>Местоимения.<text:bookmark-end text:name="__RefHeading___Toc214722900"/></text:h>
        <text:p text:style-name="P3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P4">перевод</text:p>
            </table:table-cell>
            <table:table-cell table:style-name="Table6.A1" office:value-type="string">
              <text:p text:style-name="P2">слитные<text:span text:style-name="T46"> </text:span>местоимения<text:span text:style-name="T46"> </text:span>с<text:span text:style-name="T46"> </text:span>частицей<text:span text:style-name="T47"> </text:span><text:span text:style-name="Арабский_20_текст2_20_Знак"><text:span text:style-name="T53"><text:s/></text:span></text:span><text:span text:style-name="Арабский_20_текст2_20_Знак"><text:span text:style-name="T59">li</text:span></text:span></text:p>
            </table:table-cell>
            <table:table-cell table:style-name="Table6.A1" office:value-type="string">
              <text:p text:style-name="P4">перевод</text:p>
            </table:table-cell>
            <table:table-cell table:style-name="Table6.D1" office:value-type="string">
              <text:p text:style-name="P11">местоимения</text:p>
            </table:table-cell>
          </table:table-row>
          <table:table-row table:style-name="Table6.1">
            <table:table-cell table:style-name="Table6.A1" office:value-type="string">
              <text:p text:style-name="P18"><text:span text:style-name="T2">мне</text:span><text:span text:style-name="T48">, </text:span><text:span text:style-name="T2">моё</text:span><text:span text:style-name="T48">, </text:span><text:span text:style-name="T2">мой</text:span><text:span text:style-name="T48">…</text:span>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ī</text:span></text:span></text:p>
            </table:table-cell>
            <table:table-cell table:style-name="Table6.A1" office:value-type="string">
              <text:p text:style-name="P20">я</text:p>
            </table:table-cell>
            <table:table-cell table:style-name="Table6.D1" office:value-type="string">
              <text:p text:style-name="P43"><text:span text:style-name="Арабский_20_текст2_20_Знак"><text:span text:style-name="T59">anā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нам, наше, наш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nā</text:span></text:span></text:p>
            </table:table-cell>
            <table:table-cell table:style-name="Table6.A1" office:value-type="string">
              <text:p text:style-name="P20">мы</text:p>
            </table:table-cell>
            <table:table-cell table:style-name="Table6.D1" office:value-type="string">
              <text:p text:style-name="P43"><text:span text:style-name="Арабский_20_текст2_20_Знак"><text:span text:style-name="T59">naḥnu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(м) тебе, твоё, твой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ka</text:span></text:span></text:p>
            </table:table-cell>
            <table:table-cell table:style-name="Table6.A1" office:value-type="string">
              <text:p text:style-name="P20">ты (м)</text:p>
            </table:table-cell>
            <table:table-cell table:style-name="Table6.D1" office:value-type="string">
              <text:p text:style-name="P44"><text:span text:style-name="Арабский_20_текст2_20_Знак"><text:span text:style-name="T60">anta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(ж) тебе, твоё, твой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ki</text:span></text:span></text:p>
            </table:table-cell>
            <table:table-cell table:style-name="Table6.A1" office:value-type="string">
              <text:p text:style-name="P20">ты (ж)</text:p>
            </table:table-cell>
            <table:table-cell table:style-name="Table6.D1" office:value-type="string">
              <text:p text:style-name="P44"><text:span text:style-name="Арабский_20_текст2_20_Знак"><text:span text:style-name="T60">anti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(2) вам, ваше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kumā</text:span></text:span></text:p>
            </table:table-cell>
            <table:table-cell table:style-name="Table6.A1" office:value-type="string">
              <text:p text:style-name="P20">вы (2)</text:p>
            </table:table-cell>
            <table:table-cell table:style-name="Table6.D1" office:value-type="string">
              <text:p text:style-name="P43"><text:span text:style-name="Арабский_20_текст2_20_Знак"><text:span text:style-name="T59">antumā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вам, ваше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kum</text:span></text:span></text:p>
            </table:table-cell>
            <table:table-cell table:style-name="Table6.A1" office:value-type="string">
              <text:p text:style-name="P20">вы</text:p>
            </table:table-cell>
            <table:table-cell table:style-name="Table6.D1" office:value-type="string">
              <text:p text:style-name="P43"><text:span text:style-name="Арабский_20_текст2_20_Знак"><text:span text:style-name="T59">antum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(ж) вам, ваше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kunna</text:span></text:span></text:p>
            </table:table-cell>
            <table:table-cell table:style-name="Table6.A1" office:value-type="string">
              <text:p text:style-name="P20">вы (ж)</text:p>
            </table:table-cell>
            <table:table-cell table:style-name="Table6.D1" office:value-type="string">
              <text:p text:style-name="P43"><text:span text:style-name="Арабский_20_текст2_20_Знак"><text:span text:style-name="T59">antunna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ему, его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hu</text:span></text:span></text:p>
            </table:table-cell>
            <table:table-cell table:style-name="Table6.A1" office:value-type="string">
              <text:p text:style-name="P20">он</text:p>
            </table:table-cell>
            <table:table-cell table:style-name="Table6.D1" office:value-type="string">
              <text:p text:style-name="P24"><text:span text:style-name="Арабский_20_текст2_20_Знак"><text:span text:style-name="T59">huwa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ей, её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hā</text:span></text:span></text:p>
            </table:table-cell>
            <table:table-cell table:style-name="Table6.A1" office:value-type="string">
              <text:p text:style-name="P20">она</text:p>
            </table:table-cell>
            <table:table-cell table:style-name="Table6.D1" office:value-type="string">
              <text:p text:style-name="P43"><text:span text:style-name="Арабский_20_текст2_20_Знак"><text:span text:style-name="T59">hiya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(2) им, их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humā</text:span></text:span></text:p>
            </table:table-cell>
            <table:table-cell table:style-name="Table6.A1" office:value-type="string">
              <text:p text:style-name="P20">они (2)</text:p>
            </table:table-cell>
            <table:table-cell table:style-name="Table6.D1" office:value-type="string">
              <text:p text:style-name="P43"><text:span text:style-name="Арабский_20_текст2_20_Знак"><text:span text:style-name="T59">humā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им, их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hum</text:span></text:span></text:p>
            </table:table-cell>
            <table:table-cell table:style-name="Table6.A1" office:value-type="string">
              <text:p text:style-name="P20">они</text:p>
            </table:table-cell>
            <table:table-cell table:style-name="Table6.D1" office:value-type="string">
              <text:p text:style-name="P43"><text:span text:style-name="Арабский_20_текст2_20_Знак"><text:span text:style-name="T59">hum</text:span></text:span></text:p>
            </table:table-cell>
          </table:table-row>
          <table:table-row table:style-name="Table6.1">
            <table:table-cell table:style-name="Table6.A1" office:value-type="string">
              <text:p text:style-name="P20">(ж) им, их…</text:p>
            </table:table-cell>
            <table:table-cell table:style-name="Table6.A1" office:value-type="string">
              <text:p text:style-name="P43"><text:span text:style-name="Арабский_20_текст2_20_Знак"><text:span text:style-name="T59">lahunna</text:span></text:span></text:p>
            </table:table-cell>
            <table:table-cell table:style-name="Table6.A1" office:value-type="string">
              <text:p text:style-name="P20">они (ж)</text:p>
            </table:table-cell>
            <table:table-cell table:style-name="Table6.D1" office:value-type="string">
              <text:p text:style-name="P43"><text:span text:style-name="Арабский_20_текст2_20_Знак"><text:span text:style-name="T59">hunna</text:span></text:span></text:p>
            </table:table-cell>
          </table:table-row>
        </table:table>
        <text:p text:style-name="P19">Таблица 3.</text:p>
        <text:p text:style-name="P16"><text:span text:style-name="T2">Местоимения двойственного числа </text:span><text:span text:style-name="Арабский_20_текст2_20_Знак"><text:span text:style-name="T59">humā</text:span></text:span><text:span text:style-name="T2"> они двое, они две, </text:span><text:span text:style-name="Арабский_20_текст2_20_Знак"><text:span text:style-name="T59">antumā</text:span></text:span><text:span text:style-name="T2"> вы двое, вы две, могут использоваться как в отношении мужского рода, так и в отношении женского рода.</text:span></text:p>
        <text:p text:style-name="P16"><text:span text:style-name="Арабский_20_текст2_20_Знак"><text:span text:style-name="T59">antum</text:span></text:span><text:span text:style-name="T2"> и </text:span><text:span text:style-name="Арабский_20_текст2_20_Знак"><text:span text:style-name="T59">hum: </text:span></text:span><text:span text:style-name="T2">мужск</text:span><text:span text:style-name="T5">ие</text:span><text:span text:style-name="T2"> </text:span><text:span text:style-name="T5">и смешанные одушевленные группы.</text:span></text:p>
        <text:p text:style-name="P38"><text:span text:style-name="T2">Местоимение </text:span><text:span text:style-name="Арабский_20_текст2_20_Знак"><text:span text:style-name="T59">hiya: </text:span></text:span><text:span text:style-name="T2">одушевленны</text:span><text:span text:style-name="T5">е</text:span><text:span text:style-name="T2"> существ</text:span><text:span text:style-name="T5">а</text:span><text:span text:style-name="T2"> женского пола единственного числа или </text:span><text:span text:style-name="T5">мн.ч. </text:span><text:span text:style-name="T2">неодушевленны</text:span><text:span text:style-name="T5">х </text:span><text:span text:style-name="T2">предметов, зверей, растений </text:span><text:span text:style-name="T5">(</text:span><text:span text:style-name="T2">арабско</text:span><text:span text:style-name="T5">е</text:span><text:span text:style-name="T2"> понятие рода не совсем соответствует европейскому</text:span><text:span text:style-name="T5">)</text:span></text:p>
        <text:p text:style-name="P3">Например:</text:p>
        <text:p text:style-name="P113"><text:span text:style-name="T6">Haðihi muslimatun. Hiya mujtahidatun. </text:span><text:span text:style-name="T2">Это мусульманка. Она усердная.</text:span></text:p>
        <text:p text:style-name="P113"><text:span text:style-name="T6">Haðihi kutubun. Hiya jadīdatun. </text:span><text:span text:style-name="T2">Это книги. Они новые. </text:span></text:p>
        <text:p text:style-name="P3"><text:soft-page-break/>Слитные местоимения обозначают косвенный падеж местоимений и всегда пишутся слитно с <text:span text:style-name="T86">субстратом </text:span>(предлогом, частицей, именем существительным или глаголом). </text:p>
        <text:p text:style-name="P3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P22">перевод</text:p>
            </table:table-cell>
            <table:table-cell table:style-name="Table7.A1" office:value-type="string">
              <text:p text:style-name="P34">слитные</text:p>
              <text:p text:style-name="P35">местоимения</text:p>
              <text:p text:style-name="P130"><text:span text:style-name="T50">с</text:span><text:span text:style-name="T49"> </text:span><text:span text:style-name="T32">предлогом </text:span><text:span text:style-name="Арабский_20_текст2_20_Знак"><text:span text:style-name="T58">ʕ</text:span></text:span><text:span text:style-name="Арабский_20_текст2_20_Знак"><text:span text:style-name="T61">alā </text:span></text:span></text:p>
            </table:table-cell>
            <table:table-cell table:style-name="Table7.A1" office:value-type="string">
              <text:p text:style-name="P22">перевод</text:p>
            </table:table-cell>
            <table:table-cell table:style-name="Table7.D1" office:value-type="string">
              <text:p text:style-name="P156">Слитные</text:p>
              <text:p text:style-name="P133">местоимения</text:p>
            </table:table-cell>
          </table:table-row>
          <table:table-row table:style-name="Table7.1">
            <table:table-cell table:style-name="Table7.A1" office:value-type="string">
              <text:p text:style-name="P20">на меня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yya</text:span></text:span></text:p>
            </table:table-cell>
            <table:table-cell table:style-name="Table7.A1" office:value-type="string">
              <text:p text:style-name="P20">мои книги</text:p>
            </table:table-cell>
            <table:table-cell table:style-name="Table7.D1" office:value-type="string">
              <text:p text:style-name="P64">kutubī</text:p>
            </table:table-cell>
          </table:table-row>
          <table:table-row table:style-name="Table7.1">
            <table:table-cell table:style-name="Table7.A1" office:value-type="string">
              <text:p text:style-name="P20">на нас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ynā</text:span></text:span></text:p>
            </table:table-cell>
            <table:table-cell table:style-name="Table7.A1" office:value-type="string">
              <text:p text:style-name="P20">наши книги</text:p>
            </table:table-cell>
            <table:table-cell table:style-name="Table7.D1" office:value-type="string">
              <text:p text:style-name="P64">kutubunā</text:p>
            </table:table-cell>
          </table:table-row>
          <table:table-row table:style-name="Table7.1">
            <table:table-cell table:style-name="Table7.A1" office:value-type="string">
              <text:p text:style-name="P20">на тебя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yka</text:span></text:span></text:p>
            </table:table-cell>
            <table:table-cell table:style-name="Table7.A1" office:value-type="string">
              <text:p text:style-name="P20">твои книги</text:p>
            </table:table-cell>
            <table:table-cell table:style-name="Table7.D1" office:value-type="string">
              <text:p text:style-name="P64">kutubuka</text:p>
            </table:table-cell>
          </table:table-row>
          <table:table-row table:style-name="Table7.1">
            <table:table-cell table:style-name="Table7.A1" office:value-type="string">
              <text:p text:style-name="P20">на тебя (ж)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yki</text:span></text:span></text:p>
            </table:table-cell>
            <table:table-cell table:style-name="Table7.A1" office:value-type="string">
              <text:p text:style-name="P20">твои (ж) книги</text:p>
            </table:table-cell>
            <table:table-cell table:style-name="Table7.D1" office:value-type="string">
              <text:p text:style-name="P64">kutubuki</text:p>
            </table:table-cell>
          </table:table-row>
          <table:table-row table:style-name="Table7.1">
            <table:table-cell table:style-name="Table7.A1" office:value-type="string">
              <text:p text:style-name="P20">на вас (2)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ykumā</text:span></text:span></text:p>
            </table:table-cell>
            <table:table-cell table:style-name="Table7.A1" office:value-type="string">
              <text:p text:style-name="P20">ваши (2) книги</text:p>
            </table:table-cell>
            <table:table-cell table:style-name="Table7.D1" office:value-type="string">
              <text:p text:style-name="P64">kutubukumā</text:p>
            </table:table-cell>
          </table:table-row>
          <table:table-row table:style-name="Table7.1">
            <table:table-cell table:style-name="Table7.A1" office:value-type="string">
              <text:p text:style-name="P20">на вас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ykum</text:span></text:span></text:p>
            </table:table-cell>
            <table:table-cell table:style-name="Table7.A1" office:value-type="string">
              <text:p text:style-name="P20">ваши книги</text:p>
            </table:table-cell>
            <table:table-cell table:style-name="Table7.D1" office:value-type="string">
              <text:p text:style-name="P64">kutubukum</text:p>
            </table:table-cell>
          </table:table-row>
          <table:table-row table:style-name="Table7.1">
            <table:table-cell table:style-name="Table7.A1" office:value-type="string">
              <text:p text:style-name="P20">на вас (ж)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</text:span></text:span><text:span text:style-name="Арабский_20_текст2_20_Знак"><text:span text:style-name="T62">ykunna</text:span></text:span></text:p>
            </table:table-cell>
            <table:table-cell table:style-name="Table7.A1" office:value-type="string">
              <text:p text:style-name="P20">ваши (ж) книги</text:p>
            </table:table-cell>
            <table:table-cell table:style-name="Table7.D1" office:value-type="string">
              <text:p text:style-name="P64">kutubukunna</text:p>
            </table:table-cell>
          </table:table-row>
          <table:table-row table:style-name="Table7.1">
            <table:table-cell table:style-name="Table7.A1" office:value-type="string">
              <text:p text:style-name="P20">на него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</text:span></text:span><text:span text:style-name="Арабский_20_текст2_20_Знак"><text:span text:style-name="T62">yhi</text:span></text:span></text:p>
            </table:table-cell>
            <table:table-cell table:style-name="Table7.A1" office:value-type="string">
              <text:p text:style-name="P20">его книги</text:p>
            </table:table-cell>
            <table:table-cell table:style-name="Table7.D1" office:value-type="string">
              <text:p text:style-name="P64">kutubuhu</text:p>
            </table:table-cell>
          </table:table-row>
          <table:table-row table:style-name="Table7.1">
            <table:table-cell table:style-name="Table7.A1" office:value-type="string">
              <text:p text:style-name="P20">на нее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</text:span></text:span><text:span text:style-name="Арабский_20_текст2_20_Знак"><text:span text:style-name="T62">yhā</text:span></text:span></text:p>
            </table:table-cell>
            <table:table-cell table:style-name="Table7.A1" office:value-type="string">
              <text:p text:style-name="P20">её книги</text:p>
            </table:table-cell>
            <table:table-cell table:style-name="Table7.D1" office:value-type="string">
              <text:p text:style-name="P64">kutubuhā</text:p>
            </table:table-cell>
          </table:table-row>
          <table:table-row table:style-name="Table7.1">
            <table:table-cell table:style-name="Table7.A1" office:value-type="string">
              <text:p text:style-name="P20">на них (2)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</text:span></text:span><text:span text:style-name="Арабский_20_текст2_20_Знак"><text:span text:style-name="T62">yhimā</text:span></text:span></text:p>
            </table:table-cell>
            <table:table-cell table:style-name="Table7.A1" office:value-type="string">
              <text:p text:style-name="P20">их (2) книги</text:p>
            </table:table-cell>
            <table:table-cell table:style-name="Table7.D1" office:value-type="string">
              <text:p text:style-name="P64">kutubuhumā</text:p>
            </table:table-cell>
          </table:table-row>
          <table:table-row table:style-name="Table7.1">
            <table:table-cell table:style-name="Table7.A1" office:value-type="string">
              <text:p text:style-name="P20">на них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</text:span></text:span><text:span text:style-name="Арабский_20_текст2_20_Знак"><text:span text:style-name="T62">yhim</text:span></text:span></text:p>
            </table:table-cell>
            <table:table-cell table:style-name="Table7.A1" office:value-type="string">
              <text:p text:style-name="P20">их книги</text:p>
            </table:table-cell>
            <table:table-cell table:style-name="Table7.D1" office:value-type="string">
              <text:p text:style-name="P64">kutubuhum</text:p>
            </table:table-cell>
          </table:table-row>
          <table:table-row table:style-name="Table7.1">
            <table:table-cell table:style-name="Table7.A1" office:value-type="string">
              <text:p text:style-name="P20">на них (ж)</text:p>
            </table:table-cell>
            <table:table-cell table:style-name="Table7.A1" office:value-type="string">
              <text:p text:style-name="P132"><text:span text:style-name="Арабский_20_текст2_20_Знак"><text:span text:style-name="T58">ʕ</text:span></text:span><text:span text:style-name="Арабский_20_текст2_20_Знак"><text:span text:style-name="T61">ala</text:span></text:span><text:span text:style-name="Арабский_20_текст2_20_Знак"><text:span text:style-name="T62">yhinna</text:span></text:span></text:p>
            </table:table-cell>
            <table:table-cell table:style-name="Table7.A1" office:value-type="string">
              <text:p text:style-name="P20">их (ж) книги</text:p>
            </table:table-cell>
            <table:table-cell table:style-name="Table7.D1" office:value-type="string">
              <text:p text:style-name="P64">kutubuhunna</text:p>
            </table:table-cell>
          </table:table-row>
        </table:table>
        <text:p text:style-name="P3">Таблица 4</text:p>
        <text:p text:style-name="Standard"><text:span text:style-name="T2">Слитные местоимения -</text:span><text:span text:style-name="T7">hunna, -humā, -hum</text:span><text:span text:style-name="Арабский_20_текст2_20_Знак"><text:span text:style-name="T53"> </text:span></text:span><text:span text:style-name="T2">меняют огласовку </text:span><text:span text:style-name="T7">u </text:span><text:span text:style-name="T2">на </text:span><text:span text:style-name="T7">i после открытых слогов на i, ī или закрытых на y</text:span><text:span text:style-name="T2">. Например: </text:span><text:span text:style-name="T7">Bi</text:span><text:span text:style-name="T8">h</text:span><text:span text:style-name="T7">im fīhimā, ilayhinnā, bihi fīhi, ilayhi.</text:span></text:p>
        <text:h text:style-name="P93" text:outline-level="3"><text:bookmark-start text:name="__RefHeading___Toc214722901"/>Указательные местоимения<text:bookmark-end text:name="__RefHeading___Toc214722901"/></text:h>
        <text:p text:style-name="P3"/>
        <table:table table:name="Table8" table:style-name="Table8">
          <table:table-column table:style-name="Table8.A" table:number-columns-repeated="2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P22">перевод</text:p>
            </table:table-cell>
            <table:table-cell table:style-name="Table8.A1" office:value-type="string">
              <text:p text:style-name="P22">множественное число</text:p>
            </table:table-cell>
            <table:table-cell table:style-name="Table8.A1" office:value-type="string">
              <text:p text:style-name="P22">единственное число</text:p>
            </table:table-cell>
            <table:table-cell table:style-name="Table8.D1" office:value-type="string">
              <text:p text:style-name="P22">перевод</text:p>
            </table:table-cell>
          </table:table-row>
          <table:table-row table:style-name="Table8.1">
            <table:table-cell table:style-name="Table8.A1" office:value-type="string">
              <text:p text:style-name="P20">эти (м)</text:p>
            </table:table-cell>
            <table:table-cell table:style-name="Table8.A1" office:value-type="string">
              <text:p text:style-name="P50"><text:span text:style-name="Арабский_20_текст2_20_Знак"><text:span text:style-name="T63">ha’ulā’i</text:span></text:span></text:p>
            </table:table-cell>
            <table:table-cell table:style-name="Table8.A1" office:value-type="string">
              <text:p text:style-name="P50"><text:span text:style-name="Арабский_20_текст2_20_Знак"><text:span text:style-name="T63">hāðā</text:span></text:span></text:p>
            </table:table-cell>
            <table:table-cell table:style-name="Table8.D1" office:value-type="string">
              <text:p text:style-name="P20">этот, это (м)</text:p>
            </table:table-cell>
          </table:table-row>
          <table:table-row table:style-name="Table8.1">
            <table:table-cell table:style-name="Table8.A1" office:value-type="string">
              <text:p text:style-name="P20">эти (ж)</text:p>
            </table:table-cell>
            <table:table-cell table:style-name="Table8.A1" office:value-type="string">
              <text:p text:style-name="P50"><text:span text:style-name="Арабский_20_текст2_20_Знак"><text:span text:style-name="T63">haðihi</text:span></text:span></text:p>
            </table:table-cell>
            <table:table-cell table:style-name="Table8.A1" office:value-type="string">
              <text:p text:style-name="P50"><text:span text:style-name="Арабский_20_текст2_20_Знак"><text:span text:style-name="T63">haðihi</text:span></text:span></text:p>
            </table:table-cell>
            <table:table-cell table:style-name="Table8.D1" office:value-type="string">
              <text:p text:style-name="P20">эта, это (ж)</text:p>
            </table:table-cell>
          </table:table-row>
          <table:table-row table:style-name="Table8.1">
            <table:table-cell table:style-name="Table8.A1" office:value-type="string">
              <text:p text:style-name="P20">те (м)</text:p>
            </table:table-cell>
            <table:table-cell table:style-name="Table8.A1" office:value-type="string">
              <text:p text:style-name="P50"><text:span text:style-name="Арабский_20_текст2_20_Знак"><text:span text:style-name="T63">ula’ika</text:span></text:span></text:p>
            </table:table-cell>
            <table:table-cell table:style-name="Table8.A1" office:value-type="string">
              <text:p text:style-name="P50"><text:span text:style-name="Арабский_20_текст2_20_Знак"><text:span text:style-name="T63">ðalka</text:span></text:span></text:p>
            </table:table-cell>
            <table:table-cell table:style-name="Table8.D1" office:value-type="string">
              <text:p text:style-name="P20">тот, то (м), это (м)</text:p>
            </table:table-cell>
          </table:table-row>
          <table:table-row table:style-name="Table8.1">
            <table:table-cell table:style-name="Table8.A1" office:value-type="string">
              <text:p text:style-name="P20">те (ж)</text:p>
            </table:table-cell>
            <table:table-cell table:style-name="Table8.A1" office:value-type="string">
              <text:p text:style-name="P50"><text:span text:style-name="Арабский_20_текст2_20_Знак"><text:span text:style-name="T63">tilka</text:span></text:span></text:p>
            </table:table-cell>
            <table:table-cell table:style-name="Table8.A1" office:value-type="string">
              <text:p text:style-name="P50"><text:span text:style-name="Арабский_20_текст2_20_Знак"><text:span text:style-name="T63">tilka</text:span></text:span></text:p>
            </table:table-cell>
            <table:table-cell table:style-name="Table8.D1" office:value-type="string">
              <text:p text:style-name="P20">та, то (ж), это (ж)</text:p>
            </table:table-cell>
          </table:table-row>
        </table:table>
        <text:p text:style-name="P3">Таблица 5.</text:p>
        <text:p text:style-name="P3">Встречаются указательные местоимения и в двойственном числе, например:</text:p>
        <text:p text:style-name="P114"><text:span text:style-name="T8">Haðāni (haðayni) </text:span><text:span text:style-name="T2">– эти двое (этих двоих)</text:span></text:p>
        <text:p text:style-name="P114"><text:span text:style-name="T8">hatāni </text:span><text:span text:style-name="T2">– эти две (ж)</text:span></text:p>
        <text:p text:style-name="Standard"><text:span text:style-name="T2">Другие формы двойственного числа указательных местоимений редко используются. </text:span></text:p>
      </text:section>
      <text:section text:style-name="Sect2" text:name="Section4">
        <text:h text:style-name="P158" text:outline-level="2"><text:bookmark-start text:name="__RefHeading___Toc214722902"/>Урок 3.<text:bookmark-end text:name="__RefHeading___Toc214722902"/></text:h>
        <text:h text:style-name="P93" text:outline-level="3"><text:bookmark-start text:name="__RefHeading___Toc214722903"/>Предлоги.<text:bookmark-end text:name="__RefHeading___Toc214722903"/></text:h>
        <text:p text:style-name="P6"><text:span text:style-name="T87">С</text:span>тавят <text:span text:style-name="T87">вводимый член </text:span>в родительный падеж.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22">предлог</text:p>
            </table:table-cell>
            <table:table-cell table:style-name="Table9.B1" office:value-type="string">
              <text:p text:style-name="P22">значения</text:p>
            </table:table-cell>
          </table:table-row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bi-</text:span></text:span></text:p>
            </table:table-cell>
            <table:table-cell table:style-name="Table9.B1" office:value-type="string">
              <text:p text:style-name="P20">с, во, (кем, чем), посредством</text:p>
            </table:table-cell>
          </table:table-row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min</text:span></text:span></text:p>
            </table:table-cell>
            <table:table-cell table:style-name="Table9.B1" office:value-type="string">
              <text:p text:style-name="P20">из, от</text:p>
            </table:table-cell>
          </table:table-row>
          <text:soft-page-break/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ilā</text:span></text:span></text:p>
            </table:table-cell>
            <table:table-cell table:style-name="Table9.B1" office:value-type="string">
              <text:p text:style-name="P20">к</text:p>
            </table:table-cell>
          </table:table-row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fī</text:span></text:span></text:p>
            </table:table-cell>
            <table:table-cell table:style-name="Table9.B1" office:value-type="string">
              <text:p text:style-name="P20">в, об</text:p>
            </table:table-cell>
          </table:table-row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li</text:span></text:span></text:p>
            </table:table-cell>
            <table:table-cell table:style-name="Table9.B1" office:value-type="string">
              <text:p text:style-name="P20">для, (кому, чье)</text:p>
            </table:table-cell>
          </table:table-row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alā</text:span></text:span></text:p>
            </table:table-cell>
            <table:table-cell table:style-name="Table9.B1" office:value-type="string">
              <text:p text:style-name="P20">на</text:p>
            </table:table-cell>
          </table:table-row>
          <table:table-row table:style-name="Table9.1">
            <table:table-cell table:style-name="Table9.A1" office:value-type="string">
              <text:p text:style-name="P82"><text:span text:style-name="Арабский_20_текст2_20_Знак"><text:span text:style-name="T63">ʕan</text:span></text:span></text:p>
            </table:table-cell>
            <table:table-cell table:style-name="Table9.B1" office:value-type="string">
              <text:p text:style-name="P20">о, об, от</text:p>
            </table:table-cell>
          </table:table-row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k</text:span></text:span><text:span text:style-name="Арабский_20_текст2_20_Знак"><text:span text:style-name="T64">a</text:span></text:span><text:span text:style-name="Арабский_20_текст2_20_Знак"><text:span text:style-name="T63">-</text:span></text:span></text:p>
            </table:table-cell>
            <table:table-cell table:style-name="Table9.B1" office:value-type="string">
              <text:p text:style-name="P20">как</text:p>
            </table:table-cell>
          </table:table-row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munðu</text:span></text:span></text:p>
            </table:table-cell>
            <table:table-cell table:style-name="Table9.B1" office:value-type="string">
              <text:p text:style-name="P20">тому назад</text:p>
            </table:table-cell>
          </table:table-row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ḥattā</text:span></text:span></text:p>
            </table:table-cell>
            <table:table-cell table:style-name="Table9.B1" office:value-type="string">
              <text:p text:style-name="P20">до, пока не</text:p>
            </table:table-cell>
          </table:table-row>
          <table:table-row table:style-name="Table9.1">
            <table:table-cell table:style-name="Table9.A1" office:value-type="string">
              <text:p text:style-name="P50"><text:span text:style-name="Арабский_20_текст2_20_Знак"><text:span text:style-name="T63">maʕa</text:span></text:span></text:p>
            </table:table-cell>
            <table:table-cell table:style-name="Table9.B1" office:value-type="string">
              <text:p text:style-name="P20">вместе с</text:p>
            </table:table-cell>
          </table:table-row>
        </table:table>
        <text:p text:style-name="P5">Таблица 6.</text:p>
        <text:p text:style-name="P13"><text:span text:style-name="T2">Предлоги </text:span><text:span text:style-name="T9">bi-, li-, ka- </text:span><text:span text:style-name="T2">пишутся всегда слитно с последующим словом. </text:span><text:span text:style-name="T9">Семантика предлогов не обязательно совпадает с другими </text:span><text:span text:style-name="T10">языками.</text:span></text:p>
        <text:h text:style-name="P93" text:outline-level="3"><text:bookmark-start text:name="__RefHeading___Toc214722904"/>Правильное множественное и двойственное числа имен.<text:bookmark-end text:name="__RefHeading___Toc214722904"/></text:h>
        <text:p text:style-name="P112">Мужского рода неопределенной формы. <text:span text:style-name="T111">+</text:span><text:span text:style-name="Арабский_20_текст2_20_Знак"><text:span text:style-name="T66">muhandis</text:span></text:span></text:p>
        <text:p text:style-name="P9"/>
        <table:table table:name="Table10" table:style-name="Table10">
          <table:table-column table:style-name="Table10.A" table:number-columns-repeated="5"/>
          <table:table-row table:style-name="Table10.1">
            <table:table-cell table:style-name="Table10.A1" office:value-type="string">
              <text:p text:style-name="P22">падеж</text:p>
            </table:table-cell>
            <table:table-cell table:style-name="Table10.A1" office:value-type="string">
              <text:p text:style-name="P22">множественное число</text:p>
            </table:table-cell>
            <table:table-cell table:style-name="Table10.A1" office:value-type="string">
              <text:p text:style-name="P22">двойственное число</text:p>
            </table:table-cell>
            <table:table-cell table:style-name="Table10.A1" office:value-type="string">
              <text:p text:style-name="P22">единственное число</text:p>
            </table:table-cell>
            <table:table-cell table:style-name="Table10.E1" office:value-type="string">
              <text:p text:style-name="P22">падеж</text:p>
            </table:table-cell>
          </table:table-row>
          <table:table-row table:style-name="Table10.2">
            <table:table-cell table:style-name="Table10.A2" office:value-type="string">
              <text:p text:style-name="P169">именительный</text:p>
            </table:table-cell>
            <table:table-cell table:style-name="Table10.A2" office:value-type="string">
              <text:p text:style-name="P169">-<text:span text:style-name="T88">ūna</text:span></text:p>
            </table:table-cell>
            <table:table-cell table:style-name="Table10.A2" office:value-type="string">
              <text:p text:style-name="P169">-<text:span text:style-name="T92">āni</text:span></text:p>
            </table:table-cell>
            <table:table-cell table:style-name="Table10.A2" office:value-type="string">
              <text:p text:style-name="P169"><text:span text:style-name="Арабский_20_текст2_20_Знак"><text:span text:style-name="T53">-</text:span></text:span><text:span text:style-name="Арабский_20_текст2_20_Знак"><text:span text:style-name="T97">un</text:span></text:span></text:p>
            </table:table-cell>
            <table:table-cell table:style-name="Table10.E2" office:value-type="string">
              <text:p text:style-name="P169">именительный</text:p>
            </table:table-cell>
          </table:table-row>
          <table:table-row table:style-name="Table10.3">
            <table:table-cell table:style-name="Table10.A1" table:number-rows-spanned="2" office:value-type="string">
              <text:p text:style-name="P169">косвенный</text:p>
            </table:table-cell>
            <table:table-cell table:style-name="Table10.A1" table:number-rows-spanned="2" office:value-type="string">
              <text:p text:style-name="P169">-<text:span text:style-name="T93">īna</text:span></text:p>
            </table:table-cell>
            <table:table-cell table:style-name="Table10.A1" table:number-rows-spanned="2" office:value-type="string">
              <text:p text:style-name="P169">-<text:span text:style-name="T110">a</text:span><text:span text:style-name="T93">yni</text:span></text:p>
            </table:table-cell>
            <table:table-cell table:style-name="Table10.A1" office:value-type="string">
              <text:p text:style-name="P169"><text:span text:style-name="Арабский_20_текст2_20_Знак"><text:span text:style-name="T53">-</text:span></text:span><text:span text:style-name="Арабский_20_текст2_20_Знак"><text:span text:style-name="T65">i</text:span></text:span><text:span text:style-name="Арабский_20_текст2_20_Знак"><text:span text:style-name="T97">n</text:span></text:span></text:p>
            </table:table-cell>
            <table:table-cell table:style-name="Table10.E1" office:value-type="string">
              <text:p text:style-name="P169">родительный</text:p>
            </table:table-cell>
          </table:table-row>
          <table:table-row table:style-name="Table10.4">
            <table:covered-table-cell/>
            <table:covered-table-cell/>
            <table:covered-table-cell/>
            <table:table-cell table:style-name="Table10.A1" office:value-type="string">
              <text:p text:style-name="P169"><text:span text:style-name="Арабский_20_текст2_20_Знак"><text:span text:style-name="T53">-</text:span></text:span><text:span text:style-name="Арабский_20_текст2_20_Знак"><text:span text:style-name="T65">a</text:span></text:span><text:span text:style-name="Арабский_20_текст2_20_Знак"><text:span text:style-name="T97">n </text:span></text:span><text:span text:style-name="Арабский_20_текст2_20_Знак"><text:span text:style-name="T98">(орфографический алеф)</text:span></text:span></text:p>
            </table:table-cell>
            <table:table-cell table:style-name="Table10.E1" office:value-type="string">
              <text:p text:style-name="P169">винительный</text:p>
            </table:table-cell>
          </table:table-row>
        </table:table>
        <text:p text:style-name="P5">Таблица 7. </text:p>
        <text:p text:style-name="P10">Мужского рода определенной формы. <text:span text:style-name="T111">+</text:span><text:span text:style-name="Арабский_20_текст2_20_Знак"><text:span text:style-name="T66">muhandis</text:span></text:span></text:p>
        <text:p text:style-name="P8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column table:style-name="Table11.E"/>
          <table:table-row table:style-name="Table11.1">
            <table:table-cell table:style-name="Table11.A1" office:value-type="string">
              <text:p text:style-name="P22">падеж</text:p>
            </table:table-cell>
            <table:table-cell table:style-name="Table11.A1" office:value-type="string">
              <text:p text:style-name="P22">множественное число</text:p>
            </table:table-cell>
            <table:table-cell table:style-name="Table11.A1" office:value-type="string">
              <text:p text:style-name="P22">двойственное число</text:p>
            </table:table-cell>
            <table:table-cell table:style-name="Table11.A1" office:value-type="string">
              <text:p text:style-name="P22">единственное число</text:p>
            </table:table-cell>
            <table:table-cell table:style-name="Table11.E1" office:value-type="string">
              <text:p text:style-name="P22">падеж</text:p>
            </table:table-cell>
          </table:table-row>
          <table:table-row table:style-name="Table11.2">
            <table:table-cell table:style-name="Table11.A1" office:value-type="string">
              <text:p text:style-name="P20">именительный</text:p>
            </table:table-cell>
            <table:table-cell table:style-name="Table11.A1" office:value-type="string">
              <text:p text:style-name="P51"><text:span text:style-name="Арабский_20_текст2_20_Знак"><text:span text:style-name="T65">al -ūna</text:span></text:span></text:p>
            </table:table-cell>
            <table:table-cell table:style-name="Table11.A1" office:value-type="string">
              <text:p text:style-name="P51"><text:span text:style-name="Арабский_20_текст2_20_Знак"><text:span text:style-name="T65">al -āna</text:span></text:span></text:p>
            </table:table-cell>
            <table:table-cell table:style-name="Table11.A1" office:value-type="string">
              <text:p text:style-name="P65"><text:span text:style-name="Арабский_20_текст2_20_Знак"><text:span text:style-name="T65">al -u</text:span></text:span></text:p>
            </table:table-cell>
            <table:table-cell table:style-name="Table11.E1" office:value-type="string">
              <text:p text:style-name="P20">именительный</text:p>
            </table:table-cell>
          </table:table-row>
          <table:table-row table:style-name="Table11.3">
            <table:table-cell table:style-name="Table11.A1" table:number-rows-spanned="2" office:value-type="string">
              <text:p text:style-name="P20">косвенный</text:p>
            </table:table-cell>
            <table:table-cell table:style-name="Table11.A1" table:number-rows-spanned="2" office:value-type="string">
              <text:p text:style-name="P51"><text:span text:style-name="Арабский_20_текст2_20_Знак"><text:span text:style-name="T65">al -īna</text:span></text:span></text:p>
            </table:table-cell>
            <table:table-cell table:style-name="Table11.A1" table:number-rows-spanned="2" office:value-type="string">
              <text:p text:style-name="P51"><text:span text:style-name="Арабский_20_текст2_20_Знак"><text:span text:style-name="T65">al -īni</text:span></text:span></text:p>
            </table:table-cell>
            <table:table-cell table:style-name="Table11.A1" office:value-type="string">
              <text:p text:style-name="P51"><text:span text:style-name="Арабский_20_текст2_20_Знак"><text:span text:style-name="T65">al -i</text:span></text:span></text:p>
            </table:table-cell>
            <table:table-cell table:style-name="Table11.E1" office:value-type="string">
              <text:p text:style-name="P20">родительный</text:p>
            </table:table-cell>
          </table:table-row>
          <table:table-row table:style-name="Table11.4">
            <table:covered-table-cell/>
            <table:covered-table-cell/>
            <table:covered-table-cell/>
            <table:table-cell table:style-name="Table11.A1" office:value-type="string">
              <text:p text:style-name="P89"><text:span text:style-name="Арабский_20_текст2_20_Знак"><text:span text:style-name="T65">al -a</text:span></text:span></text:p>
            </table:table-cell>
            <table:table-cell table:style-name="Table11.E1" office:value-type="string">
              <text:p text:style-name="P36">винительный</text:p>
            </table:table-cell>
          </table:table-row>
        </table:table>
        <text:p text:style-name="P5">Таблица 8. </text:p>
        <text:p text:style-name="P106">В двойственном и правильном множественном числе есть только два падежа: прямой (именительный) и косвенный. Определенная форма не отличается окончани<text:span text:style-name="T111">ем</text:span> от неопределенной формы.</text:p>
        <text:p text:style-name="P37">Многие слова образуют неправильную (ломаную) форму множественного числа.</text:p>
        <text:p text:style-name="P5">Например:</text:p>
        <text:p text:style-name="P5"/>
        <table:table table:name="Table12" table:style-name="Table12">
          <table:table-column table:style-name="Table12.A" table:number-columns-repeated="2"/>
          <table:table-column table:style-name="Table12.C"/>
          <table:table-column table:style-name="Table12.D"/>
          <table:table-row table:style-name="Table12.1">
            <table:table-cell table:style-name="Table12.A1" office:value-type="string">
              <text:p text:style-name="P23">перевод</text:p>
            </table:table-cell>
            <table:table-cell table:style-name="Table12.A1" office:value-type="string">
              <text:p text:style-name="P23">множественное число</text:p>
            </table:table-cell>
            <table:table-cell table:style-name="Table12.A1" office:value-type="string">
              <text:p text:style-name="P23">единственное число</text:p>
            </table:table-cell>
            <table:table-cell table:style-name="Table12.D1" office:value-type="string">
              <text:p text:style-name="P23">перевод</text:p>
            </table:table-cell>
          </table:table-row>
          <table:table-row table:style-name="Table12.1">
            <table:table-cell table:style-name="Table12.A1" office:value-type="string">
              <text:p text:style-name="P21">книги</text:p>
            </table:table-cell>
            <table:table-cell table:style-name="Table12.A1" office:value-type="string">
              <text:p text:style-name="P83"><text:span text:style-name="Арабский_20_текст2_20_Знак"><text:span text:style-name="T67">kutubun</text:span></text:span></text:p>
            </table:table-cell>
            <table:table-cell table:style-name="Table12.A1" office:value-type="string">
              <text:p text:style-name="P85"><text:span text:style-name="Арабский_20_текст2_20_Знак"><text:span text:style-name="T67">kitābun</text:span></text:span></text:p>
            </table:table-cell>
            <table:table-cell table:style-name="Table12.D1" office:value-type="string">
              <text:p text:style-name="P21">книга</text:p>
            </table:table-cell>
          </table:table-row>
          <table:table-row table:style-name="Table12.1">
            <table:table-cell table:style-name="Table12.A1" office:value-type="string">
              <text:p text:style-name="P21">студент</text:p>
            </table:table-cell>
            <table:table-cell table:style-name="Table12.A1" office:value-type="string">
              <text:p text:style-name="P52"><text:span text:style-name="Арабский_20_текст2_20_Знак"><text:span text:style-name="T67">ṭullābun</text:span></text:span></text:p>
            </table:table-cell>
            <table:table-cell table:style-name="Table12.A1" office:value-type="string">
              <text:p text:style-name="P41"><text:span text:style-name="Арабский_20_текст2_20_Знак"><text:span text:style-name="T67">ṭālibun</text:span></text:span></text:p>
            </table:table-cell>
            <table:table-cell table:style-name="Table12.D1" office:value-type="string">
              <text:p text:style-name="P21">студент</text:p>
            </table:table-cell>
          </table:table-row>
          <text:soft-page-break/>
          <table:table-row table:style-name="Table12.1">
            <table:table-cell table:style-name="Table12.A1" office:value-type="string">
              <text:p text:style-name="P21">город</text:p>
            </table:table-cell>
            <table:table-cell table:style-name="Table12.A1" office:value-type="string">
              <text:p text:style-name="P52"><text:span text:style-name="Арабский_20_текст2_20_Знак"><text:span text:style-name="T67">mudunun</text:span></text:span></text:p>
            </table:table-cell>
            <table:table-cell table:style-name="Table12.A1" office:value-type="string">
              <text:p text:style-name="P52"><text:span text:style-name="Арабский_20_текст2_20_Знак"><text:span text:style-name="T67">madīnatun</text:span></text:span></text:p>
            </table:table-cell>
            <table:table-cell table:style-name="Table12.D1" office:value-type="string">
              <text:p text:style-name="P21">город</text:p>
            </table:table-cell>
          </table:table-row>
          <table:table-row table:style-name="Table12.1">
            <table:table-cell table:style-name="Table12.A1" office:value-type="string">
              <text:p text:style-name="P21">посланник</text:p>
            </table:table-cell>
            <table:table-cell table:style-name="Table12.A1" office:value-type="string">
              <text:p text:style-name="P52"><text:span text:style-name="Арабский_20_текст2_20_Знак"><text:span text:style-name="T67">rusulun</text:span></text:span></text:p>
            </table:table-cell>
            <table:table-cell table:style-name="Table12.A1" office:value-type="string">
              <text:p text:style-name="P52"><text:span text:style-name="Арабский_20_текст2_20_Знак"><text:span text:style-name="T67">rasūlun</text:span></text:span></text:p>
            </table:table-cell>
            <table:table-cell table:style-name="Table12.D1" office:value-type="string">
              <text:p text:style-name="P21">посланник</text:p>
            </table:table-cell>
          </table:table-row>
        </table:table>
        <text:p text:style-name="P10">Женского рода неопределенной формы.<text:span text:style-name="T90">+muhandis</text:span></text:p>
        <text:p text:style-name="P10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row table:style-name="Table13.1">
            <table:table-cell table:style-name="Table13.A1" office:value-type="string">
              <text:p text:style-name="P22">падеж</text:p>
            </table:table-cell>
            <table:table-cell table:style-name="Table13.A1" office:value-type="string">
              <text:p text:style-name="P22">множественное число</text:p>
            </table:table-cell>
            <table:table-cell table:style-name="Table13.A1" office:value-type="string">
              <text:p text:style-name="P22">двойственное число</text:p>
            </table:table-cell>
            <table:table-cell table:style-name="Table13.A1" office:value-type="string">
              <text:p text:style-name="P22">единственное число</text:p>
            </table:table-cell>
            <table:table-cell table:style-name="Table13.E1" office:value-type="string">
              <text:p text:style-name="P22">падеж</text:p>
            </table:table-cell>
          </table:table-row>
          <table:table-row table:style-name="Table13.2">
            <table:table-cell table:style-name="Table13.A1" office:value-type="string">
              <text:p text:style-name="P20">именительный</text:p>
            </table:table-cell>
            <table:table-cell table:style-name="Table13.A1" office:value-type="string">
              <text:p text:style-name="Арабский_20_текст2"><text:span text:style-name="Арабский_20_текст2_20_Знак"><text:span text:style-name="T53">-</text:span></text:span><text:span text:style-name="Арабский_20_текст2_20_Знак"><text:span text:style-name="T67">ātun</text:span></text:span></text:p>
            </table:table-cell>
            <table:table-cell table:style-name="Table13.A1" office:value-type="string">
              <text:p text:style-name="P48"><text:span text:style-name="Арабский_20_текст2_20_Знак"><text:span text:style-name="T53">-</text:span></text:span><text:span text:style-name="Арабский_20_текст2_20_Знак"><text:span text:style-name="T68">atāni</text:span></text:span></text:p>
            </table:table-cell>
            <table:table-cell table:style-name="Table13.A1" office:value-type="string">
              <text:p text:style-name="P40"><text:span text:style-name="Арабский_20_текст2_20_Знак"><text:span text:style-name="T53">-</text:span></text:span><text:span text:style-name="Арабский_20_текст2_20_Знак"><text:span text:style-name="T67">atun</text:span></text:span></text:p>
            </table:table-cell>
            <table:table-cell table:style-name="Table13.E1" office:value-type="string">
              <text:p text:style-name="P20">именительный</text:p>
            </table:table-cell>
          </table:table-row>
          <table:table-row table:style-name="Table13.3">
            <table:table-cell table:style-name="Table13.A1" table:number-rows-spanned="2" office:value-type="string">
              <text:p text:style-name="P20">косвенный</text:p>
            </table:table-cell>
            <table:table-cell table:style-name="Table13.A1" table:number-rows-spanned="2" office:value-type="string">
              <text:p text:style-name="Арабский_20_текст2"><text:span text:style-name="Арабский_20_текст2_20_Знак"><text:span text:style-name="T53">-</text:span></text:span><text:span text:style-name="Арабский_20_текст2_20_Знак"><text:span text:style-name="T67">ātin</text:span></text:span></text:p>
            </table:table-cell>
            <table:table-cell table:style-name="Table13.A1" table:number-rows-spanned="2" office:value-type="string">
              <text:p text:style-name="P88"><text:span text:style-name="Арабский_20_текст2_20_Знак"><text:span text:style-name="T68">-atayni</text:span></text:span></text:p>
            </table:table-cell>
            <table:table-cell table:style-name="Table13.A1" office:value-type="string">
              <text:p text:style-name="P40"><text:span text:style-name="Арабский_20_текст2_20_Знак"><text:span text:style-name="T53">-</text:span></text:span><text:span text:style-name="Арабский_20_текст2_20_Знак"><text:span text:style-name="T67">atin</text:span></text:span></text:p>
            </table:table-cell>
            <table:table-cell table:style-name="Table13.E1" office:value-type="string">
              <text:p text:style-name="P20">родительный</text:p>
            </table:table-cell>
          </table:table-row>
          <table:table-row table:style-name="Table13.4">
            <table:covered-table-cell/>
            <table:covered-table-cell/>
            <table:covered-table-cell/>
            <table:table-cell table:style-name="Table13.A1" office:value-type="string">
              <text:p text:style-name="P40"><text:span text:style-name="Арабский_20_текст2_20_Знак"><text:span text:style-name="T53">-</text:span></text:span><text:span text:style-name="Арабский_20_текст2_20_Знак"><text:span text:style-name="T67">atan</text:span></text:span></text:p>
            </table:table-cell>
            <table:table-cell table:style-name="Table13.E1" office:value-type="string">
              <text:p text:style-name="P20">винительный</text:p>
            </table:table-cell>
          </table:table-row>
        </table:table>
        <text:p text:style-name="P5">Таблица 9.</text:p>
        <text:p text:style-name="P10">Женского рода определенной формы. <text:span text:style-name="T112">+ </text:span></text:p>
        <text:p text:style-name="P10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column table:style-name="Table14.E"/>
          <table:table-row table:style-name="Table14.1">
            <table:table-cell table:style-name="Table14.A1" office:value-type="string">
              <text:p text:style-name="P22">падеж</text:p>
            </table:table-cell>
            <table:table-cell table:style-name="Table14.A1" office:value-type="string">
              <text:p text:style-name="P22">множественное число</text:p>
            </table:table-cell>
            <table:table-cell table:style-name="Table14.A1" office:value-type="string">
              <text:p text:style-name="P22">двойственное число</text:p>
            </table:table-cell>
            <table:table-cell table:style-name="Table14.A1" office:value-type="string">
              <text:p text:style-name="P22">единственное число</text:p>
            </table:table-cell>
            <table:table-cell table:style-name="Table14.E1" office:value-type="string">
              <text:p text:style-name="P22">падеж</text:p>
            </table:table-cell>
          </table:table-row>
          <table:table-row table:style-name="Table14.2">
            <table:table-cell table:style-name="Table14.A1" office:value-type="string">
              <text:p text:style-name="P20">именительный</text:p>
            </table:table-cell>
            <table:table-cell table:style-name="Table14.A1" office:value-type="string">
              <text:p text:style-name="P78"><text:span text:style-name="Арабский_20_текст2_20_Знак"><text:span text:style-name="T68">al -ātu</text:span></text:span></text:p>
            </table:table-cell>
            <table:table-cell table:style-name="Table14.A1" office:value-type="string">
              <text:p text:style-name="P84"><text:span text:style-name="Арабский_20_текст2_20_Знак"><text:span text:style-name="T68">al -atāni</text:span></text:span></text:p>
            </table:table-cell>
            <table:table-cell table:style-name="Table14.A1" office:value-type="string">
              <text:p text:style-name="P66"><text:span text:style-name="Арабский_20_текст2_20_Знак"><text:span text:style-name="T68">al -atu</text:span></text:span></text:p>
            </table:table-cell>
            <table:table-cell table:style-name="Table14.E1" office:value-type="string">
              <text:p text:style-name="P20">именительный</text:p>
            </table:table-cell>
          </table:table-row>
          <table:table-row table:style-name="Table14.3">
            <table:table-cell table:style-name="Table14.A1" table:number-rows-spanned="2" office:value-type="string">
              <text:p text:style-name="P20">косвенный</text:p>
            </table:table-cell>
            <table:table-cell table:style-name="Table14.A1" table:number-rows-spanned="2" office:value-type="string">
              <text:p text:style-name="P78"><text:span text:style-name="Арабский_20_текст2_20_Знак"><text:span text:style-name="T68">al -āti</text:span></text:span></text:p>
            </table:table-cell>
            <table:table-cell table:style-name="Table14.A1" table:number-rows-spanned="2" office:value-type="string">
              <text:p text:style-name="P90"><text:span text:style-name="Арабский_20_текст2_20_Знак"><text:span text:style-name="T68">al -atayni</text:span></text:span></text:p>
            </table:table-cell>
            <table:table-cell table:style-name="Table14.A1" office:value-type="string">
              <text:p text:style-name="P66"><text:span text:style-name="Арабский_20_текст2_20_Знак"><text:span text:style-name="T68">al -ati</text:span></text:span></text:p>
            </table:table-cell>
            <table:table-cell table:style-name="Table14.E1" office:value-type="string">
              <text:p text:style-name="P20">родительный</text:p>
            </table:table-cell>
          </table:table-row>
          <table:table-row table:style-name="Table14.4">
            <table:covered-table-cell/>
            <table:covered-table-cell/>
            <table:covered-table-cell/>
            <table:table-cell table:style-name="Table14.A1" office:value-type="string">
              <text:p text:style-name="P66"><text:span text:style-name="Арабский_20_текст2_20_Знак"><text:span text:style-name="T68">al -ata</text:span></text:span></text:p>
            </table:table-cell>
            <table:table-cell table:style-name="Table14.E1" office:value-type="string">
              <text:p text:style-name="P20">винительный</text:p>
            </table:table-cell>
          </table:table-row>
        </table:table>
        <text:p text:style-name="P5">Таблица 10. </text:p>
        <text:p text:style-name="P13"><text:span text:style-name="T2">Наиболее частым признаком женского рода является та марбута </text:span><text:span text:style-name="Арабский_20_текст2_20_Знак"><text:span text:style-name="T53">ة ـة</text:span></text:span><text:span text:style-name="T2"> .</text:span></text:p>
      </text:section>
      <text:section text:style-name="Sect2" text:name="Section6">
        <text:h text:style-name="P158" text:outline-level="2"><text:bookmark-start text:name="__RefHeading___Toc214722905"/>Урок 4.<text:bookmark-end text:name="__RefHeading___Toc214722905"/></text:h>
        <text:h text:style-name="P93" text:outline-level="3"><text:bookmark-start text:name="__RefHeading___Toc214722906"/>Словосочетания типа Идофа.<text:bookmark-end text:name="__RefHeading___Toc214722906"/></text:h>
        <text:p text:style-name="P3"><text:span text:style-name="T112">Беспредложная синтаксическая связь слов, соответствующая родительному падежу русского языка.</text:span>Второе слово в идофе обычно отвечает на вопрос кого? или чего?:</text:p>
        <text:p text:style-name="P115"><text:span text:style-name="T2">Первое слово </text:span><text:span text:style-name="T11">в неопределённой форме, </text:span><text:span text:style-name="T2">второе ставится в косвенный (родительный) падеж и обычно </text:span><text:span text:style-name="T11">определено (</text:span><text:span text:style-name="T2">артикл</text:span><text:span text:style-name="T11">ем</text:span><text:span text:style-name="T2"> </text:span><text:span text:style-name="Арабский_20_текст2_20_Знак"><text:span text:style-name="T53">ال</text:span></text:span><text:span text:style-name="T2"> и танвин </text:span><text:span text:style-name="T45">ٍ</text:span><text:span text:style-name="T2"> или местоимен</text:span><text:span text:style-name="T11">ным суффиксом) </text:span><text:span text:style-name="T2">или само является первым словом в идофе с последующим словом. </text:span><text:span text:style-name="T11">При вложенной идофе все члены кроме первого ставятся в родительный падеж: машина учителя нашей школы : sayyāratu mudarrisi madrasatinā</text:span></text:p>
        <text:p text:style-name="P3"/>
        <text:p text:style-name="Standard"><text:span text:style-name="T2">Если перед идофой стоит предлог, </text:span><text:span text:style-name="T12">в родительный падеж ставится и </text:span><text:span text:style-name="T2">первое слово. </text:span></text:p>
        <text:p text:style-name="P116"><text:span text:style-name="T2">Хвала Господу миров (с предлогом </text:span><text:span text:style-name="T12">li-</text:span><text:span text:style-name="T2">) : </text:span><text:span text:style-name="T12">Al-ḥamdu li-rabbi l-</text:span><text:span text:style-name="T100">ʕālamīna</text:span></text:p>
      </text:section>
      <text:section text:style-name="Sect2" text:name="Section8">
        <text:h text:style-name="P158" text:outline-level="2"><text:bookmark-start text:name="__RefHeading___Toc214722907"/>Урок 5.<text:bookmark-end text:name="__RefHeading___Toc214722907"/></text:h>
        <text:h text:style-name="Heading_20_3" text:outline-level="3"><text:bookmark-start text:name="__RefHeading___Toc214722908"/><text:span text:style-name="T2">Частица </text:span><text:span text:style-name="T12">inna</text:span><text:bookmark-end text:name="__RefHeading___Toc214722908"/></text:h>
        <text:p text:style-name="P117"><text:span text:style-name="T2">Частица </text:span><text:span text:style-name="T12">inna ‘ведь, же’ изменяет синтаксис арабского предложения, но семантически не представляет сложности. Переводчики часто злоупотребляют </text:span><text:soft-page-break/><text:span text:style-name="T12">торжественным и формальным стил</text:span><text:span text:style-name="T13">ем предложения и </text:span><text:span text:style-name="T12">пере</text:span><text:span text:style-name="T13">водят </text:span><text:span text:style-name="T12">эт</text:span><text:span text:style-name="T13">у</text:span><text:span text:style-name="T12"> частиц</text:span><text:span text:style-name="T13">у ‘действительно, истинно’. В этом нет нужды.</text:span></text:p>
        <text:p text:style-name="P3"><text:span text:style-name="T113">В п</text:span>росто<text:span text:style-name="T113">м</text:span> именно<text:span text:style-name="T113">м</text:span> предложени<text:span text:style-name="T113">и эта частица приводит к постановке </text:span>им<text:span text:style-name="T113">ени </text:span>существительно<text:span text:style-name="T113">го (? подлежащего)</text:span> в винительный <text:span text:style-name="T113">падеж</text:span>:</text:p>
        <table:table table:name="Table19" table:style-name="Table19">
          <table:table-column table:style-name="Table19.A" table:number-columns-repeated="2"/>
          <table:table-column table:style-name="Table19.C"/>
          <table:table-column table:style-name="Table19.D"/>
          <table:table-row table:style-name="Table19.1">
            <table:table-cell table:style-name="Table19.A1" office:value-type="string">
              <text:p text:style-name="P22">перевод</text:p>
            </table:table-cell>
            <table:table-cell table:style-name="Table19.A1" office:value-type="string">
              <text:p text:style-name="P18"><text:span text:style-name="T30">с частицей </text:span><text:span text:style-name="T31">inna</text:span></text:p>
            </table:table-cell>
            <table:table-cell table:style-name="Table19.A1" office:value-type="string">
              <text:p text:style-name="P22">простое именное предложение</text:p>
            </table:table-cell>
            <table:table-cell table:style-name="Table19.D1" office:value-type="string">
              <text:p text:style-name="P22">перевод</text:p>
            </table:table-cell>
          </table:table-row>
          <table:table-row table:style-name="Table19.1">
            <table:table-cell table:style-name="Table19.A1" office:value-type="string">
              <text:p text:style-name="P20"><text:span text:style-name="T113">Ведь</text:span> Бог – богатый, славный</text:p>
            </table:table-cell>
            <table:table-cell table:style-name="Table19.A1" office:value-type="string">
              <text:p text:style-name="P151"><text:span text:style-name="Арабский_20_текст2_20_Знак"><text:span text:style-name="T39">Inna </text:span></text:span><text:span text:style-name="Арабский_20_текст2_20_Знак"><text:span text:style-name="T34">Allah</text:span></text:span><text:span text:style-name="Арабский_20_текст2_20_Знак"><text:span text:style-name="T39">a</text:span></text:span><text:span text:style-name="Арабский_20_текст2_20_Знак"><text:span text:style-name="T34"> </text:span></text:span><text:span text:style-name="Арабский_20_текст2_20_Знак"><text:span text:style-name="T103">ghaniyyun ḥamīdun</text:span></text:span></text:p>
            </table:table-cell>
            <table:table-cell table:style-name="Table19.A1" office:value-type="string">
              <text:p text:style-name="P151"><text:span text:style-name="Арабский_20_текст2_20_Знак"><text:span text:style-name="T38">Allahu </text:span></text:span><text:span text:style-name="Арабский_20_текст2_20_Знак"><text:span text:style-name="T103">ghaniyyun ḥamīdun</text:span></text:span></text:p>
            </table:table-cell>
            <table:table-cell table:style-name="Table19.D1" office:value-type="string">
              <text:p text:style-name="P20">Бог – богатый, славный</text:p>
            </table:table-cell>
          </table:table-row>
          <table:table-row table:style-name="Table19.1">
            <table:table-cell table:style-name="Table19.A1" office:value-type="string">
              <text:p text:style-name="P20"><text:span text:style-name="T114">Ведь</text:span> Он прощающий</text:p>
            </table:table-cell>
            <table:table-cell table:style-name="Table19.A1" office:value-type="string">
              <text:p text:style-name="P145"><text:span text:style-name="Арабский_20_текст2_20_Знак"><text:span text:style-name="T34">Innahu <text:s/></text:span></text:span><text:span text:style-name="Арабский_20_текст2_20_Знак"><text:span text:style-name="T39">ghafūrun</text:span></text:span></text:p>
            </table:table-cell>
            <table:table-cell table:style-name="Table19.A1" office:value-type="string">
              <text:p text:style-name="P145"><text:span text:style-name="Арабский_20_текст2_20_Знак"><text:span text:style-name="T39">Huwa ghafūrun</text:span></text:span></text:p>
            </table:table-cell>
            <table:table-cell table:style-name="Table19.D1" office:value-type="string">
              <text:p text:style-name="P20">Он прощающий</text:p>
              <text:p text:style-name="P145"/>
            </table:table-cell>
          </table:table-row>
          <table:table-row table:style-name="Table19.1">
            <table:table-cell table:style-name="Table19.A1" office:value-type="string">
              <text:p text:style-name="P20"><text:span text:style-name="T113">Ведь </text:span>человек в убытке</text:p>
            </table:table-cell>
            <table:table-cell table:style-name="Table19.A1" office:value-type="string">
              <text:p text:style-name="P145"><text:span text:style-name="Арабский_20_текст2_20_Знак"><text:span text:style-name="T34">Inna </text:span></text:span><text:span text:style-name="Арабский_20_текст2_20_Знак"><text:span text:style-name="T39">l-insān</text:span></text:span><text:span text:style-name="Арабский_20_текст2_20_Знак"><text:span text:style-name="T34">a</text:span></text:span><text:span text:style-name="Арабский_20_текст2_20_Знак"><text:span text:style-name="T39"> fī xusrin</text:span></text:span></text:p>
            </table:table-cell>
            <table:table-cell table:style-name="Table19.A1" office:value-type="string">
              <text:p text:style-name="P145"><text:span text:style-name="Арабский_20_текст2_20_Знак"><text:span text:style-name="T39">Al-insānu fī xusrin</text:span></text:span></text:p>
            </table:table-cell>
            <table:table-cell table:style-name="Table19.D1" office:value-type="string">
              <text:p text:style-name="P20">Человек в убытке</text:p>
            </table:table-cell>
          </table:table-row>
          <table:table-row table:style-name="Table19.1">
            <table:table-cell table:style-name="Table19.A1" office:value-type="string">
              <text:p text:style-name="P20"><text:span text:style-name="T113">Ведь </text:span>неверные – нечестивцы</text:p>
            </table:table-cell>
            <table:table-cell table:style-name="Table19.A1" office:value-type="string">
              <text:p text:style-name="P145"><text:span text:style-name="Арабский_20_текст2_20_Знак"><text:span text:style-name="T34">Inna </text:span></text:span><text:span text:style-name="Арабский_20_текст2_20_Знак"><text:span text:style-name="T39">l-kāfir</text:span></text:span><text:span text:style-name="Арабский_20_текст2_20_Знак"><text:span text:style-name="T34">ī</text:span></text:span><text:span text:style-name="Арабский_20_текст2_20_Знак"><text:span text:style-name="T39">na fāsiqūna</text:span></text:span></text:p>
            </table:table-cell>
            <table:table-cell table:style-name="Table19.A1" office:value-type="string">
              <text:p text:style-name="P145"><text:span text:style-name="Арабский_20_текст2_20_Знак"><text:span text:style-name="T39">Al-kāfirūna fāsiqūna</text:span></text:span></text:p>
            </table:table-cell>
            <table:table-cell table:style-name="Table19.D1" office:value-type="string">
              <text:p text:style-name="P20">Неверные – нечестивцы</text:p>
            </table:table-cell>
          </table:table-row>
          <table:table-row table:style-name="Table19.1">
            <table:table-cell table:style-name="Table19.A1" office:value-type="string">
              <text:p text:style-name="P20"><text:span text:style-name="T114">Ведь</text:span> с тяжестью легкость</text:p>
            </table:table-cell>
            <table:table-cell table:style-name="Table19.A1" office:value-type="string">
              <text:p text:style-name="P152"><text:span text:style-name="Арабский_20_текст2_20_Знак"><text:span text:style-name="T102">Inna m</text:span></text:span><text:span text:style-name="Арабский_20_текст2_20_Знак"><text:span text:style-name="T104">aʕa l-ʕusri yusr</text:span></text:span><text:span text:style-name="Арабский_20_текст2_20_Знак"><text:span text:style-name="T102">a</text:span></text:span><text:span text:style-name="Арабский_20_текст2_20_Знак"><text:span text:style-name="T104">n</text:span></text:span></text:p>
            </table:table-cell>
            <table:table-cell table:style-name="Table19.A1" office:value-type="string">
              <text:p text:style-name="P152"><text:span text:style-name="Арабский_20_текст2_20_Знак"><text:span text:style-name="T104">Maʕa l-ʕusri yusrun</text:span></text:span></text:p>
            </table:table-cell>
            <table:table-cell table:style-name="Table19.D1" office:value-type="string">
              <text:p text:style-name="P20">с тяжестью — легкость</text:p>
            </table:table-cell>
          </table:table-row>
        </table:table>
        <text:p text:style-name="Standard"><text:span text:style-name="T2">Есть подобные по воздействию частиц</text:span><text:span text:style-name="T15">ы</text:span><text:span text:style-name="T2"> </text:span><text:span text:style-name="T14">inna </text:span><text:span text:style-name="T2">частицы: </text:span><text:span text:style-name="T14">anna, ka’anna, lakinna, </text:span><text:span text:style-name="T101">laʕalla.</text:span></text:p>
        <text:p text:style-name="P157">Их <text:span text:style-name="T115">в шутку </text:span>называют Инна и Анна и их сестры. <text:span text:style-name="T116">[Картинка: «Три сестры» Чехова]</text:span></text:p>
        <text:p text:style-name="P118"><text:span text:style-name="Арабский_20_текст2_20_Знак"><text:span text:style-name="T69">An</text:span></text:span><text:span text:style-name="Арабский_20_текст2_20_Знак"><text:span text:style-name="T69">na</text:span></text:span><text:span text:style-name="T2"> – что, <text:s text:c="2"/></text:span><text:span text:style-name="T14">ka’anna </text:span><text:span text:style-name="T2">– как будто</text:span><text:span text:style-name="T15">, </text:span><text:span text:style-name="T14">lakinna</text:span><text:span text:style-name="T2"> – однако, </text:span><text:span text:style-name="T101">laʕalla</text:span><text:span text:style-name="T2"> – может быть.</text:span></text:p>
        <text:h text:style-name="P93" text:outline-level="3"><text:bookmark-start text:name="__RefHeading___Toc214722909"/>Причастия.<text:bookmark-end text:name="__RefHeading___Toc214722909"/></text:h>
        <text:p text:style-name="P3">В арабском языке часто используют причастия там, где по-русски используют глагол. Например:</text:p>
        <text:p text:style-name="P3"/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P20">Куда ты направляющийся?</text:p>
              <text:p text:style-name="P20">(куда ты идешь?)</text:p>
            </table:table-cell>
            <table:table-cell table:style-name="Table20.B1" office:value-type="string">
              <text:p text:style-name="P160">ilā <text:span text:style-name="T117">ayna anta ðāhibun?</text:span></text:p>
            </table:table-cell>
          </table:table-row>
          <table:table-row table:style-name="Table20.1">
            <table:table-cell table:style-name="Table20.A1" office:value-type="string">
              <text:p text:style-name="P20">Я направляющийся в мечеть</text:p>
              <text:p text:style-name="P20">(Я иду в мечеть)</text:p>
            </table:table-cell>
            <table:table-cell table:style-name="Table20.B1" office:value-type="string">
              <text:p text:style-name="P161">anā ðāhibun ilā l-masjidi</text:p>
            </table:table-cell>
          </table:table-row>
          <table:table-row table:style-name="Table20.1">
            <table:table-cell table:style-name="Table20.A1" office:value-type="string">
              <text:p text:style-name="P20">Он сидящий в мечети.</text:p>
              <text:p text:style-name="P20">(Он сидит в мечети.)</text:p>
            </table:table-cell>
            <table:table-cell table:style-name="Table20.B1" office:value-type="string">
              <text:p text:style-name="P161">Huwa jālisun fī l-masjidi</text:p>
            </table:table-cell>
          </table:table-row>
        </table:table>
        <text:h text:style-name="P93" text:outline-level="3"><text:bookmark-start text:name="__RefHeading___Toc214722910"/>Сравнительная и превосходная степень имен прилагательных.<text:bookmark-end text:name="__RefHeading___Toc214722910"/></text:h>
        <table:table table:name="Table21" table:style-name="Table21">
          <table:table-column table:style-name="Table21.A"/>
          <table:table-column table:style-name="Table21.B"/>
          <table:table-column table:style-name="Table21.A"/>
          <table:table-column table:style-name="Table21.D"/>
          <table:table-column table:style-name="Table21.B"/>
          <table:table-column table:style-name="Table21.F"/>
          <table:table-row table:style-name="Table21.1">
            <table:table-cell table:style-name="Table21.A1" office:value-type="string">
              <text:p text:style-name="P164">перевод</text:p>
            </table:table-cell>
            <table:table-cell table:style-name="Table21.A1" office:value-type="string">
              <text:p text:style-name="P164">сравнительная степень</text:p>
            </table:table-cell>
            <table:table-cell table:style-name="Table21.A1" office:value-type="string">
              <text:p text:style-name="P164">перевод</text:p>
            </table:table-cell>
            <table:table-cell table:style-name="Table21.A1" office:value-type="string">
              <text:p text:style-name="P164">превосходная степень</text:p>
            </table:table-cell>
            <table:table-cell table:style-name="Table21.A1" office:value-type="string">
              <text:p text:style-name="P164">перевод</text:p>
            </table:table-cell>
            <table:table-cell table:style-name="Table21.F1" office:value-type="string">
              <text:p text:style-name="P164">прилага</text:p>
              <text:p text:style-name="P164">тельное</text:p>
            </table:table-cell>
          </table:table-row>
          <table:table-row table:style-name="Table21.1">
            <table:table-cell table:style-name="Table21.A1" office:value-type="string">
              <text:p text:style-name="P163">больше чем</text:p>
            </table:table-cell>
            <table:table-cell table:style-name="Table21.A1" office:value-type="string">
              <text:p text:style-name="P166"><text:span text:style-name="Арабский_20_текст2_20_Знак"><text:span text:style-name="T95">akbaru min</text:span></text:span></text:p>
            </table:table-cell>
            <table:table-cell table:style-name="Table21.A1" office:value-type="string">
              <text:p text:style-name="P163">больше всего</text:p>
            </table:table-cell>
            <table:table-cell table:style-name="Table21.A1" office:value-type="string">
              <text:p text:style-name="P166"><text:span text:style-name="Арабский_20_текст2_20_Знак"><text:span text:style-name="T95">akbaru</text:span></text:span></text:p>
            </table:table-cell>
            <table:table-cell table:style-name="Table21.A1" office:value-type="string">
              <text:p text:style-name="P163">большой</text:p>
            </table:table-cell>
            <table:table-cell table:style-name="Table21.F1" office:value-type="string">
              <text:p text:style-name="Text_20_body"><text:span text:style-name="Арабский_20_текст2_20_Знак"><text:span text:style-name="T94">kabīrun</text:span></text:span></text:p>
            </table:table-cell>
          </table:table-row>
          <table:table-row table:style-name="Table21.1">
            <table:table-cell table:style-name="Table21.A1" office:value-type="string">
              <text:p text:style-name="P163">меньше чем</text:p>
            </table:table-cell>
            <table:table-cell table:style-name="Table21.A1" office:value-type="string">
              <text:p text:style-name="P166"><text:span text:style-name="Арабский_20_текст2_20_Знак"><text:span text:style-name="T95">aṣgharu min</text:span></text:span></text:p>
            </table:table-cell>
            <table:table-cell table:style-name="Table21.A1" office:value-type="string">
              <text:p text:style-name="P163">наименьший</text:p>
            </table:table-cell>
            <table:table-cell table:style-name="Table21.A1" office:value-type="string">
              <text:p text:style-name="P166"><text:span text:style-name="Арабский_20_текст2_20_Знак"><text:span text:style-name="T95">aṣgharu</text:span></text:span></text:p>
            </table:table-cell>
            <table:table-cell table:style-name="Table21.A1" office:value-type="string">
              <text:p text:style-name="P163">маленький</text:p>
            </table:table-cell>
            <table:table-cell table:style-name="Table21.F1" office:value-type="string">
              <text:p text:style-name="P166"><text:span text:style-name="Арабский_20_текст2_20_Знак"><text:span text:style-name="T95">ṣaghīrun</text:span></text:span></text:p>
            </table:table-cell>
          </table:table-row>
          <table:table-row table:style-name="Table21.1">
            <table:table-cell table:style-name="Table21.A1" office:value-type="string">
              <text:p text:style-name="P163">лучше чем</text:p>
            </table:table-cell>
            <table:table-cell table:style-name="Table21.A1" office:value-type="string">
              <text:p text:style-name="P166"><text:span text:style-name="Арабский_20_текст2_20_Знак"><text:span text:style-name="T95">aḥsanu </text:span></text:span><text:soft-page-break/><text:span text:style-name="Арабский_20_текст2_20_Знак"><text:span text:style-name="T95">min</text:span></text:span></text:p>
            </table:table-cell>
            <table:table-cell table:style-name="Table21.A1" office:value-type="string">
              <text:p text:style-name="P163">лучший</text:p>
            </table:table-cell>
            <table:table-cell table:style-name="Table21.A1" office:value-type="string">
              <text:p text:style-name="P166"><text:span text:style-name="Арабский_20_текст2_20_Знак"><text:span text:style-name="T95">aḥsanu</text:span></text:span></text:p>
            </table:table-cell>
            <table:table-cell table:style-name="Table21.A1" office:value-type="string">
              <text:p text:style-name="P163">хороший</text:p>
            </table:table-cell>
            <table:table-cell table:style-name="Table21.F1" office:value-type="string">
              <text:p text:style-name="P166"><text:span text:style-name="Арабский_20_текст2_20_Знак"><text:span text:style-name="T95">ḥasanu</text:span></text:span><text:soft-page-break/><text:span text:style-name="Арабский_20_текст2_20_Знак"><text:span text:style-name="T95">n</text:span></text:span></text:p>
            </table:table-cell>
          </table:table-row>
          <table:table-row table:style-name="Table21.1">
            <table:table-cell table:style-name="Table21.A1" office:value-type="string">
              <text:p text:style-name="P163">красивее чем</text:p>
            </table:table-cell>
            <table:table-cell table:style-name="Table21.A1" office:value-type="string">
              <text:p text:style-name="P166"><text:span text:style-name="Арабский_20_текст2_20_Знак"><text:span text:style-name="T95">ajmalu min</text:span></text:span></text:p>
            </table:table-cell>
            <table:table-cell table:style-name="Table21.A1" office:value-type="string">
              <text:p text:style-name="P163">самый красивый</text:p>
            </table:table-cell>
            <table:table-cell table:style-name="Table21.A1" office:value-type="string">
              <text:p text:style-name="P166"><text:span text:style-name="Арабский_20_текст2_20_Знак"><text:span text:style-name="T95">ajmalu</text:span></text:span></text:p>
            </table:table-cell>
            <table:table-cell table:style-name="Table21.A1" office:value-type="string">
              <text:p text:style-name="P163">красивый</text:p>
            </table:table-cell>
            <table:table-cell table:style-name="Table21.F1" office:value-type="string">
              <text:p text:style-name="P166"><text:span text:style-name="Арабский_20_текст2_20_Знак"><text:span text:style-name="T95">jamīlun</text:span></text:span></text:p>
            </table:table-cell>
          </table:table-row>
          <table:table-row table:style-name="Table21.1">
            <table:table-cell table:style-name="Table21.A1" office:value-type="string">
              <text:p text:style-name="P163">знает лучше (больше) чем</text:p>
            </table:table-cell>
            <table:table-cell table:style-name="Table21.A1" office:value-type="string">
              <text:p text:style-name="P167"><text:span text:style-name="Арабский_20_текст2_20_Знак"><text:span text:style-name="T96">aʕlamu min</text:span></text:span></text:p>
            </table:table-cell>
            <table:table-cell table:style-name="Table21.A1" office:value-type="string">
              <text:p text:style-name="P163">самый знающий</text:p>
            </table:table-cell>
            <table:table-cell table:style-name="Table21.A1" office:value-type="string">
              <text:p text:style-name="P167"><text:span text:style-name="Арабский_20_текст2_20_Знак"><text:span text:style-name="T96">aʕlamu</text:span></text:span></text:p>
            </table:table-cell>
            <table:table-cell table:style-name="Table21.A1" office:value-type="string">
              <text:p text:style-name="P163">знающий</text:p>
            </table:table-cell>
            <table:table-cell table:style-name="Table21.F1" office:value-type="string">
              <text:p text:style-name="P167"><text:span text:style-name="Арабский_20_текст2_20_Знак"><text:span text:style-name="T96">ʕalīmun</text:span></text:span></text:p>
            </table:table-cell>
          </table:table-row>
        </table:table>
        <text:h text:style-name="P92" text:outline-level="3"><text:bookmark-start text:name="__RefHeading___Toc214722911"/>Отрицание и исключение, вопросительные частицы.<text:bookmark-end text:name="__RefHeading___Toc214722911"/></text:h>
        <text:p text:style-name="P119"><text:span text:style-name="T1">Частицы </text:span><text:span text:style-name="T44">lā и mā </text:span><text:span text:style-name="T2">обозначают отрицание. Частица </text:span><text:span text:style-name="T16">mā</text:span><text:span text:style-name="T2"> так же имеет значение: </text:span><text:span text:style-name="T16">«</text:span><text:span text:style-name="T2">что, которые, те которые». Частица </text:span><text:span text:style-name="T16">illā </text:span><text:span text:style-name="T2">переводится: кроме, за исключением, только.</text:span></text:p>
        <text:p text:style-name="Standard"><text:span text:style-name="T2">Если после частицы </text:span><text:span text:style-name="T16">lā </text:span><text:span text:style-name="T2">стоит имя существительное без артикля </text:span><text:span text:style-name="T16">al</text:span><text:span text:style-name="T2"> и без танвина в косвенном (винительном) падеже и это не идофа, то это обозначает полное отрицание:</text:span></text:p>
        <text:p text:style-name="P3"/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20">не никакого сомнения</text:p>
            </table:table-cell>
            <table:table-cell table:style-name="Table22.B1" office:value-type="string">
              <text:p text:style-name="P146">lā ray<text:span text:style-name="T119">ba</text:span></text:p>
            </table:table-cell>
          </table:table-row>
          <table:table-row table:style-name="Table22.1">
            <table:table-cell table:style-name="Table22.A1" office:value-type="string">
              <text:p text:style-name="P20">нет <text:span text:style-name="T119">никаких </text:span>бо<text:span text:style-name="T118">жеств</text:span>, кроме Бога</text:p>
            </table:table-cell>
            <table:table-cell table:style-name="Table22.B1" office:value-type="string">
              <text:p text:style-name="P147">lā ilaha illā l-Lahi</text:p>
            </table:table-cell>
          </table:table-row>
        </table:table>
        <text:p text:style-name="Standard"><text:span text:style-name="T2">Вопросительные частицы </text:span><text:span text:style-name="T17">hal</text:span><text:span text:style-name="T2"> и </text:span><text:span text:style-name="T17">a </text:span><text:span text:style-name="T2">ставятся в начале предложения и превращают его в вопросительное:</text:span></text:p>
        <text:p text:style-name="P3"/>
        <table:table table:name="Table23" table:style-name="Table23">
          <table:table-column table:style-name="Table23.A"/>
          <table:table-column table:style-name="Table23.B"/>
          <table:table-row table:style-name="Table23.1">
            <table:table-cell table:style-name="Table23.A1" office:value-type="string">
              <text:p text:style-name="P20">Дом большой.</text:p>
            </table:table-cell>
            <table:table-cell table:style-name="Table23.B1" office:value-type="string">
              <text:p text:style-name="P147">Al-baytu kabīrun</text:p>
            </table:table-cell>
          </table:table-row>
          <table:table-row table:style-name="Table23.1">
            <table:table-cell table:style-name="Table23.A1" office:value-type="string">
              <text:p text:style-name="P20">А дом большой?</text:p>
            </table:table-cell>
            <table:table-cell table:style-name="Table23.B1" office:value-type="string">
              <text:p text:style-name="P147">Hali l-baytu kabīrun</text:p>
            </table:table-cell>
          </table:table-row>
          <table:table-row table:style-name="Table23.1">
            <table:table-cell table:style-name="Table23.A1" office:value-type="string">
              <text:p text:style-name="P20">Да, дом большой.</text:p>
            </table:table-cell>
            <table:table-cell table:style-name="Table23.B1" office:value-type="string">
              <text:p text:style-name="P153">Naʕam, al-baytu kabīrun</text:p>
            </table:table-cell>
          </table:table-row>
        </table:table>
      </text:section>
      <text:section text:style-name="Sect2" text:name="Section10">
        <text:h text:style-name="Heading_20_1" text:outline-level="1"><text:bookmark-start text:name="__RefHeading___Toc214722912"/><text:span text:style-name="T2">ЧАСТЬ ВТОРАЯ</text:span><text:bookmark-end text:name="__RefHeading___Toc214722912"/></text:h>
        <text:h text:style-name="P158" text:outline-level="2"><text:bookmark-start text:name="__RefHeading___Toc214722913"/>Урок 6.<text:bookmark-end text:name="__RefHeading___Toc214722913"/></text:h>
        <text:h text:style-name="P93" text:outline-level="3"><text:bookmark-start text:name="__RefHeading___Toc214722914"/>Глаголы и простое глагольное предложение.<text:bookmark-end text:name="__RefHeading___Toc214722914"/></text:h>
        <table:table table:name="Table24" table:style-name="Table24">
          <table:table-column table:style-name="Table24.A"/>
          <table:table-column table:style-name="Table24.B"/>
          <table:table-row table:style-name="Table24.1">
            <table:table-cell table:style-name="Table24.A1" office:value-type="string">
              <text:p text:style-name="P22">3<text:span text:style-name="T120">л.</text:span>, ед.<text:span text:style-name="T120">ч.</text:span>, м.<text:span text:style-name="T120">р.</text:span>, пр.<text:span text:style-name="T120">в.</text:span></text:p>
            </table:table-cell>
            <table:table-cell table:style-name="Table24.B1" office:value-type="string">
              <text:p text:style-name="P134">инф.</text:p>
            </table:table-cell>
          </table:table-row>
          <table:table-row table:style-name="Table24.1">
            <table:table-cell table:style-name="Table24.A1" office:value-type="string">
              <text:p text:style-name="P68"><text:span text:style-name="Арабский_20_текст2_20_Знак"><text:span text:style-name="T70">samiʕa</text:span></text:span></text:p>
            </table:table-cell>
            <table:table-cell table:style-name="Table24.B1" office:value-type="string">
              <text:p text:style-name="P20">слышать</text:p>
            </table:table-cell>
          </table:table-row>
          <table:table-row table:style-name="Table24.1">
            <table:table-cell table:style-name="Table24.A1" office:value-type="string">
              <text:p text:style-name="P53"><text:span text:style-name="Арабский_20_текст2_20_Знак"><text:span text:style-name="T70">nazzala</text:span></text:span></text:p>
            </table:table-cell>
            <table:table-cell table:style-name="Table24.B1" office:value-type="string">
              <text:p text:style-name="P20">спустить</text:p>
            </table:table-cell>
          </table:table-row>
          <table:table-row table:style-name="Table24.1">
            <table:table-cell table:style-name="Table24.A1" office:value-type="string">
              <text:p text:style-name="P41"><text:span text:style-name="Арабский_20_текст2_20_Знак"><text:span text:style-name="T70">inqalaba</text:span></text:span></text:p>
            </table:table-cell>
            <table:table-cell table:style-name="Table24.B1" office:value-type="string">
              <text:p text:style-name="P20">перевернуться</text:p>
            </table:table-cell>
          </table:table-row>
        </table:table>
        <text:p text:style-name="Standard"><text:span text:style-name="T18">Стандартный порядок слов в</text:span><text:span text:style-name="T2"> глагольном предложении: глагол, </text:span><text:span text:style-name="T18">подлежащее </text:span><text:span text:style-name="T2">в именительном падеже, затем </text:span><text:span text:style-name="T18">части </text:span><text:span text:style-name="T2">в косвенных падежах: </text:span><text:span text:style-name="T18">дополнения, обстоятельства</text:span><text:span text:style-name="T2">:</text:span></text:p>
        <table:table table:name="Table25" table:style-name="Table25">
          <table:table-column table:style-name="Table25.A"/>
          <table:table-column table:style-name="Table25.B"/>
          <table:table-row table:style-name="Table25.1">
            <table:table-cell table:style-name="Table25.A1" office:value-type="string">
              <text:p text:style-name="P22">глагольное предложение</text:p>
            </table:table-cell>
            <table:table-cell table:style-name="Table25.B1" office:value-type="string">
              <text:p text:style-name="P22">перевод</text:p>
            </table:table-cell>
          </table:table-row>
          <table:table-row table:style-name="Table25.1">
            <table:table-cell table:style-name="Table25.A1" office:value-type="string">
              <text:p text:style-name="P162"><text:span text:style-name="T120">s</text:span>a<text:span text:style-name="T120">ʕima rajulun qawlan</text:span></text:p>
            </table:table-cell>
            <table:table-cell table:style-name="Table25.B1" office:value-type="string">
              <text:p text:style-name="P20">Мужчина слышал речь</text:p>
            </table:table-cell>
          </table:table-row>
          <table:table-row table:style-name="Table25.1">
            <table:table-cell table:style-name="Table25.A1" office:value-type="string">
              <text:p text:style-name="P165">xalaqa l-Lahu s-samā’i</text:p>
            </table:table-cell>
            <table:table-cell table:style-name="Table25.B1" office:value-type="string">
              <text:p text:style-name="P20">Бог создал небо</text:p>
            </table:table-cell>
          </table:table-row>
          <table:table-row table:style-name="Table25.1">
            <table:table-cell table:style-name="Table25.A1" office:value-type="string">
              <text:p text:style-name="P165">kāna zaydun ṭaflan</text:p>
            </table:table-cell>
            <table:table-cell table:style-name="Table25.B1" office:value-type="string">
              <text:p text:style-name="P20">Зейд был ребенком</text:p>
            </table:table-cell>
          </table:table-row>
        </table:table>
        <text:p text:style-name="P157"><text:span text:style-name="T120">Арабский г</text:span>лагол <text:span text:style-name="T120">имеет три основные группы форм (основы): </text:span>прошедш<text:span text:style-name="T121">ую, </text:span>настоящ<text:span text:style-name="T121">ую и </text:span>повелительн<text:span text:style-name="T121">ую.</text:span></text:p>
        <text:p text:style-name="P101"><draw:frame draw:style-name="fr2" draw:name="Frame1" text:anchor-type="paragraph" svg:x="-0.0783in" svg:y="0.0008in" svg:width="2.2071in" draw:z-index="0"><draw:text-box fo:min-height="0.0228in"><table:table table:name="Table26" table:style-name="Table26"><table:table-column table:style-name="Table26.A"/><table:table-column table:style-name="Table26.B"/><table:table-row table:style-name="Table26.1"><table:table-cell table:style-name="Table26.A1" office:value-type="string"><text:p text:style-name="P22">глагол</text:p></table:table-cell><table:table-cell table:style-name="Table26.B1" office:value-type="string"><text:p text:style-name="P22">перевод</text:p></table:table-cell></table:table-row><table:table-row table:style-name="Table26.1"><table:table-cell table:style-name="Table26.A1" office:value-type="string"><text:p text:style-name="Text_20_body">taktubu</text:p></table:table-cell><table:table-cell table:style-name="Table26.B1" office:value-type="string"><text:p text:style-name="P20">ты пишешь</text:p></table:table-cell></table:table-row><table:table-row table:style-name="Table26.1"><table:table-cell table:style-name="Table26.A1" office:value-type="string"><text:p text:style-name="Text_20_body"><text:span text:style-name="T120">l</text:span>ā taktubu</text:p></table:table-cell><table:table-cell table:style-name="Table26.B1" office:value-type="string"><text:p text:style-name="P20">ты не пишешь</text:p></table:table-cell></table:table-row><table:table-row table:style-name="Table26.1"><table:table-cell table:style-name="Table26.A1" office:value-type="string"><text:p text:style-name="Text_20_body"><text:span text:style-name="T120">l</text:span>ā yaktub</text:p></table:table-cell><table:table-cell table:style-name="Table26.B1" office:value-type="string"><text:p text:style-name="P20">не пиши</text:p></table:table-cell></table:table-row><table:table-row table:style-name="Table26.1"><table:table-cell table:style-name="Table26.A1" office:value-type="string"><text:p text:style-name="Text_20_body"><text:span text:style-name="T120">l</text:span>an taktuba</text:p></table:table-cell><table:table-cell table:style-name="Table26.B1" office:value-type="string"><text:p text:style-name="P20">ты не напишешь</text:p></table:table-cell></table:table-row><table:table-row table:style-name="Table26.1"><table:table-cell table:style-name="Table26.A1" office:value-type="string"><text:p text:style-name="Text_20_body"><text:span text:style-name="T120">l</text:span>am taktub</text:p></table:table-cell><table:table-cell table:style-name="Table26.B1" office:value-type="string"><text:p text:style-name="P20">ты не писал</text:p></table:table-cell></table:table-row></table:table></draw:text-box></draw:frame><text:soft-page-break/><text:span text:style-name="T2">Например, одна и та же </text:span><text:span text:style-name="T19">основа</text:span><text:span text:style-name="T2"> глагола </text:span><text:span text:style-name="T19">taktub </text:span><text:span text:style-name="T2">может обозначать разные времена или повеление, в зависимости от частиц и окончаний.</text:span></text:p>
        <text:p text:style-name="Standard"><text:span text:style-name="T2"/></text:p>
        <text:p text:style-name="Standard"><text:span text:style-name="T2"/></text:p>
        <text:p text:style-name="Standard"><text:span text:style-name="T2"/></text:p>
        <text:p text:style-name="Standard"><text:span text:style-name="T2"/></text:p>
        <text:p text:style-name="Standard"><text:span text:style-name="T2"/></text:p>
        <text:p text:style-name="Standard"><text:span text:style-name="T2"/></text:p>
        <text:p text:style-name="Standard"><text:span text:style-name="T2"/></text:p>
        <text:p text:style-name="P3"/>
        <table:table table:name="Table27" table:style-name="Table27">
          <table:table-column table:style-name="Table27.A" table:number-columns-repeated="3"/>
          <table:table-column table:style-name="Table27.D"/>
          <table:table-row table:style-name="Table27.1">
            <table:table-cell table:style-name="Table27.A1" office:value-type="string">
              <text:p text:style-name="P22">неопределенная форма по-русски</text:p>
            </table:table-cell>
            <table:table-cell table:style-name="Table27.A1" office:value-type="string">
              <text:p text:style-name="P22">прошедшая форма</text:p>
            </table:table-cell>
            <table:table-cell table:style-name="Table27.A1" office:value-type="string">
              <text:p text:style-name="P22">настоящая форма</text:p>
            </table:table-cell>
            <table:table-cell table:style-name="Table27.D1" office:value-type="string">
              <text:p text:style-name="P22">повелительная форма</text:p>
            </table:table-cell>
          </table:table-row>
          <table:table-row table:style-name="Table27.1">
            <table:table-cell table:style-name="Table27.A1" office:value-type="string">
              <text:p text:style-name="P20">вернуться</text:p>
            </table:table-cell>
            <table:table-cell table:style-name="Table27.A1" office:value-type="string">
              <text:p text:style-name="P162">rajaʕa</text:p>
            </table:table-cell>
            <table:table-cell table:style-name="Table27.A1" office:value-type="string">
              <text:p text:style-name="P162">yarjiʕu</text:p>
            </table:table-cell>
            <table:table-cell table:style-name="Table27.D1" office:value-type="string">
              <text:p text:style-name="Text_20_body"><text:span text:style-name="Арабский_20_текст2_20_Знак"><text:span text:style-name="T99">ir</text:span></text:span><text:span text:style-name="Арабский_20_текст2_20_Знак"><text:span text:style-name="T106">jiʕ</text:span></text:span></text:p>
            </table:table-cell>
          </table:table-row>
          <table:table-row table:style-name="Table27.1">
            <table:table-cell table:style-name="Table27.A1" office:value-type="string">
              <text:p text:style-name="P20">слышать</text:p>
            </table:table-cell>
            <table:table-cell table:style-name="Table27.A1" office:value-type="string">
              <text:p text:style-name="P162">samiʕa</text:p>
            </table:table-cell>
            <table:table-cell table:style-name="Table27.A1" office:value-type="string">
              <text:p text:style-name="P162">yasmaʕu</text:p>
            </table:table-cell>
            <table:table-cell table:style-name="Table27.D1" office:value-type="string">
              <text:p text:style-name="Text_20_body"><text:span text:style-name="Арабский_20_текст2_20_Знак"><text:span text:style-name="T99">isma</text:span></text:span><text:span text:style-name="Арабский_20_текст2_20_Знак"><text:span text:style-name="T106">ʕ</text:span></text:span></text:p>
            </table:table-cell>
          </table:table-row>
          <table:table-row table:style-name="Table27.1">
            <table:table-cell table:style-name="Table27.A1" office:value-type="string">
              <text:p text:style-name="P20">сказать</text:p>
            </table:table-cell>
            <table:table-cell table:style-name="Table27.A1" office:value-type="string">
              <text:p text:style-name="P162">qāla</text:p>
            </table:table-cell>
            <table:table-cell table:style-name="Table27.A1" office:value-type="string">
              <text:p text:style-name="P162">yaqūlu</text:p>
            </table:table-cell>
            <table:table-cell table:style-name="Table27.D1" office:value-type="string">
              <text:p text:style-name="Text_20_body"><text:span text:style-name="Арабский_20_текст2_20_Знак"><text:span text:style-name="T91">qul</text:span></text:span></text:p>
            </table:table-cell>
          </table:table-row>
          <table:table-row table:style-name="Table27.1">
            <table:table-cell table:style-name="Table27.A1" office:value-type="string">
              <text:p text:style-name="P20">спустить</text:p>
            </table:table-cell>
            <table:table-cell table:style-name="Table27.A1" office:value-type="string">
              <text:p text:style-name="P162">nazzala</text:p>
            </table:table-cell>
            <table:table-cell table:style-name="Table27.A1" office:value-type="string">
              <text:p text:style-name="P162">yunazzilu</text:p>
            </table:table-cell>
            <table:table-cell table:style-name="Table27.D1" office:value-type="string">
              <text:p text:style-name="Text_20_body"><text:span text:style-name="Арабский_20_текст2_20_Знак"><text:span text:style-name="T91">nazzil</text:span></text:span></text:p>
            </table:table-cell>
          </table:table-row>
          <table:table-row table:style-name="Table27.1">
            <table:table-cell table:style-name="Table27.A1" office:value-type="string">
              <text:p text:style-name="P20">быть</text:p>
            </table:table-cell>
            <table:table-cell table:style-name="Table27.A1" office:value-type="string">
              <text:p text:style-name="P162">kāna</text:p>
            </table:table-cell>
            <table:table-cell table:style-name="Table27.A1" office:value-type="string">
              <text:p text:style-name="P162">yakūnu</text:p>
            </table:table-cell>
            <table:table-cell table:style-name="Table27.D1" office:value-type="string">
              <text:p text:style-name="Text_20_body"><text:span text:style-name="Арабский_20_текст2_20_Знак"><text:span text:style-name="T91">kun</text:span></text:span></text:p>
            </table:table-cell>
          </table:table-row>
        </table:table>
        <text:h text:style-name="P93" text:outline-level="3"><text:bookmark-start text:name="__RefHeading___Toc214722915"/>Изменение по лицам глаголов прошедшей формы.<text:bookmark-end text:name="__RefHeading___Toc214722915"/></text:h>
        <text:p text:style-name="P3">В зависимости от лица, совершающего действие, меняется окончание у глаголов прошедшей формы:</text:p>
        <text:p text:style-name="P3"/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 table:style-name="Table28.1">
            <table:table-cell table:style-name="Table28.A1" office:value-type="string">
              <text:p text:style-name="P22">перевод</text:p>
            </table:table-cell>
            <table:table-cell table:style-name="Table28.A1" office:value-type="string">
              <text:p text:style-name="P22">глагол</text:p>
            </table:table-cell>
            <table:table-cell table:style-name="Table28.A1" office:value-type="string">
              <text:p text:style-name="P22">перевод</text:p>
            </table:table-cell>
            <table:table-cell table:style-name="Table28.D1" office:value-type="string">
              <text:p text:style-name="P22">глагол</text:p>
            </table:table-cell>
          </table:table-row>
          <table:table-row table:style-name="Table28.1">
            <table:table-cell table:style-name="Table28.A1" office:value-type="string">
              <text:p text:style-name="Text_20_body">ты написал</text:p>
            </table:table-cell>
            <table:table-cell table:style-name="Table28.A1" office:value-type="string">
              <text:p text:style-name="Text_20_body">katabta</text:p>
            </table:table-cell>
            <table:table-cell table:style-name="Table28.A1" office:value-type="string">
              <text:p text:style-name="Text_20_body">он написал</text:p>
            </table:table-cell>
            <table:table-cell table:style-name="Table28.D1" office:value-type="string">
              <text:p text:style-name="Text_20_body">kataba</text:p>
            </table:table-cell>
          </table:table-row>
          <table:table-row table:style-name="Table28.1">
            <table:table-cell table:style-name="Table28.A1" office:value-type="string">
              <text:p text:style-name="Text_20_body">ты написала</text:p>
            </table:table-cell>
            <table:table-cell table:style-name="Table28.A1" office:value-type="string">
              <text:p text:style-name="Text_20_body">katabti</text:p>
            </table:table-cell>
            <table:table-cell table:style-name="Table28.A1" office:value-type="string">
              <text:p text:style-name="Text_20_body">она написала</text:p>
            </table:table-cell>
            <table:table-cell table:style-name="Table28.D1" office:value-type="string">
              <text:p text:style-name="Text_20_body">katabat</text:p>
            </table:table-cell>
          </table:table-row>
          <table:table-row table:style-name="Table28.1">
            <table:table-cell table:style-name="Table28.A1" office:value-type="string">
              <text:p text:style-name="Text_20_body">вы двое написали</text:p>
            </table:table-cell>
            <table:table-cell table:style-name="Table28.A1" office:value-type="string">
              <text:p text:style-name="Text_20_body">katabtumā</text:p>
            </table:table-cell>
            <table:table-cell table:style-name="Table28.A1" office:value-type="string">
              <text:p text:style-name="Text_20_body">они двое написали</text:p>
            </table:table-cell>
            <table:table-cell table:style-name="Table28.D1" office:value-type="string">
              <text:p text:style-name="Text_20_body">katabā</text:p>
            </table:table-cell>
          </table:table-row>
          <table:table-row table:style-name="Table28.1">
            <table:table-cell table:style-name="Table28.A1" office:value-type="string">
              <text:p text:style-name="Text_20_body">вы написали</text:p>
            </table:table-cell>
            <table:table-cell table:style-name="Table28.A1" office:value-type="string">
              <text:p text:style-name="Text_20_body">katabtum</text:p>
            </table:table-cell>
            <table:table-cell table:style-name="Table28.A1" office:value-type="string">
              <text:p text:style-name="Text_20_body">они написали</text:p>
            </table:table-cell>
            <table:table-cell table:style-name="Table28.D1" office:value-type="string">
              <text:p text:style-name="Text_20_body">katabū (+а орф.)</text:p>
            </table:table-cell>
          </table:table-row>
          <table:table-row table:style-name="Table28.1">
            <table:table-cell table:style-name="Table28.A1" office:value-type="string">
              <text:p text:style-name="Text_20_body">вы (жен.) написали</text:p>
            </table:table-cell>
            <table:table-cell table:style-name="Table28.A1" office:value-type="string">
              <text:p text:style-name="Text_20_body">katabtunna</text:p>
            </table:table-cell>
            <table:table-cell table:style-name="Table28.A1" office:value-type="string">
              <text:p text:style-name="Text_20_body">они (жен.) написали</text:p>
            </table:table-cell>
            <table:table-cell table:style-name="Table28.D1" office:value-type="string">
              <text:p text:style-name="Text_20_body">katabna</text:p>
            </table:table-cell>
          </table:table-row>
          <table:table-row table:style-name="Table28.1">
            <table:table-cell table:style-name="Table28.A1" office:value-type="string">
              <text:p text:style-name="Text_20_body">мы написали</text:p>
            </table:table-cell>
            <table:table-cell table:style-name="Table28.A1" office:value-type="string">
              <text:p text:style-name="Text_20_body">katabnā</text:p>
            </table:table-cell>
            <table:table-cell table:style-name="Table28.A1" office:value-type="string">
              <text:p text:style-name="Text_20_body">я написал</text:p>
            </table:table-cell>
            <table:table-cell table:style-name="Table28.D1" office:value-type="string">
              <text:p text:style-name="Text_20_body">katabtu</text:p>
            </table:table-cell>
          </table:table-row>
        </table:table>
        <text:p text:style-name="Standard"><text:span text:style-name="T2">Неизменной остается основа слова </text:span><text:span text:style-name="T20">katab</text:span><text:span text:style-name="T2">, а меняются окончания, которые указывают на действующее лицо (я, ты, он, …):</text:span></text:p>
        <text:p text:style-name="P3"><text:soft-page-break/></text:p>
        <table:table table:name="Table29" table:style-name="Table29">
          <table:table-column table:style-name="Table29.A"/>
          <table:table-column table:style-name="Table29.B"/>
          <table:table-column table:style-name="Table29.C"/>
          <table:table-column table:style-name="Table29.D"/>
          <table:table-row table:style-name="Table29.1">
            <table:table-cell table:style-name="Table29.A1" office:value-type="string">
              <text:p text:style-name="P22">значение</text:p>
            </table:table-cell>
            <table:table-cell table:style-name="Table29.A1" office:value-type="string">
              <text:p text:style-name="P22">окончание глагола</text:p>
            </table:table-cell>
            <table:table-cell table:style-name="Table29.A1" office:value-type="string">
              <text:p text:style-name="P22">значение</text:p>
            </table:table-cell>
            <table:table-cell table:style-name="Table29.D1" office:value-type="string">
              <text:p text:style-name="P22">окончание глагола</text:p>
            </table:table-cell>
          </table:table-row>
          <table:table-row table:style-name="Table29.1">
            <table:table-cell table:style-name="Table29.A1" office:value-type="string">
              <text:p text:style-name="P20">ты (м)</text:p>
            </table:table-cell>
            <table:table-cell table:style-name="Table29.A1" office:value-type="string">
              <text:p text:style-name="P69"><text:span text:style-name="Арабский_20_текст2_20_Знак"><text:span text:style-name="T71">-ta</text:span></text:span></text:p>
            </table:table-cell>
            <table:table-cell table:style-name="Table29.A1" office:value-type="string">
              <text:p text:style-name="P20">он</text:p>
            </table:table-cell>
            <table:table-cell table:style-name="Table29.D1" office:value-type="string">
              <text:p text:style-name="P86"><text:span text:style-name="Арабский_20_текст2_20_Знак"><text:span text:style-name="T71">-a</text:span></text:span></text:p>
            </table:table-cell>
          </table:table-row>
          <table:table-row table:style-name="Table29.1">
            <table:table-cell table:style-name="Table29.A1" office:value-type="string">
              <text:p text:style-name="P20">ты (ж)</text:p>
            </table:table-cell>
            <table:table-cell table:style-name="Table29.A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1">ti</text:span></text:span></text:p>
            </table:table-cell>
            <table:table-cell table:style-name="Table29.A1" office:value-type="string">
              <text:p text:style-name="P20">она</text:p>
            </table:table-cell>
            <table:table-cell table:style-name="Table29.D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1">at</text:span></text:span></text:p>
            </table:table-cell>
          </table:table-row>
          <table:table-row table:style-name="Table29.1">
            <table:table-cell table:style-name="Table29.A1" office:value-type="string">
              <text:p text:style-name="P20">вы двое</text:p>
            </table:table-cell>
            <table:table-cell table:style-name="Table29.A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1">tuma</text:span></text:span></text:p>
            </table:table-cell>
            <table:table-cell table:style-name="Table29.A1" office:value-type="string">
              <text:p text:style-name="P20">они двое</text:p>
            </table:table-cell>
            <table:table-cell table:style-name="Table29.D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1">ā</text:span></text:span></text:p>
            </table:table-cell>
          </table:table-row>
          <table:table-row table:style-name="Table29.1">
            <table:table-cell table:style-name="Table29.A1" office:value-type="string">
              <text:p text:style-name="P20">вы</text:p>
            </table:table-cell>
            <table:table-cell table:style-name="Table29.A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1">tum </text:span></text:span></text:p>
            </table:table-cell>
            <table:table-cell table:style-name="Table29.A1" office:value-type="string">
              <text:p text:style-name="P20">они</text:p>
            </table:table-cell>
            <table:table-cell table:style-name="Table29.D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1">ū (+а орф.)</text:span></text:span></text:p>
            </table:table-cell>
          </table:table-row>
          <table:table-row table:style-name="Table29.1">
            <table:table-cell table:style-name="Table29.A1" office:value-type="string">
              <text:p text:style-name="P20">вы (жен.)</text:p>
            </table:table-cell>
            <table:table-cell table:style-name="Table29.A1" office:value-type="string">
              <text:p text:style-name="P41"><text:span text:style-name="Арабский_20_текст2_20_Знак"><text:span text:style-name="T71">-tunn</text:span></text:span><text:span text:style-name="Арабский_20_текст2_20_Знак"><text:span text:style-name="T71">a</text:span></text:span></text:p>
            </table:table-cell>
            <table:table-cell table:style-name="Table29.A1" office:value-type="string">
              <text:p text:style-name="P20">они (жен.)</text:p>
            </table:table-cell>
            <table:table-cell table:style-name="Table29.D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1">na</text:span></text:span></text:p>
            </table:table-cell>
          </table:table-row>
          <table:table-row table:style-name="Table29.1">
            <table:table-cell table:style-name="Table29.A1" office:value-type="string">
              <text:p text:style-name="P20">мы</text:p>
            </table:table-cell>
            <table:table-cell table:style-name="Table29.A1" office:value-type="string">
              <text:p text:style-name="P41"><text:span text:style-name="Арабский_20_текст2_20_Знак"><text:span text:style-name="T71">-nā</text:span></text:span></text:p>
            </table:table-cell>
            <table:table-cell table:style-name="Table29.A1" office:value-type="string">
              <text:p text:style-name="P20">я</text:p>
            </table:table-cell>
            <table:table-cell table:style-name="Table29.D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1">tu</text:span></text:span></text:p>
            </table:table-cell>
          </table:table-row>
        </table:table>
        <text:p text:style-name="P120"><text:span text:style-name="T20">В арабской системе записи в</text:span><text:span text:style-name="T2"> окончании </text:span><text:span text:style-name="Арабский_20_текст2_20_Знак"><text:span text:style-name="T53">-</text:span></text:span><text:span text:style-name="Арабский_20_текст2_20_Знак"><text:span text:style-name="T71">ū </text:span></text:span><text:span text:style-name="T2">в конце пишется </text:span><text:span text:style-name="T20">орфографический </text:span><text:span text:style-name="T2">ал</text:span><text:span text:style-name="T20">е</text:span><text:span text:style-name="T2">ф. </text:span><text:span text:style-name="T20">П</text:span><text:span text:style-name="T2">ри присоединении слитного местоимения </text:span><text:span text:style-name="T20">орфография следует общей схеме.</text:span></text:p>
        <text:p text:style-name="P120"><text:span text:style-name="T20">Katabūhu </text:span><text:span text:style-name="T2">– Они написали его.</text:span></text:p>
        <text:p text:style-name="P120"><text:span text:style-name="T20">Katabūhā </text:span><text:span text:style-name="T2">– Они написали ее. </text:span></text:p>
      </text:section>
      <text:section text:style-name="Sect2" text:name="Section12">
        <text:h text:style-name="P158" text:outline-level="2"><text:bookmark-start text:name="__RefHeading___Toc214722916"/>Урок 7.<text:bookmark-end text:name="__RefHeading___Toc214722916"/></text:h>
        <text:h text:style-name="P93" text:outline-level="3"><text:bookmark-start text:name="__RefHeading___Toc214722917"/>Глаголы повелительной формы.<text:bookmark-end text:name="__RefHeading___Toc214722917"/></text:h>
        <text:p text:style-name="P3"><text:span text:style-name="T122">П</text:span>овелительн<text:span text:style-name="T122">ая</text:span> форм<text:span text:style-name="T122">а</text:span> часто <text:span text:style-name="T122">начинается с гортанной смычки (</text:span>ал<text:span text:style-name="T122">е</text:span>ф<text:span text:style-name="T122">а) с выпадающей гласной</text:span>:</text:p>
        <text:p text:style-name="P121"><text:span text:style-name="T21">Rabbanā-ghfir lanā wa-rḥamnā <text:s/>– </text:span><text:span text:style-name="T2">Господи наш, прости нам и помилуй нас.</text:span></text:p>
        <text:p text:style-name="P107"><text:span text:style-name="T123">Выпадающая гласная определяется первой корневой гласной основы настоящего времени. Если это u, то беглая гласная u (yakt</text:span><text:span text:style-name="T52">u</text:span><text:span text:style-name="T123">bu → </text:span><text:span text:style-name="T52">u</text:span><text:span text:style-name="T123">ktub), иначе — i (</text:span><text:span text:style-name="T108">yasm</text:span><text:span text:style-name="T107">a</text:span><text:span text:style-name="T108">ʕu </text:span><text:span text:style-name="T109">→ </text:span><text:span text:style-name="T107">i</text:span><text:span text:style-name="T108">smaʕ, yajl</text:span><text:span text:style-name="T107">i</text:span><text:span text:style-name="T108">su </text:span><text:span text:style-name="T109">→ </text:span><text:span text:style-name="T107">i</text:span><text:span text:style-name="T108">jlis</text:span><text:span text:style-name="T123">).</text:span></text:p>
        <table:table table:name="Table30" table:style-name="Table30">
          <table:table-column table:style-name="Table30.A" table:number-columns-repeated="2"/>
          <table:table-column table:style-name="Table30.C"/>
          <table:table-column table:style-name="Table30.D"/>
          <table:table-row table:style-name="Table30.1">
            <table:table-cell table:style-name="Table30.A1" office:value-type="string">
              <text:p text:style-name="P20">Неопределенная форма по-русски</text:p>
            </table:table-cell>
            <table:table-cell table:style-name="Table30.A1" office:value-type="string">
              <text:p text:style-name="P20">прошедшая форма</text:p>
            </table:table-cell>
            <table:table-cell table:style-name="Table30.A1" office:value-type="string">
              <text:p text:style-name="P20">настоящая форма</text:p>
            </table:table-cell>
            <table:table-cell table:style-name="Table30.D1" office:value-type="string">
              <text:p text:style-name="P20">повелительная форма</text:p>
            </table:table-cell>
          </table:table-row>
          <table:table-row table:style-name="Table30.1">
            <table:table-cell table:style-name="Table30.A1" office:value-type="string">
              <text:p text:style-name="P168">вернуться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rajaʕa</text:span></text:span>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yarjiʕu</text:span></text:span></text:p>
            </table:table-cell>
            <table:table-cell table:style-name="Table30.D1" office:value-type="string">
              <text:p text:style-name="Text_20_body"><text:span text:style-name="Арабский_20_текст2_20_Знак"><text:span text:style-name="T89">irjiʕ</text:span></text:span></text:p>
            </table:table-cell>
          </table:table-row>
          <table:table-row table:style-name="Table30.1">
            <table:table-cell table:style-name="Table30.A1" office:value-type="string">
              <text:p text:style-name="P168">слышать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samiʕa</text:span></text:span>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yasmaʕu</text:span></text:span></text:p>
            </table:table-cell>
            <table:table-cell table:style-name="Table30.D1" office:value-type="string">
              <text:p text:style-name="Text_20_body"><text:span text:style-name="Арабский_20_текст2_20_Знак"><text:span text:style-name="T89">ismaʕ</text:span></text:span></text:p>
            </table:table-cell>
          </table:table-row>
          <table:table-row table:style-name="Table30.1">
            <table:table-cell table:style-name="Table30.A1" office:value-type="string">
              <text:p text:style-name="P168">сидеть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jalasa</text:span></text:span>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yajlisu</text:span></text:span></text:p>
            </table:table-cell>
            <table:table-cell table:style-name="Table30.D1" office:value-type="string">
              <text:p text:style-name="Text_20_body"><text:span text:style-name="Арабский_20_текст2_20_Знак"><text:span text:style-name="T89">ijlis</text:span></text:span></text:p>
            </table:table-cell>
          </table:table-row>
          <table:table-row table:style-name="Table30.1">
            <table:table-cell table:style-name="Table30.A1" office:value-type="string">
              <text:p text:style-name="P168">открыть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fataḥa</text:span></text:span>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yaftaḥu</text:span></text:span></text:p>
            </table:table-cell>
            <table:table-cell table:style-name="Table30.D1" office:value-type="string">
              <text:p text:style-name="Text_20_body"><text:span text:style-name="Арабский_20_текст2_20_Знак"><text:span text:style-name="T89">iftaḥ</text:span></text:span></text:p>
            </table:table-cell>
          </table:table-row>
          <table:table-row table:style-name="Table30.1">
            <table:table-cell table:style-name="Table30.A1" office:value-type="string">
              <text:p text:style-name="P168">писать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kataba</text:span></text:span></text:p>
            </table:table-cell>
            <table:table-cell table:style-name="Table30.A1" office:value-type="string">
              <text:p text:style-name="Text_20_body"><text:span text:style-name="Арабский_20_текст2_20_Знак"><text:span text:style-name="T89">yaktubu</text:span></text:span></text:p>
            </table:table-cell>
            <table:table-cell table:style-name="Table30.D1" office:value-type="string">
              <text:p text:style-name="Text_20_body"><text:span text:style-name="Арабский_20_текст2_20_Знак"><text:span text:style-name="T89">uktub</text:span></text:span></text:p>
            </table:table-cell>
          </table:table-row>
        </table:table>
        <text:p text:style-name="P3"><text:s/></text:p>
        <text:p text:style-name="P108">Примеры образования повелительных форм у глаголов различных типов</text:p>
        <table:table table:name="Table31" table:style-name="Table31">
          <table:table-column table:style-name="Table31.A" table:number-columns-repeated="6"/>
          <table:table-row table:style-name="Table31.1">
            <table:table-cell table:style-name="Table31.A1" table:number-columns-spanned="2" office:value-type="string">
              <text:p text:style-name="P150">Первая корневая основы н.в. <text:span text:style-name="T50">a</text:span></text:p>
            </table:table-cell>
            <table:covered-table-cell/>
            <table:table-cell table:style-name="Table31.A1" table:number-columns-spanned="2" office:value-type="string">
              <text:p text:style-name="P150">Первая корневая основы н.в. <text:span text:style-name="T50">i</text:span></text:p>
            </table:table-cell>
            <table:covered-table-cell/>
            <table:table-cell table:style-name="Table31.E1" table:number-columns-spanned="2" office:value-type="string">
              <text:p text:style-name="P150">Первая корневая основы н.в. <text:span text:style-name="T50">u</text:span></text:p>
            </table:table-cell>
            <table:covered-table-cell/>
          </table:table-row>
          <table:table-row table:style-name="Table31.1">
            <table:table-cell table:style-name="Table31.A2" table:number-columns-spanned="2" office:value-type="string">
              <text:p text:style-name="P150">Беглая гласная <text:span text:style-name="T50">i</text:span></text:p>
            </table:table-cell>
            <table:covered-table-cell/>
            <table:table-cell table:style-name="Table31.A2" table:number-columns-spanned="2" office:value-type="string">
              <text:p text:style-name="P150">Беглая гласная <text:span text:style-name="T50">i</text:span></text:p>
            </table:table-cell>
            <table:covered-table-cell/>
            <table:table-cell table:style-name="Table31.E2" table:number-columns-spanned="2" office:value-type="string">
              <text:p text:style-name="P150">Беглая гласная <text:span text:style-name="T50">u</text:span></text:p>
            </table:table-cell>
            <table:covered-table-cell/>
          </table:table-row>
          <table:table-row table:style-name="Table31.1">
            <table:table-cell table:style-name="Table31.A2" office:value-type="string">
              <text:p text:style-name="P22">перевод</text:p>
            </table:table-cell>
            <table:table-cell table:style-name="Table31.A2" office:value-type="string">
              <text:p text:style-name="P136">глагол</text:p>
            </table:table-cell>
            <table:table-cell table:style-name="Table31.A2" office:value-type="string">
              <text:p text:style-name="P22">перевод</text:p>
            </table:table-cell>
            <table:table-cell table:style-name="Table31.A2" office:value-type="string">
              <text:p text:style-name="P22">глагол</text:p>
            </table:table-cell>
            <table:table-cell table:style-name="Table31.A2" office:value-type="string">
              <text:p text:style-name="P22">перевод</text:p>
            </table:table-cell>
            <table:table-cell table:style-name="Table31.E2" office:value-type="string">
              <text:p text:style-name="P22">глагол</text:p>
            </table:table-cell>
          </table:table-row>
          <table:table-row table:style-name="Table31.1">
            <table:table-cell table:style-name="Table31.A1" office:value-type="string">
              <text:p text:style-name="P18"><text:span text:style-name="T2">ты</text:span><text:span text:style-name="T48"> (</text:span><text:span text:style-name="T2">м</text:span><text:span text:style-name="T48">) </text:span><text:span text:style-name="T2">открой</text:span></text:p>
            </table:table-cell>
            <table:table-cell table:style-name="Table31.A1" office:value-type="string">
              <text:p text:style-name="P149">iftaḥ</text:p>
            </table:table-cell>
            <table:table-cell table:style-name="Table31.A1" office:value-type="string">
              <text:p text:style-name="P20">ты (м) садись</text:p>
            </table:table-cell>
            <table:table-cell table:style-name="Table31.A1" office:value-type="string">
              <text:p text:style-name="Text_20_body">ijlis</text:p>
            </table:table-cell>
            <table:table-cell table:style-name="Table31.A1" office:value-type="string">
              <text:p text:style-name="P20">ты (м) пиши</text:p>
            </table:table-cell>
            <table:table-cell table:style-name="Table31.E1" office:value-type="string">
              <text:p text:style-name="Text_20_body"><text:span text:style-name="Арабский_20_текст2_20_Знак">uktub</text:span></text:p>
            </table:table-cell>
          </table:table-row>
          <table:table-row table:style-name="Table31.1">
            <table:table-cell table:style-name="Table31.A1" office:value-type="string">
              <text:p text:style-name="P20">ты (ж) открой</text:p>
            </table:table-cell>
            <table:table-cell table:style-name="Table31.A1" office:value-type="string">
              <text:p text:style-name="P149">iftaḥī</text:p>
            </table:table-cell>
            <table:table-cell table:style-name="Table31.A1" office:value-type="string">
              <text:p text:style-name="P20">ты (ж) садись</text:p>
            </table:table-cell>
            <table:table-cell table:style-name="Table31.A1" office:value-type="string">
              <text:p text:style-name="Text_20_body">ijlisī</text:p>
            </table:table-cell>
            <table:table-cell table:style-name="Table31.A1" office:value-type="string">
              <text:p text:style-name="P20">ты (ж) пиши</text:p>
            </table:table-cell>
            <table:table-cell table:style-name="Table31.E1" office:value-type="string">
              <text:p text:style-name="Text_20_body"><text:span text:style-name="Арабский_20_текст2_20_Знак">uktubī</text:span></text:p>
            </table:table-cell>
          </table:table-row>
          <table:table-row table:style-name="Table31.1">
            <table:table-cell table:style-name="Table31.A1" office:value-type="string">
              <text:p text:style-name="P20">вы двое откройте</text:p>
            </table:table-cell>
            <table:table-cell table:style-name="Table31.A1" office:value-type="string">
              <text:p text:style-name="P149">iftaḥā</text:p>
            </table:table-cell>
            <table:table-cell table:style-name="Table31.A1" office:value-type="string">
              <text:p text:style-name="P20">вы двое садитесь</text:p>
            </table:table-cell>
            <table:table-cell table:style-name="Table31.A1" office:value-type="string">
              <text:p text:style-name="Text_20_body">ijlisā</text:p>
            </table:table-cell>
            <table:table-cell table:style-name="Table31.A1" office:value-type="string">
              <text:p text:style-name="P20">вы двое пишите</text:p>
            </table:table-cell>
            <table:table-cell table:style-name="Table31.E1" office:value-type="string">
              <text:p text:style-name="Text_20_body"><text:span text:style-name="Арабский_20_текст2_20_Знак">uktubā</text:span></text:p>
            </table:table-cell>
          </table:table-row>
          <table:table-row table:style-name="Table31.1">
            <table:table-cell table:style-name="Table31.A1" office:value-type="string">
              <text:p text:style-name="P20">вы откройте</text:p>
            </table:table-cell>
            <table:table-cell table:style-name="Table31.A1" office:value-type="string">
              <text:p text:style-name="P149">iftaḥū (+a orth)</text:p>
            </table:table-cell>
            <table:table-cell table:style-name="Table31.A1" office:value-type="string">
              <text:p text:style-name="P20">вы садитесь</text:p>
            </table:table-cell>
            <table:table-cell table:style-name="Table31.A1" office:value-type="string">
              <text:p text:style-name="Text_20_body">ijlisū <text:s/><text:soft-page-break/>(+a orth.)</text:p>
            </table:table-cell>
            <table:table-cell table:style-name="Table31.A1" office:value-type="string">
              <text:p text:style-name="P20">вы пишите</text:p>
            </table:table-cell>
            <table:table-cell table:style-name="Table31.E1" office:value-type="string">
              <text:p text:style-name="Text_20_body"><text:span text:style-name="Арабский_20_текст2_20_Знак">uktubū </text:span><text:soft-page-break/><text:span text:style-name="Арабский_20_текст2_20_Знак">(+a orth.)</text:span></text:p>
            </table:table-cell>
          </table:table-row>
          <table:table-row table:style-name="Table31.1">
            <table:table-cell table:style-name="Table31.A1" office:value-type="string">
              <text:p text:style-name="P20">вы (жен.) откройте</text:p>
            </table:table-cell>
            <table:table-cell table:style-name="Table31.A1" office:value-type="string">
              <text:p text:style-name="P149">iftaḥna</text:p>
            </table:table-cell>
            <table:table-cell table:style-name="Table31.A1" office:value-type="string">
              <text:p text:style-name="P20">вы (жен.) садитесь</text:p>
            </table:table-cell>
            <table:table-cell table:style-name="Table31.A1" office:value-type="string">
              <text:p text:style-name="Text_20_body">ijlisna</text:p>
            </table:table-cell>
            <table:table-cell table:style-name="Table31.A1" office:value-type="string">
              <text:p text:style-name="P148">вы (жен.) пишите</text:p>
            </table:table-cell>
            <table:table-cell table:style-name="Table31.E1" office:value-type="string">
              <text:p text:style-name="Text_20_body"><text:span text:style-name="Арабский_20_текст2_20_Знак">uktubna</text:span></text:p>
            </table:table-cell>
          </table:table-row>
        </table:table>
        <text:p text:style-name="P109"><text:span text:style-name="T124">Окончания определяются лицом:</text:span></text:p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137">значение</text:p>
            </table:table-cell>
            <table:table-cell table:style-name="Table15.B1" office:value-type="string">
              <text:p text:style-name="P137">окончание глагола</text:p>
            </table:table-cell>
          </table:table-row>
          <table:table-row table:style-name="Table15.1">
            <table:table-cell table:style-name="Table15.A1" office:value-type="string">
              <text:p text:style-name="P143">ты (м)</text:p>
            </table:table-cell>
            <table:table-cell table:style-name="Table15.B1" office:value-type="string">
              <text:p text:style-name="P70"><text:span text:style-name="Арабский_20_текст2_20_Знак"><text:span text:style-name="T53"/></text:span></text:p>
            </table:table-cell>
          </table:table-row>
          <table:table-row table:style-name="Table15.1">
            <table:table-cell table:style-name="Table15.A1" office:value-type="string">
              <text:p text:style-name="P143">ты (ж)</text:p>
            </table:table-cell>
            <table:table-cell table:style-name="Table15.B1" office:value-type="string">
              <text:p text:style-name="P54"><text:span text:style-name="Арабский_20_текст2_20_Знак"><text:span text:style-name="T53">-</text:span></text:span><text:span text:style-name="Арабский_20_текст2_20_Знак"><text:span text:style-name="T72">ī</text:span></text:span></text:p>
            </table:table-cell>
          </table:table-row>
          <table:table-row table:style-name="Table15.1">
            <table:table-cell table:style-name="Table15.A1" office:value-type="string">
              <text:p text:style-name="P143">вы двое</text:p>
            </table:table-cell>
            <table:table-cell table:style-name="Table15.B1" office:value-type="string">
              <text:p text:style-name="P54"><text:span text:style-name="Арабский_20_текст2_20_Знак"><text:span text:style-name="T53">-</text:span></text:span><text:span text:style-name="Арабский_20_текст2_20_Знак"><text:span text:style-name="T72">ā</text:span></text:span></text:p>
            </table:table-cell>
          </table:table-row>
          <table:table-row table:style-name="Table15.1">
            <table:table-cell table:style-name="Table15.A1" office:value-type="string">
              <text:p text:style-name="P143">вы</text:p>
            </table:table-cell>
            <table:table-cell table:style-name="Table15.B1" office:value-type="string">
              <text:p text:style-name="P54"><text:span text:style-name="Арабский_20_текст2_20_Знак"><text:span text:style-name="T53">-</text:span></text:span><text:span text:style-name="Арабский_20_текст2_20_Знак"><text:span text:style-name="T72">ū <text:s/>(+a orth.)</text:span></text:span></text:p>
            </table:table-cell>
          </table:table-row>
          <table:table-row table:style-name="Table15.1">
            <table:table-cell table:style-name="Table15.A1" office:value-type="string">
              <text:p text:style-name="P143">вы (жен.)</text:p>
            </table:table-cell>
            <table:table-cell table:style-name="Table15.B1" office:value-type="string">
              <text:p text:style-name="P54"><text:span text:style-name="Арабский_20_текст2_20_Знак"><text:span text:style-name="T53">-</text:span></text:span><text:span text:style-name="Арабский_20_текст2_20_Знак"><text:span text:style-name="T72">na</text:span></text:span></text:p>
            </table:table-cell>
          </table:table-row>
        </table:table>
        <text:p text:style-name="P109"/>
        <text:h text:style-name="P93" text:outline-level="3"><text:bookmark-start text:name="__RefHeading___Toc214722918"/><text:span text:style-name="T129">Неустойчивые корни</text:span><text:bookmark-end text:name="__RefHeading___Toc214722918"/></text:h>
        <text:p text:style-name="P128"><text:span text:style-name="T28">Некоторые корни проявляют отклонения от регулярной схемы спряжения. </text:span><text:span text:style-name="T29">Показателем такой ситуации является наличие фонем ā, w, ū, y, ī в основе прошедшего времени (или букв </text:span><text:span text:style-name="Арабский_20_текст2_20_Знак"><text:span text:style-name="T80">ا و ي </text:span></text:span><text:span text:style-name="T29">в арабографической записи). Эти фонемы подвержены чередованиям</text:span><text:span text:style-name="T2">. Например, у </text:span><text:span text:style-name="T29">глагола qāla слабая </text:span><text:span text:style-name="T2">средняя коренная:</text:span></text:p>
        <text:p text:style-name="P3"/>
        <table:table table:name="Table34" table:style-name="Table34">
          <table:table-column table:style-name="Table34.A" table:number-columns-repeated="4"/>
          <table:table-column table:style-name="Table34.E"/>
          <table:table-column table:style-name="Table34.F"/>
          <table:table-row table:style-name="Table34.1">
            <table:table-cell table:style-name="Table34.A1" table:number-columns-spanned="4" office:value-type="string">
              <text:p text:style-name="P20">прошедшая форма</text:p>
            </table:table-cell>
            <table:covered-table-cell/>
            <table:covered-table-cell/>
            <table:covered-table-cell/>
            <table:table-cell table:style-name="Table34.E1" table:number-columns-spanned="2" office:value-type="string">
              <text:p text:style-name="P20">повелительная форма</text:p>
            </table:table-cell>
            <table:covered-table-cell/>
          </table:table-row>
          <table:table-row table:style-name="Table34.1">
            <table:table-cell table:style-name="Table34.A1" office:value-type="string">
              <text:p text:style-name="P74"><text:span text:style-name="Арабский_20_текст2_20_Знак"><text:span text:style-name="T80">qāla</text:span></text:span></text:p>
            </table:table-cell>
            <table:table-cell table:style-name="Table34.A1" office:value-type="string">
              <text:p text:style-name="P20">он сказал</text:p>
            </table:table-cell>
            <table:table-cell table:style-name="Table34.A1" office:value-type="string">
              <text:p text:style-name="P62"><text:span text:style-name="Арабский_20_текст2_20_Знак"><text:span text:style-name="T81">qultu</text:span></text:span></text:p>
            </table:table-cell>
            <table:table-cell table:style-name="Table34.A1" office:value-type="string">
              <text:p text:style-name="P20">ты сказал</text:p>
            </table:table-cell>
            <table:table-cell table:style-name="Table34.A1" office:value-type="string">
              <text:p text:style-name="P63"><text:span text:style-name="Арабский_20_текст2_20_Знак"><text:span text:style-name="T82">qul</text:span></text:span></text:p>
            </table:table-cell>
            <table:table-cell table:style-name="Table34.E1" office:value-type="string">
              <text:p text:style-name="P20">скажи</text:p>
            </table:table-cell>
          </table:table-row>
          <table:table-row table:style-name="Table34.1">
            <table:table-cell table:style-name="Table34.A1" office:value-type="string">
              <text:p text:style-name="P77"><text:span text:style-name="Арабский_20_текст2_20_Знак"><text:span text:style-name="T80">qālat</text:span></text:span></text:p>
            </table:table-cell>
            <table:table-cell table:style-name="Table34.A1" office:value-type="string">
              <text:p text:style-name="P20">она сказала</text:p>
            </table:table-cell>
            <table:table-cell table:style-name="Table34.A1" office:value-type="string">
              <text:p text:style-name="P62"><text:span text:style-name="Арабский_20_текст2_20_Знак"><text:span text:style-name="T81">qulti</text:span></text:span></text:p>
            </table:table-cell>
            <table:table-cell table:style-name="Table34.A1" office:value-type="string">
              <text:p text:style-name="P20">ты сказала</text:p>
            </table:table-cell>
            <table:table-cell table:style-name="Table34.A1" office:value-type="string">
              <text:p text:style-name="P62"><text:span text:style-name="Арабский_20_текст2_20_Знак"><text:span text:style-name="T81">qulī</text:span></text:span></text:p>
            </table:table-cell>
            <table:table-cell table:style-name="Table34.E1" office:value-type="string">
              <text:p text:style-name="P20">скажи (ж)</text:p>
            </table:table-cell>
          </table:table-row>
          <table:table-row table:style-name="Table34.1">
            <table:table-cell table:style-name="Table34.A1" office:value-type="string">
              <text:p text:style-name="P61"><text:span text:style-name="Арабский_20_текст2_20_Знак"><text:span text:style-name="T80">qulnā</text:span></text:span></text:p>
            </table:table-cell>
            <table:table-cell table:style-name="Table34.A1" office:value-type="string">
              <text:p text:style-name="P20">мы сказали</text:p>
            </table:table-cell>
            <table:table-cell table:style-name="Table34.A1" office:value-type="string">
              <text:p text:style-name="P62"><text:span text:style-name="Арабский_20_текст2_20_Знак"><text:span text:style-name="T81">qultumā</text:span></text:span></text:p>
            </table:table-cell>
            <table:table-cell table:style-name="Table34.A1" office:value-type="string">
              <text:p text:style-name="P20">вы двое сказали</text:p>
            </table:table-cell>
            <table:table-cell table:style-name="Table34.A1" office:value-type="string">
              <text:p text:style-name="P62"><text:span text:style-name="Арабский_20_текст2_20_Знак"><text:span text:style-name="T81">qulā</text:span></text:span></text:p>
            </table:table-cell>
            <table:table-cell table:style-name="Table34.E1" office:value-type="string">
              <text:p text:style-name="P20">скажите вы двое</text:p>
            </table:table-cell>
          </table:table-row>
          <table:table-row table:style-name="Table34.1">
            <table:table-cell table:style-name="Table34.A1" office:value-type="string">
              <text:p text:style-name="P61"><text:span text:style-name="Арабский_20_текст2_20_Знак"><text:span text:style-name="T80">qālū <text:s/>(+a orth.)</text:span></text:span></text:p>
            </table:table-cell>
            <table:table-cell table:style-name="Table34.A1" office:value-type="string">
              <text:p text:style-name="P20">они сказали</text:p>
            </table:table-cell>
            <table:table-cell table:style-name="Table34.A1" office:value-type="string">
              <text:p text:style-name="P62"><text:span text:style-name="Арабский_20_текст2_20_Знак"><text:span text:style-name="T81">qultum</text:span></text:span></text:p>
            </table:table-cell>
            <table:table-cell table:style-name="Table34.A1" office:value-type="string">
              <text:p text:style-name="P20">вы сказали</text:p>
            </table:table-cell>
            <table:table-cell table:style-name="Table34.A1" office:value-type="string">
              <text:p text:style-name="P62"><text:span text:style-name="Арабский_20_текст2_20_Знак"><text:span text:style-name="T81">qulū (+a orth.)</text:span></text:span></text:p>
            </table:table-cell>
            <table:table-cell table:style-name="Table34.E1" office:value-type="string">
              <text:p text:style-name="P20">скажите</text:p>
            </table:table-cell>
          </table:table-row>
          <table:table-row table:style-name="Table34.1">
            <table:table-cell table:style-name="Table34.A1" office:value-type="string">
              <text:p text:style-name="P61"><text:span text:style-name="Арабский_20_текст2_20_Знак"><text:span text:style-name="T80">qultu</text:span></text:span></text:p>
            </table:table-cell>
            <table:table-cell table:style-name="Table34.A1" office:value-type="string">
              <text:p text:style-name="P20">я сказал</text:p>
            </table:table-cell>
            <table:table-cell table:style-name="Table34.A1" office:value-type="string">
              <text:p text:style-name="P62"><text:span text:style-name="Арабский_20_текст2_20_Знак"><text:span text:style-name="T81">qultunna</text:span></text:span></text:p>
            </table:table-cell>
            <table:table-cell table:style-name="Table34.A1" office:value-type="string">
              <text:p text:style-name="P20">вы (ж) сказали</text:p>
            </table:table-cell>
            <table:table-cell table:style-name="Table34.A1" office:value-type="string">
              <text:p text:style-name="P62"><text:span text:style-name="Арабский_20_текст2_20_Знак"><text:span text:style-name="T81">qulna</text:span></text:span></text:p>
            </table:table-cell>
            <table:table-cell table:style-name="Table34.E1" office:value-type="string">
              <text:p text:style-name="P20">скажите (ж)</text:p>
            </table:table-cell>
          </table:table-row>
        </table:table>
        <text:h text:style-name="P93" text:outline-level="3"><text:bookmark-start text:name="__RefHeading___Toc214722919"/><text:span text:style-name="T124">Спряжение в настоящем времени +ktub</text:span><text:bookmark-end text:name="__RefHeading___Toc214722919"/></text:h>
        <text:p text:style-name="P3"><text:span text:style-name="T124">Приставка и окончание определяются лицом.</text:span></text:p>
        <table:table table:name="Table35" table:style-name="Table35">
          <table:table-column table:style-name="Table35.A" table:number-columns-repeated="2"/>
          <table:table-column table:style-name="Table35.C"/>
          <table:table-column table:style-name="Table35.D"/>
          <table:table-row table:style-name="Table35.1">
            <table:table-cell table:style-name="Table35.A1" office:value-type="string">
              <text:p text:style-name="P20">перевод</text:p>
            </table:table-cell>
            <table:table-cell table:style-name="Table35.A1" office:value-type="string">
              <text:p text:style-name="P20">глагол</text:p>
            </table:table-cell>
            <table:table-cell table:style-name="Table35.A1" office:value-type="string">
              <text:p text:style-name="P20">перевод</text:p>
            </table:table-cell>
            <table:table-cell table:style-name="Table35.D1" office:value-type="string">
              <text:p text:style-name="P20">глагол</text:p>
            </table:table-cell>
          </table:table-row>
          <table:table-row table:style-name="Table35.1">
            <table:table-cell table:style-name="Table35.A1" office:value-type="string">
              <text:p text:style-name="P20">ты пишешь</text:p>
            </table:table-cell>
            <table:table-cell table:style-name="Table35.A1" office:value-type="string">
              <text:p text:style-name="P55"><text:span text:style-name="Арабский_20_текст2_20_Знак"><text:span text:style-name="T73">ta-u</text:span></text:span></text:p>
            </table:table-cell>
            <table:table-cell table:style-name="Table35.A1" office:value-type="string">
              <text:p text:style-name="P20">он пишет</text:p>
            </table:table-cell>
            <table:table-cell table:style-name="Table35.D1" office:value-type="string">
              <text:p text:style-name="P75"><text:span text:style-name="Арабский_20_текст2_20_Знак"><text:span text:style-name="T73">ya-u</text:span></text:span></text:p>
            </table:table-cell>
          </table:table-row>
          <table:table-row table:style-name="Table35.1">
            <table:table-cell table:style-name="Table35.A1" office:value-type="string">
              <text:p text:style-name="P20">ты (ж) пишешь</text:p>
            </table:table-cell>
            <table:table-cell table:style-name="Table35.A1" office:value-type="string">
              <text:p text:style-name="P55"><text:span text:style-name="Арабский_20_текст2_20_Знак"><text:span text:style-name="T73">ta-īna</text:span></text:span></text:p>
            </table:table-cell>
            <table:table-cell table:style-name="Table35.A1" office:value-type="string">
              <text:p text:style-name="P20">она пишет</text:p>
            </table:table-cell>
            <table:table-cell table:style-name="Table35.D1" office:value-type="string">
              <text:p text:style-name="P55"><text:span text:style-name="Арабский_20_текст2_20_Знак"><text:span text:style-name="T73">ta-u</text:span></text:span></text:p>
            </table:table-cell>
          </table:table-row>
          <table:table-row table:style-name="Table35.1">
            <table:table-cell table:style-name="Table35.A1" office:value-type="string">
              <text:p text:style-name="P20">вы двое пишете</text:p>
            </table:table-cell>
            <table:table-cell table:style-name="Table35.A1" office:value-type="string">
              <text:p text:style-name="P55"><text:span text:style-name="Арабский_20_текст2_20_Знак"><text:span text:style-name="T73">ta-āni</text:span></text:span></text:p>
            </table:table-cell>
            <table:table-cell table:style-name="Table35.A1" office:value-type="string">
              <text:p text:style-name="P20">они двое пишут</text:p>
            </table:table-cell>
            <table:table-cell table:style-name="Table35.D1" office:value-type="string">
              <text:p text:style-name="P55"><text:span text:style-name="Арабский_20_текст2_20_Знак"><text:span text:style-name="T73">ya-āni</text:span></text:span></text:p>
            </table:table-cell>
          </table:table-row>
          <table:table-row table:style-name="Table35.1">
            <table:table-cell table:style-name="Table35.A1" office:value-type="string">
              <text:p text:style-name="P20">вы пиш<text:span text:style-name="T125">е</text:span>те</text:p>
            </table:table-cell>
            <table:table-cell table:style-name="Table35.A1" office:value-type="string">
              <text:p text:style-name="P55"><text:span text:style-name="Арабский_20_текст2_20_Знак"><text:span text:style-name="T73">ta-ūna</text:span></text:span></text:p>
            </table:table-cell>
            <table:table-cell table:style-name="Table35.A1" office:value-type="string">
              <text:p text:style-name="P20">они пишут</text:p>
            </table:table-cell>
            <table:table-cell table:style-name="Table35.D1" office:value-type="string">
              <text:p text:style-name="P55"><text:span text:style-name="Арабский_20_текст2_20_Знак"><text:span text:style-name="T73">ya-ūna</text:span></text:span></text:p>
            </table:table-cell>
          </table:table-row>
          <table:table-row table:style-name="Table35.1">
            <table:table-cell table:style-name="Table35.A1" office:value-type="string">
              <text:p text:style-name="P20">вы (жен.) пиш<text:span text:style-name="T125">е</text:span>те</text:p>
            </table:table-cell>
            <table:table-cell table:style-name="Table35.A1" office:value-type="string">
              <text:p text:style-name="P55"><text:span text:style-name="Арабский_20_текст2_20_Знак"><text:span text:style-name="T73">ta-na</text:span></text:span></text:p>
            </table:table-cell>
            <table:table-cell table:style-name="Table35.A1" office:value-type="string">
              <text:p text:style-name="P20">они (жен.) пишут</text:p>
            </table:table-cell>
            <table:table-cell table:style-name="Table35.D1" office:value-type="string">
              <text:p text:style-name="P55"><text:span text:style-name="Арабский_20_текст2_20_Знак"><text:span text:style-name="T73">ya-na</text:span></text:span></text:p>
            </table:table-cell>
          </table:table-row>
          <table:table-row table:style-name="Table35.1">
            <table:table-cell table:style-name="Table35.A1" office:value-type="string">
              <text:p text:style-name="P20">мы пишем</text:p>
            </table:table-cell>
            <table:table-cell table:style-name="Table35.A1" office:value-type="string">
              <text:p text:style-name="P55"><text:span text:style-name="Арабский_20_текст2_20_Знак"><text:span text:style-name="T73">na-u</text:span></text:span></text:p>
            </table:table-cell>
            <table:table-cell table:style-name="Table35.A1" office:value-type="string">
              <text:p text:style-name="P20">я пишу</text:p>
            </table:table-cell>
            <table:table-cell table:style-name="Table35.D1" office:value-type="string">
              <text:p text:style-name="P55"><text:span text:style-name="Арабский_20_текст2_20_Знак"><text:span text:style-name="T73">a-u</text:span></text:span></text:p>
            </table:table-cell>
          </table:table-row>
        </table:table>
        <text:p text:style-name="Standard"><text:span text:style-name="T2">Неизмененной остается снова слова </text:span><text:span text:style-name="T22">ktub</text:span><text:span text:style-name="T2"> к которой присоединяются приставки и окончания</text:span><text:span text:style-name="T23">.</text:span></text:p>
        <text:p text:style-name="P122"><text:span text:style-name="T2">Приставка определяется лицом.</text:span></text:p>
        <text:p text:style-name="P122"><text:span text:style-name="T2"/></text:p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P138">значение</text:p>
            </table:table-cell>
            <table:table-cell table:style-name="Table16.B1" office:value-type="string">
              <text:p text:style-name="P138">приставка глагола</text:p>
            </table:table-cell>
          </table:table-row>
          <text:soft-page-break/>
          <table:table-row table:style-name="Table16.1">
            <table:table-cell table:style-name="Table16.A1" office:value-type="string">
              <text:p text:style-name="P144">я</text:p>
            </table:table-cell>
            <table:table-cell table:style-name="Table16.B1" office:value-type="string">
              <text:p text:style-name="P71"><text:span text:style-name="Арабский_20_текст2_20_Знак"><text:span text:style-name="T73">a</text:span></text:span></text:p>
            </table:table-cell>
          </table:table-row>
          <table:table-row table:style-name="Table16.1">
            <table:table-cell table:style-name="Table16.A1" office:value-type="string">
              <text:p text:style-name="P144">мы</text:p>
            </table:table-cell>
            <table:table-cell table:style-name="Table16.B1" office:value-type="string">
              <text:p text:style-name="P56"><text:span text:style-name="Арабский_20_текст2_20_Знак"><text:span text:style-name="T73">na</text:span></text:span></text:p>
            </table:table-cell>
          </table:table-row>
          <table:table-row table:style-name="Table16.1">
            <table:table-cell table:style-name="Table16.A1" office:value-type="string">
              <text:p text:style-name="P144">ты, вы, она</text:p>
            </table:table-cell>
            <table:table-cell table:style-name="Table16.B1" office:value-type="string">
              <text:p text:style-name="P56"><text:span text:style-name="Арабский_20_текст2_20_Знак"><text:span text:style-name="T73">ta</text:span></text:span></text:p>
            </table:table-cell>
          </table:table-row>
          <table:table-row table:style-name="Table16.1">
            <table:table-cell table:style-name="Table16.A1" office:value-type="string">
              <text:p text:style-name="P144">он, они</text:p>
            </table:table-cell>
            <table:table-cell table:style-name="Table16.B1" office:value-type="string">
              <text:p text:style-name="P56"><text:span text:style-name="Арабский_20_текст2_20_Знак"><text:span text:style-name="T73">ya</text:span></text:span></text:p>
            </table:table-cell>
          </table:table-row>
        </table:table>
        <text:p text:style-name="P122"><text:span text:style-name="T23">О</text:span><text:span text:style-name="T2">кончание определяется числом и родом.</text:span></text:p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office:value-type="string">
              <text:p text:style-name="P138">перевод</text:p>
            </table:table-cell>
            <table:table-cell table:style-name="Table17.B1" office:value-type="string">
              <text:p text:style-name="P139">окончание</text:p>
            </table:table-cell>
          </table:table-row>
          <table:table-row table:style-name="Table17.1">
            <table:table-cell table:style-name="Table17.A1" office:value-type="string">
              <text:p text:style-name="P144">Он, <text:span text:style-name="T125">она, я, ты, мы</text:span></text:p>
            </table:table-cell>
            <table:table-cell table:style-name="Table17.B1" office:value-type="string">
              <text:p text:style-name="P76"><text:span text:style-name="Арабский_20_текст2_20_Знак"><text:span text:style-name="T73">-u</text:span></text:span></text:p>
            </table:table-cell>
          </table:table-row>
          <table:table-row table:style-name="Table17.1">
            <table:table-cell table:style-name="Table17.A1" office:value-type="string">
              <text:p text:style-name="P144">ты (ж) </text:p>
            </table:table-cell>
            <table:table-cell table:style-name="Table17.B1" office:value-type="string">
              <text:p text:style-name="P56"><text:span text:style-name="Арабский_20_текст2_20_Знак"><text:span text:style-name="T73">-īna</text:span></text:span></text:p>
            </table:table-cell>
          </table:table-row>
          <table:table-row table:style-name="Table17.1">
            <table:table-cell table:style-name="Table17.A1" office:value-type="string">
              <text:p text:style-name="P144">Вы двое, <text:span text:style-name="T125">они двое </text:span></text:p>
            </table:table-cell>
            <table:table-cell table:style-name="Table17.B1" office:value-type="string">
              <text:p text:style-name="P56"><text:span text:style-name="Арабский_20_текст2_20_Знак"><text:span text:style-name="T73">-āni</text:span></text:span></text:p>
            </table:table-cell>
          </table:table-row>
          <table:table-row table:style-name="Table17.1">
            <table:table-cell table:style-name="Table17.A1" office:value-type="string">
              <text:p text:style-name="P144">Вы, <text:span text:style-name="T125">они</text:span></text:p>
            </table:table-cell>
            <table:table-cell table:style-name="Table17.B1" office:value-type="string">
              <text:p text:style-name="P56"><text:span text:style-name="Арабский_20_текст2_20_Знак"><text:span text:style-name="T73">-ūna</text:span></text:span></text:p>
            </table:table-cell>
          </table:table-row>
          <table:table-row table:style-name="Table17.1">
            <table:table-cell table:style-name="Table17.A1" office:value-type="string">
              <text:p text:style-name="P144">Вы, <text:span text:style-name="T125">они</text:span> (жен.)</text:p>
            </table:table-cell>
            <table:table-cell table:style-name="Table17.B1" office:value-type="string">
              <text:p text:style-name="P56"><text:span text:style-name="Арабский_20_текст2_20_Знак"><text:span text:style-name="T73">-na</text:span></text:span></text:p>
            </table:table-cell>
          </table:table-row>
        </table:table>
      </text:section>
      <text:section text:style-name="Sect2" text:name="Section14">
        <text:p text:style-name="P105"><text:span text:style-name="T50">Примечание</text:span></text:p>
        <text:p text:style-name="P110">В словаре обычно указывается прошедшая форма глаголов, в скобках огласовка средней коренной в настоящей и повелительной формах.</text:p>
        <text:h text:style-name="P158" text:outline-level="2"><text:bookmark-start text:name="__RefHeading___Toc214722920"/>Урок 8.<text:bookmark-end text:name="__RefHeading___Toc214722920"/></text:h>
        <text:h text:style-name="P93" text:outline-level="3"><text:bookmark-start text:name="__RefHeading___Toc214722921"/>Частицы отрицания перед глаголами настоящей формы.<text:bookmark-end text:name="__RefHeading___Toc214722921"/></text:h>
        <text:p text:style-name="P3">Перед глаголами настоящей формы могут <text:s/>находиться разные частицы отрицания, которые вместе с видоизменением окончания глагола будут влиять на временное значение глагола. 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row table:style-name="Table38.1">
            <table:table-cell table:style-name="Table38.A1" office:value-type="string">
              <text:p text:style-name="P22">перевод</text:p>
            </table:table-cell>
            <table:table-cell table:style-name="Table38.A1" office:value-type="string">
              <text:p text:style-name="P22">окончание глагола</text:p>
            </table:table-cell>
            <table:table-cell table:style-name="Table38.A1" office:value-type="string">
              <text:p text:style-name="P22">глагол с частицей</text:p>
              <text:p text:style-name="P139">+ktub</text:p>
            </table:table-cell>
            <table:table-cell table:style-name="Table38.D1" office:value-type="string">
              <text:p text:style-name="P22">частица отрицания</text:p>
            </table:table-cell>
          </table:table-row>
          <table:table-row table:style-name="Table38.1">
            <table:table-cell table:style-name="Table38.A1" office:value-type="string">
              <text:p text:style-name="P20">ты не писал</text:p>
            </table:table-cell>
            <table:table-cell table:style-name="Table38.A1" office:value-type="string">
              <text:p text:style-name="P41"><text:span text:style-name="Арабский_20_текст2_20_Знак"><text:span text:style-name="T53">-</text:span></text:span></text:p>
            </table:table-cell>
            <table:table-cell table:style-name="Table38.A1" office:value-type="string">
              <text:p text:style-name="P57"><text:span text:style-name="Арабский_20_текст2_20_Знак"><text:span text:style-name="T74">lam</text:span></text:span><text:span text:style-name="Арабский_20_текст2_20_Знак"><text:span text:style-name="T53"> </text:span></text:span><text:span text:style-name="Арабский_20_текст2_20_Знак"><text:span text:style-name="T74">ta</text:span></text:span><text:span text:style-name="Арабский_20_текст2_20_Знак"><text:span text:style-name="T53">-</text:span></text:span></text:p>
            </table:table-cell>
            <table:table-cell table:style-name="Table38.D1" office:value-type="string">
              <text:p text:style-name="P72"><text:span text:style-name="Арабский_20_текст2_20_Знак"><text:span text:style-name="T74">lam</text:span></text:span></text:p>
            </table:table-cell>
          </table:table-row>
          <table:table-row table:style-name="Table38.1">
            <table:table-cell table:style-name="Table38.A1" office:value-type="string">
              <text:p text:style-name="P20">ты не пишешь</text:p>
            </table:table-cell>
            <table:table-cell table:style-name="Table38.A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4">u</text:span></text:span></text:p>
            </table:table-cell>
            <table:table-cell table:style-name="Table38.A1" office:value-type="string">
              <text:p text:style-name="P57"><text:span text:style-name="Арабский_20_текст2_20_Знак"><text:span text:style-name="T74">lā</text:span></text:span><text:span text:style-name="Арабский_20_текст2_20_Знак"><text:span text:style-name="T53"> </text:span></text:span><text:span text:style-name="Арабский_20_текст2_20_Знак"><text:span text:style-name="T74">ta</text:span></text:span><text:span text:style-name="Арабский_20_текст2_20_Знак"><text:span text:style-name="T53">-</text:span></text:span><text:span text:style-name="Арабский_20_текст2_20_Знак"><text:span text:style-name="T74">u</text:span></text:span></text:p>
            </table:table-cell>
            <table:table-cell table:style-name="Table38.D1" office:value-type="string">
              <text:p text:style-name="P57"><text:span text:style-name="Арабский_20_текст2_20_Знак"><text:span text:style-name="T74">lā</text:span></text:span></text:p>
            </table:table-cell>
          </table:table-row>
          <table:table-row table:style-name="Table38.1">
            <table:table-cell table:style-name="Table38.A1" office:value-type="string">
              <text:p text:style-name="P20">ты не будешь писать</text:p>
            </table:table-cell>
            <table:table-cell table:style-name="Table38.A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4">a</text:span></text:span></text:p>
            </table:table-cell>
            <table:table-cell table:style-name="Table38.A1" office:value-type="string">
              <text:p text:style-name="P57"><text:span text:style-name="Арабский_20_текст2_20_Знак"><text:span text:style-name="T74">lan</text:span></text:span><text:span text:style-name="Арабский_20_текст2_20_Знак"><text:span text:style-name="T53"> </text:span></text:span><text:span text:style-name="Арабский_20_текст2_20_Знак"><text:span text:style-name="T74">ta</text:span></text:span><text:span text:style-name="Арабский_20_текст2_20_Знак"><text:span text:style-name="T53">-</text:span></text:span><text:span text:style-name="Арабский_20_текст2_20_Знак"><text:span text:style-name="T74">a</text:span></text:span></text:p>
            </table:table-cell>
            <table:table-cell table:style-name="Table38.D1" office:value-type="string">
              <text:p text:style-name="P57"><text:span text:style-name="Арабский_20_текст2_20_Знак"><text:span text:style-name="T74">lan</text:span></text:span></text:p>
            </table:table-cell>
          </table:table-row>
          <table:table-row table:style-name="Table38.1">
            <table:table-cell table:style-name="Table38.A1" office:value-type="string">
              <text:p text:style-name="P20">не пиши</text:p>
            </table:table-cell>
            <table:table-cell table:style-name="Table38.A1" office:value-type="string">
              <text:p text:style-name="P41"><text:span text:style-name="Арабский_20_текст2_20_Знак"><text:span text:style-name="T53">-</text:span></text:span></text:p>
            </table:table-cell>
            <table:table-cell table:style-name="Table38.A1" office:value-type="string">
              <text:p text:style-name="P57"><text:span text:style-name="Арабский_20_текст2_20_Знак"><text:span text:style-name="T74">lā</text:span></text:span><text:span text:style-name="Арабский_20_текст2_20_Знак"><text:span text:style-name="T53"> </text:span></text:span><text:span text:style-name="Арабский_20_текст2_20_Знак"><text:span text:style-name="T74">ta</text:span></text:span><text:span text:style-name="Арабский_20_текст2_20_Знак"><text:span text:style-name="T53">-</text:span></text:span></text:p>
            </table:table-cell>
            <table:table-cell table:style-name="Table38.D1" office:value-type="string">
              <text:p text:style-name="P57"><text:span text:style-name="Арабский_20_текст2_20_Знак"><text:span text:style-name="T74">lā</text:span></text:span></text:p>
            </table:table-cell>
          </table:table-row>
          <table:table-row table:style-name="Table38.1">
            <table:table-cell table:style-name="Table38.A1" office:value-type="string">
              <text:p text:style-name="P20">вы не писали</text:p>
            </table:table-cell>
            <table:table-cell table:style-name="Table38.A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4">ū (+a orth.)</text:span></text:span></text:p>
            </table:table-cell>
            <table:table-cell table:style-name="Table38.A1" office:value-type="string">
              <text:p text:style-name="P57"><text:span text:style-name="Арабский_20_текст2_20_Знак"><text:span text:style-name="T74">lam</text:span></text:span><text:span text:style-name="Арабский_20_текст2_20_Знак"><text:span text:style-name="T53"> </text:span></text:span><text:span text:style-name="Арабский_20_текст2_20_Знак"><text:span text:style-name="T74">ta</text:span></text:span><text:span text:style-name="Арабский_20_текст2_20_Знак"><text:span text:style-name="T53">-</text:span></text:span><text:span text:style-name="Арабский_20_текст2_20_Знак"><text:span text:style-name="T74">ū (+a orth.)</text:span></text:span></text:p>
            </table:table-cell>
            <table:table-cell table:style-name="Table38.D1" office:value-type="string">
              <text:p text:style-name="P57"><text:span text:style-name="Арабский_20_текст2_20_Знак"><text:span text:style-name="T74">lam</text:span></text:span></text:p>
            </table:table-cell>
          </table:table-row>
          <table:table-row table:style-name="Table38.1">
            <table:table-cell table:style-name="Table38.A1" office:value-type="string">
              <text:p text:style-name="P20">вы не пиш<text:span text:style-name="T126">е</text:span>те</text:p>
            </table:table-cell>
            <table:table-cell table:style-name="Table38.A1" office:value-type="string">
              <text:p text:style-name="P41"><text:span text:style-name="Арабский_20_текст2_20_Знак"><text:span text:style-name="T53">-</text:span></text:span><text:span text:style-name="Арабский_20_текст2_20_Знак"><text:span text:style-name="T74">ūna</text:span></text:span></text:p>
            </table:table-cell>
            <table:table-cell table:style-name="Table38.A1" office:value-type="string">
              <text:p text:style-name="P57"><text:span text:style-name="Арабский_20_текст2_20_Знак"><text:span text:style-name="T74">lā</text:span></text:span><text:span text:style-name="Арабский_20_текст2_20_Знак"><text:span text:style-name="T53"> </text:span></text:span><text:span text:style-name="Арабский_20_текст2_20_Знак"><text:span text:style-name="T74">ta</text:span></text:span><text:span text:style-name="Арабский_20_текст2_20_Знак"><text:span text:style-name="T53">-</text:span></text:span><text:span text:style-name="Арабский_20_текст2_20_Знак"><text:span text:style-name="T74">ūna</text:span></text:span></text:p>
            </table:table-cell>
            <table:table-cell table:style-name="Table38.D1" office:value-type="string">
              <text:p text:style-name="P57"><text:span text:style-name="Арабский_20_текст2_20_Знак"><text:span text:style-name="T74">lā</text:span></text:span></text:p>
            </table:table-cell>
          </table:table-row>
          <table:table-row table:style-name="Table38.1">
            <table:table-cell table:style-name="Table38.A1" office:value-type="string">
              <text:p text:style-name="P20">вы не будете писать</text:p>
            </table:table-cell>
            <table:table-cell table:style-name="Table38.A1" office:value-type="string">
              <text:p text:style-name="P57"><text:span text:style-name="Арабский_20_текст2_20_Знак"><text:span text:style-name="T53">-</text:span></text:span><text:span text:style-name="Арабский_20_текст2_20_Знак"><text:span text:style-name="T74">ū (+a orth.)</text:span></text:span></text:p>
            </table:table-cell>
            <table:table-cell table:style-name="Table38.A1" office:value-type="string">
              <text:p text:style-name="P57"><text:span text:style-name="Арабский_20_текст2_20_Знак"><text:span text:style-name="T74">lan</text:span></text:span><text:span text:style-name="Арабский_20_текст2_20_Знак"><text:span text:style-name="T53"> </text:span></text:span><text:span text:style-name="Арабский_20_текст2_20_Знак"><text:span text:style-name="T74">ta</text:span></text:span><text:span text:style-name="Арабский_20_текст2_20_Знак"><text:span text:style-name="T53">-</text:span></text:span><text:span text:style-name="Арабский_20_текст2_20_Знак"><text:span text:style-name="T74">ū (+a orth.)</text:span></text:span></text:p>
            </table:table-cell>
            <table:table-cell table:style-name="Table38.D1" office:value-type="string">
              <text:p text:style-name="P57"><text:span text:style-name="Арабский_20_текст2_20_Знак"><text:span text:style-name="T74">lan</text:span></text:span></text:p>
            </table:table-cell>
          </table:table-row>
          <table:table-row table:style-name="Table38.1">
            <table:table-cell table:style-name="Table38.A1" office:value-type="string">
              <text:p text:style-name="P20">не пишите</text:p>
            </table:table-cell>
            <table:table-cell table:style-name="Table38.A1" office:value-type="string">
              <text:p text:style-name="P57"><text:span text:style-name="Арабский_20_текст2_20_Знак"><text:span text:style-name="T53">-</text:span></text:span><text:span text:style-name="Арабский_20_текст2_20_Знак"><text:span text:style-name="T74">ū (+a orth.)</text:span></text:span></text:p>
            </table:table-cell>
            <table:table-cell table:style-name="Table38.A1" office:value-type="string">
              <text:p text:style-name="P57"><text:span text:style-name="Арабский_20_текст2_20_Знак"><text:span text:style-name="T74">lā</text:span></text:span><text:span text:style-name="Арабский_20_текст2_20_Знак"><text:span text:style-name="T53"> </text:span></text:span><text:span text:style-name="Арабский_20_текст2_20_Знак"><text:span text:style-name="T74">ta</text:span></text:span><text:span text:style-name="Арабский_20_текст2_20_Знак"><text:span text:style-name="T53">-</text:span></text:span><text:span text:style-name="Арабский_20_текст2_20_Знак"><text:span text:style-name="T74">ū (+a orth.)</text:span></text:span></text:p>
            </table:table-cell>
            <table:table-cell table:style-name="Table38.D1" office:value-type="string">
              <text:p text:style-name="P57"><text:span text:style-name="Арабский_20_текст2_20_Знак"><text:span text:style-name="T74">lā</text:span></text:span></text:p>
            </table:table-cell>
          </table:table-row>
        </table:table>
        <text:p text:style-name="P123"><text:span text:style-name="T24">В</text:span><text:span text:style-name="T2">ычленяются четыре механизма отрицания.</text:span></text:p>
        <table:table table:name="Table18" table:style-name="Table18">
          <table:table-column table:style-name="Table18.A" table:number-columns-repeated="2"/>
          <table:table-row>
            <table:table-cell table:style-name="Table18.A1" office:value-type="string">
              <text:p text:style-name="P96">Отрицание</text:p>
            </table:table-cell>
            <table:table-cell table:style-name="Table18.B1" office:value-type="string">
              <text:p text:style-name="P96">Временно-видовая область</text:p>
            </table:table-cell>
          </table:table-row>
          <table:table-row>
            <table:table-cell table:style-name="Table18.A2" office:value-type="string">
              <text:p text:style-name="P125"><text:span text:style-name="Арабский_20_текст2_20_Знак"><text:span text:style-name="T74">lam</text:span></text:span><text:span text:style-name="Арабский_20_текст2_20_Знак"><text:span text:style-name="T75">+ усечение окончания</text:span></text:span></text:p>
            </table:table-cell>
            <table:table-cell table:style-name="Table18.B2" office:value-type="string">
              <text:p text:style-name="P124"><text:span text:style-name="T2">прошедшее время</text:span></text:p>
            </table:table-cell>
          </table:table-row>
          <table:table-row>
            <table:table-cell table:style-name="Table18.A2" office:value-type="string">
              <text:p text:style-name="P125"><text:span text:style-name="Арабский_20_текст2_20_Знак"><text:span text:style-name="T74">lan</text:span></text:span><text:span text:style-name="Арабский_20_текст2_20_Знак"><text:span text:style-name="T75">+ усечение окончания</text:span></text:span></text:p>
            </table:table-cell>
            <table:table-cell table:style-name="Table18.B2" office:value-type="string">
              <text:p text:style-name="P124"><text:span text:style-name="T2">будущее время</text:span></text:p>
            </table:table-cell>
          </table:table-row>
          <table:table-row>
            <table:table-cell table:style-name="Table18.A2" office:value-type="string">
              <text:p text:style-name="P124"><text:span text:style-name="Арабский_20_текст2_20_Знак"><text:span text:style-name="T74">lā</text:span></text:span></text:p>
            </table:table-cell>
            <table:table-cell table:style-name="Table18.B2" office:value-type="string">
              <text:p text:style-name="P124"><text:span text:style-name="T25">н</text:span><text:span text:style-name="T2">астояще</text:span><text:span text:style-name="T25">е время изъявительное</text:span></text:p>
            </table:table-cell>
          </table:table-row>
          <table:table-row>
            <table:table-cell table:style-name="Table18.A2" office:value-type="string">
              <text:p text:style-name="P124"><text:span text:style-name="Арабский_20_текст2_20_Знак"><text:span text:style-name="T74">lā </text:span></text:span><text:span text:style-name="Арабский_20_текст2_20_Знак"><text:span text:style-name="T75">+ усечение окончания</text:span></text:span></text:p>
            </table:table-cell>
            <table:table-cell table:style-name="Table18.B2" office:value-type="string">
              <text:p text:style-name="P95">побудительное</text:p>
            </table:table-cell>
          </table:table-row>
        </table:table>
        <text:p text:style-name="P126"><text:span text:style-name="T2">Усечения окончания разные для отрицания lan и lam/lā.</text:span></text:p>
        <table:table table:name="Table39" table:style-name="Table39">
          <table:table-column table:style-name="Table39.A"/>
          <table:table-column table:style-name="Table39.B"/>
          <table:table-column table:style-name="Table39.C"/>
          <table:table-column table:style-name="Table39.D"/>
          <table:table-row table:style-name="Table39.1">
            <table:table-cell table:style-name="Table39.A1" office:value-type="string">
              <text:p text:style-name="P141">Лицо</text:p>
            </table:table-cell>
            <table:table-cell table:style-name="Table39.A1" office:value-type="string">
              <text:p text:style-name="P140">глагол<text:span text:style-name="T127">+ktub</text:span></text:p>
            </table:table-cell>
            <table:table-cell table:style-name="Table39.A1" office:value-type="string">
              <text:p text:style-name="P81">lan<text:span text:style-name="T127">+усе</text:span><text:soft-page-break/><text:span text:style-name="T127">ч.</text:span></text:p>
            </table:table-cell>
            <table:table-cell table:style-name="Table39.D1" office:value-type="string">
              <text:p text:style-name="P87"><text:span text:style-name="T128">l</text:span>am / <text:span text:style-name="T128">lā +усеч.</text:span></text:p>
            </table:table-cell>
          </table:table-row>
          <table:table-row table:style-name="Table39.1">
            <table:table-cell table:style-name="Table39.A1" office:value-type="string">
              <text:p text:style-name="P79"><text:span text:style-name="T128">я</text:span> / <text:span text:style-name="T128">мы / ты м., она / он</text:span></text:p>
            </table:table-cell>
            <table:table-cell table:style-name="Table39.A1" office:value-type="string">
              <text:p text:style-name="P67"><text:span text:style-name="Арабский_20_текст2_20_Знак"><text:span text:style-name="T53">a/</text:span></text:span><text:span text:style-name="Арабский_20_текст2_20_Знак"><text:span text:style-name="T78">na/ta/ya</text:span></text:span><text:span text:style-name="Арабский_20_текст2_20_Знак"><text:span text:style-name="T53">-</text:span></text:span><text:span text:style-name="Арабский_20_текст2_20_Знак"><text:span text:style-name="T76">u</text:span></text:span></text:p>
            </table:table-cell>
            <table:table-cell table:style-name="Table39.A1" office:value-type="string">
              <text:p text:style-name="P73"><text:span text:style-name="Арабский_20_текст2_20_Знак"><text:span text:style-name="T78">u → a</text:span></text:span></text:p>
            </table:table-cell>
            <table:table-cell table:style-name="Table39.D1" office:value-type="string">
              <text:p text:style-name="P73"><text:span text:style-name="Арабский_20_текст2_20_Знак"><text:span text:style-name="T78">u → 0</text:span></text:span></text:p>
            </table:table-cell>
          </table:table-row>
          <table:table-row table:style-name="Table39.1">
            <table:table-cell table:style-name="Table39.A1" office:value-type="string">
              <text:p text:style-name="P80">ты (ж.)</text:p>
            </table:table-cell>
            <table:table-cell table:style-name="Table39.A1" office:value-type="string">
              <text:p text:style-name="P41"><text:span text:style-name="Арабский_20_текст2_20_Знак"><text:span text:style-name="T53">ta-</text:span></text:span><text:span text:style-name="Арабский_20_текст2_20_Знак"><text:span text:style-name="T76">īna</text:span></text:span></text:p>
            </table:table-cell>
            <table:table-cell table:style-name="Table39.D1" table:number-columns-spanned="2" office:value-type="string">
              <text:p text:style-name="P58"><text:span text:style-name="Арабский_20_текст2_20_Знак"><text:span text:style-name="T78">ī</text:span></text:span><text:span text:style-name="Арабский_20_текст2_20_Знак"><text:span text:style-name="T76">na </text:span></text:span><text:span text:style-name="Арабский_20_текст2_20_Знак"><text:span text:style-name="T78">→ </text:span></text:span><text:span text:style-name="Арабский_20_текст2_20_Знак"><text:span text:style-name="T77">iya</text:span></text:span></text:p>
            </table:table-cell>
            <table:covered-table-cell/>
          </table:table-row>
          <table:table-row table:style-name="Table39.1">
            <table:table-cell table:style-name="Table39.A1" office:value-type="string">
              <text:p text:style-name="P80">вы 2/<text:span text:style-name="T128">они 2</text:span></text:p>
            </table:table-cell>
            <table:table-cell table:style-name="Table39.A1" office:value-type="string">
              <text:p text:style-name="P41"><text:span text:style-name="Арабский_20_текст2_20_Знак"><text:span text:style-name="T53">ta/</text:span></text:span><text:span text:style-name="Арабский_20_текст2_20_Знак"><text:span text:style-name="T78">ya</text:span></text:span><text:span text:style-name="Арабский_20_текст2_20_Знак"><text:span text:style-name="T53">-</text:span></text:span><text:span text:style-name="Арабский_20_текст2_20_Знак"><text:span text:style-name="T77">āni</text:span></text:span></text:p>
            </table:table-cell>
            <table:table-cell table:style-name="Table39.D1" table:number-columns-spanned="2" office:value-type="string">
              <text:p text:style-name="P58"><text:span text:style-name="Арабский_20_текст2_20_Знак"><text:span text:style-name="T77">āni</text:span></text:span><text:span text:style-name="Арабский_20_текст2_20_Знак"><text:span text:style-name="T76"> </text:span></text:span><text:span text:style-name="Арабский_20_текст2_20_Знак"><text:span text:style-name="T78">→ </text:span></text:span><text:span text:style-name="Арабский_20_текст2_20_Знак"><text:span text:style-name="T77">ā</text:span></text:span></text:p>
            </table:table-cell>
            <table:covered-table-cell/>
          </table:table-row>
          <table:table-row table:style-name="Table39.1">
            <table:table-cell table:style-name="Table39.A1" office:value-type="string">
              <text:p text:style-name="P80">вы/<text:span text:style-name="T128">они</text:span></text:p>
            </table:table-cell>
            <table:table-cell table:style-name="Table39.A1" office:value-type="string">
              <text:p text:style-name="P58"><text:span text:style-name="Арабский_20_текст2_20_Знак"><text:span text:style-name="T53">ta/ya-ūna</text:span></text:span></text:p>
            </table:table-cell>
            <table:table-cell table:style-name="Table39.D1" table:number-columns-spanned="2" office:value-type="string">
              <text:p text:style-name="P59"><text:span text:style-name="Арабский_20_текст2_20_Знак"><text:span text:style-name="T77">ūna</text:span></text:span><text:span text:style-name="Арабский_20_текст2_20_Знак"><text:span text:style-name="T76"> </text:span></text:span><text:span text:style-name="Арабский_20_текст2_20_Знак"><text:span text:style-name="T78">→ </text:span></text:span><text:span text:style-name="Арабский_20_текст2_20_Знак"><text:span text:style-name="T53">ū (+a orth.)</text:span></text:span></text:p>
            </table:table-cell>
            <table:covered-table-cell/>
          </table:table-row>
          <table:table-row table:style-name="Table39.1">
            <table:table-cell table:style-name="Table39.A1" office:value-type="string">
              <text:p text:style-name="P80">вы <text:s/>ж./<text:span text:style-name="T128">они ж.</text:span></text:p>
            </table:table-cell>
            <table:table-cell table:style-name="Table39.A1" office:value-type="string">
              <text:p text:style-name="P58"><text:span text:style-name="Арабский_20_текст2_20_Знак"><text:span text:style-name="T53">ta/ya-na</text:span></text:span></text:p>
            </table:table-cell>
            <table:table-cell table:style-name="Table39.D1" table:number-columns-spanned="2" office:value-type="string">
              <text:p text:style-name="P59"><text:span text:style-name="Арабский_20_текст2_20_Знак"><text:span text:style-name="T79">нет <text:s/>изменений, ta/ya-na</text:span></text:span></text:p>
            </table:table-cell>
            <table:covered-table-cell/>
          </table:table-row>
        </table:table>
        <text:h text:style-name="P93" text:outline-level="3"><text:bookmark-start text:name="__RefHeading___Toc214722922"/>Будущее время.<text:bookmark-end text:name="__RefHeading___Toc214722922"/></text:h>
        <text:p text:style-name="Standard"><text:span text:style-name="T26">Образуется с помощью </text:span><text:span text:style-name="T2">слитной частицы </text:span><text:span text:style-name="T26">sa- </text:span><text:span text:style-name="T2">или частицы </text:span><text:span text:style-name="T26">sawfa </text:span><text:span text:style-name="T2">присоединяем</text:span><text:span text:style-name="T26">ых</text:span><text:span text:style-name="T2"> к глаголу настоящей формы.</text:span></text:p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office:value-type="string">
              <text:p text:style-name="P20">перевод</text:p>
            </table:table-cell>
            <table:table-cell table:style-name="Table40.A1" office:value-type="string">
              <text:p text:style-name="P18"><text:span text:style-name="T2">Частица </text:span><text:span text:style-name="T27">sa-</text:span></text:p>
            </table:table-cell>
            <table:table-cell table:style-name="Table40.C1" office:value-type="string">
              <text:p text:style-name="P131"><text:span text:style-name="T2">частица </text:span><text:span text:style-name="Арабский_20_текст2_20_Знак"><text:span text:style-name="T53"><text:s/></text:span></text:span><text:span text:style-name="Арабский_20_текст2_20_Знак"><text:span text:style-name="T40">sawfa</text:span></text:span></text:p>
            </table:table-cell>
          </table:table-row>
          <table:table-row table:style-name="Table40.1">
            <table:table-cell table:style-name="Table40.A1" office:value-type="string">
              <text:p text:style-name="P20">вернется</text:p>
            </table:table-cell>
            <table:table-cell table:style-name="Table40.A1" office:value-type="string">
              <text:p text:style-name="P154">sayarjiʕu</text:p>
            </table:table-cell>
            <table:table-cell table:style-name="Table40.C1" office:value-type="string">
              <text:p text:style-name="P60"><text:span text:style-name="Арабский_20_текст2_20_Знак"><text:span text:style-name="T40">sawfa</text:span></text:span><text:span text:style-name="Арабский_20_текст2_20_Знак"><text:span text:style-name="T53"> </text:span></text:span><text:span text:style-name="Арабский_20_текст2_20_Знак"><text:span text:style-name="T105">yarjiʕu</text:span></text:span></text:p>
            </table:table-cell>
          </table:table-row>
          <table:table-row table:style-name="Table40.1">
            <table:table-cell table:style-name="Table40.A1" office:value-type="string">
              <text:p text:style-name="P20">услышит</text:p>
            </table:table-cell>
            <table:table-cell table:style-name="Table40.A1" office:value-type="string">
              <text:p text:style-name="P154">sayasmaʕu</text:p>
            </table:table-cell>
            <table:table-cell table:style-name="Table40.C1" office:value-type="string">
              <text:p text:style-name="P60"><text:span text:style-name="Арабский_20_текст2_20_Знак"><text:span text:style-name="T40">sawfa</text:span></text:span><text:span text:style-name="Арабский_20_текст2_20_Знак"><text:span text:style-name="T53"> </text:span></text:span><text:span text:style-name="Арабский_20_текст2_20_Знак"><text:span text:style-name="T105">yasmaʕu</text:span></text:span></text:p>
            </table:table-cell>
          </table:table-row>
          <table:table-row table:style-name="Table40.1">
            <table:table-cell table:style-name="Table40.A1" office:value-type="string">
              <text:p text:style-name="P20">скажет</text:p>
            </table:table-cell>
            <table:table-cell table:style-name="Table40.A1" office:value-type="string">
              <text:p text:style-name="P154">sayaqūlu</text:p>
            </table:table-cell>
            <table:table-cell table:style-name="Table40.C1" office:value-type="string">
              <text:p text:style-name="P60"><text:span text:style-name="Арабский_20_текст2_20_Знак"><text:span text:style-name="T40">sawfa</text:span></text:span><text:span text:style-name="Арабский_20_текст2_20_Знак"><text:span text:style-name="T53"> </text:span></text:span><text:span text:style-name="Арабский_20_текст2_20_Знак"><text:span text:style-name="T105">yaqūlu</text:span></text:span></text:p>
            </table:table-cell>
          </table:table-row>
        </table:table>
        <text:p text:style-name="P127"><text:span text:style-name="T2">Если в одном абзаце встречаются обе частицы, то частица </text:span><text:span text:style-name="Арабский_20_текст2_20_Знак"><text:span text:style-name="T40">sawfa</text:span></text:span><text:span text:style-name="T2"> обозначает более далекое будущее, чем частица </text:span><text:span text:style-name="Арабский_20_текст2_20_Знак"><text:span text:style-name="T41">sa-</text:span></text:span><text:span text:style-name="T2">.</text:span></text:p>
      </text:section>
      <text:section text:style-name="Sect3" text:name="Section17">
        <text:p text:style-name="P14"><text:span text:style-name="T122">Яшук</text:span>ов А.М. 2006 год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EB Garamond" svg:font-family="'EB Garamond'"/>
    <style:font-face style:name="Courier New" svg:font-family="'Courier New'" style:font-family-generic="moder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miri1" svg:font-family="Amiri" style:font-adornments="Bold" style:font-pitch="variable"/>
    <style:font-face style:name="Amiri" svg:font-family="Amiri" style:font-adornments="Regular" style:font-pitch="variable"/>
    <style:font-face style:name="Simplified Arabic" svg:font-family="'Simplified Arabic'" style:font-pitch="variable"/>
    <style:font-face style:name="Traditional Arabic" svg:font-family="'Traditional Arabic'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be" fo:country="BY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1972in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in" loext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0835in" loext:contextual-spacing="false" fo:text-align="center" style:justify-single-word="false" fo:keep-together="always" fo:keep-with-next="always"/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Русский_20_текст_20_Знак_20_Знак" style:display-name="Русский текст Знак Знак" style:family="paragraph" style:parent-style-name="Standard" style:next-style-name="Адрес_20_HTML">
      <style:paragraph-properties fo:text-align="justify" style:justify-single-word="false"/>
      <style:text-properties fo:font-size="16pt" style:font-size-asian="16pt" style:font-size-complex="16pt"/>
    </style:style>
    <style:style style:name="Арабский_20_текст_20_Знак" style:display-name="Арабский текст Знак" style:family="paragraph" style:parent-style-name="Standard">
      <style:paragraph-properties style:writing-mode="rl-tb"/>
      <style:text-properties style:font-name="Simplified Arabic" fo:font-family="'Simplified Arabic'" style:font-pitch="variable" fo:font-size="26pt" style:font-size-asian="26pt" style:font-name-complex="Simplified Arabic" style:font-family-complex="'Simplified Arabic'" style:font-pitch-complex="variable" style:font-size-complex="26pt"/>
    </style:style>
    <style:style style:name="Адрес_20_HTML" style:display-name="Адрес HTML" style:family="paragraph" style:parent-style-name="Standard">
      <style:text-properties fo:font-style="italic" style:font-style-asian="italic" style:font-style-complex="italic"/>
    </style:style>
    <style:style style:name="для_20_словаря" style:display-name="для словаря" style:family="paragraph" style:parent-style-name="Арабский_20_текст_20_Знак">
      <style:paragraph-properties style:writing-mode="lr-tb"/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 style:font-size-complex="16pt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Арабский_20_текст_20_Знак6" style:display-name="Арабский текст Знак6" style:family="paragraph" style:parent-style-name="Standard">
      <style:paragraph-properties style:writing-mode="rl-tb"/>
      <style:text-properties style:font-name="Simplified Arabic" fo:font-family="'Simplified Arabic'" style:font-pitch="variable" fo:font-size="26pt" style:font-size-asian="26pt" style:font-name-complex="Simplified Arabic" style:font-family-complex="'Simplified Arabic'" style:font-pitch-complex="variable" style:font-size-complex="26pt"/>
    </style:style>
    <style:style style:name="Русский_20_текст" style:display-name="Русский текст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Арабский_20_текст_20_Знак5" style:display-name="Арабский текст Знак5" style:family="paragraph" style:parent-style-name="Standard">
      <style:paragraph-properties style:writing-mode="rl-tb"/>
      <style:text-properties style:font-name="Simplified Arabic" fo:font-family="'Simplified Arabic'" style:font-pitch="variable" fo:font-size="26pt" style:font-size-asian="26pt" style:font-name-complex="Simplified Arabic" style:font-family-complex="'Simplified Arabic'" style:font-pitch-complex="variable" style:font-size-complex="26pt"/>
    </style:style>
    <style:style style:name="Арабский_20_текст_20_Знак4" style:display-name="Арабский текст Знак4" style:family="paragraph" style:parent-style-name="Standard">
      <style:paragraph-properties style:writing-mode="rl-tb"/>
      <style:text-properties style:font-name="Simplified Arabic" fo:font-family="'Simplified Arabic'" style:font-pitch="variable" fo:font-size="26pt" style:font-size-asian="26pt" style:font-name-complex="Simplified Arabic" style:font-family-complex="'Simplified Arabic'" style:font-pitch-complex="variable" style:font-size-complex="26pt"/>
    </style:style>
    <style:style style:name="Арабский_20_текст_20_Знак3" style:display-name="Арабский текст Знак3" style:family="paragraph" style:parent-style-name="Standard">
      <style:paragraph-properties style:writing-mode="rl-tb"/>
      <style:text-properties style:font-name="Simplified Arabic" fo:font-family="'Simplified Arabic'" style:font-pitch="variable" fo:font-size="26pt" style:font-size-asian="26pt" style:font-name-complex="Simplified Arabic" style:font-family-complex="'Simplified Arabic'" style:font-pitch-complex="variable" style:font-size-complex="26pt"/>
    </style:style>
    <style:style style:name="Русский_20_текст_20_Знак" style:display-name="Русский текст Знак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Арабский_20_текст_20_Знак2" style:display-name="Арабский текст Знак2" style:family="paragraph" style:parent-style-name="Standard">
      <style:paragraph-properties style:writing-mode="rl-tb"/>
      <style:text-properties style:font-name="Simplified Arabic" fo:font-family="'Simplified Arabic'" style:font-pitch="variable" fo:font-size="26pt" style:font-size-asian="26pt" style:font-name-complex="Simplified Arabic" style:font-family-complex="'Simplified Arabic'" style:font-pitch-complex="variable" style:font-size-complex="26pt"/>
    </style:style>
    <style:style style:name="Арабский_20_текст" style:display-name="Арабский текст" style:family="paragraph" style:parent-style-name="Standard">
      <style:paragraph-properties style:writing-mode="rl-tb"/>
      <style:text-properties style:font-name="Simplified Arabic" fo:font-family="'Simplified Arabic'" style:font-pitch="variable" fo:font-size="26pt" style:font-size-asian="26pt" style:font-name-complex="Simplified Arabic" style:font-family-complex="'Simplified Arabic'" style:font-pitch-complex="variable" style:font-size-complex="26pt"/>
    </style:style>
    <style:style style:name="АрабийСагир" style:family="paragraph">
      <style:paragraph-properties fo:margin-top="0in" fo:margin-bottom="0.139in" loext:contextual-spacing="false" fo:line-height="115%" fo:orphans="2" fo:widows="2"/>
      <style:text-properties fo:color="#000000" style:font-name="Calibri" fo:font-family="Calibri" style:font-family-generic="swiss" style:font-pitch="variable" fo:font-size="16pt" fo:language="ru" fo:country="RU" style:font-name-asian="Times New Roman" style:font-family-asian="'Times New Roman'" style:font-family-generic-asian="roman" style:font-pitch-asian="variable" style:font-size-asian="16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Русский_20_стиль" style:display-name="Русский стиль" style:family="paragraph" style:parent-style-name="Русский_20_текст"/>
    <style:style style:name="Стиль_20_1" style:display-name="Стиль 1" style:family="paragraph" style:parent-style-name="Русский_20_стиль"/>
    <style:style style:name="Название_20_объекта" style:display-name="Название объекта" style:family="paragraph" style:parent-style-name="Standard" style:next-style-name="Standard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en" style:country-complex="US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.1972in" style:auto-text-indent="false"/>
    </style:style>
    <style:style style:name="Цитата_20_2" style:display-name="Цитата 2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Выделенная_20_цитата" style:display-name="Выделенная цитата" style:family="paragraph" style:parent-style-name="Standard" style:next-style-name="Standard">
      <style:paragraph-properties fo:margin-left="0.65in" fo:margin-right="0.65in" fo:margin-top="0.139in" fo:margin-bottom="0.1945in" loext:contextual-spacing="false" fo:text-indent="0.1972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/>
    <style:style style:name="Текст_20_выноски" style:display-name="Текст выноски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Маркированный_20_список" style:display-name="Маркированный список" style:family="paragraph" style:parent-style-name="Standard" style:list-style-name="WW8Num10"/>
    <style:style style:name="Обычный_20__28_веб_29_" style:display-name="Обычный (веб)" style:family="paragraph" style:parent-style-name="Standard">
      <style:paragraph-properties fo:margin-top="0in" fo:margin-bottom="0in" loext:contextual-spacing="false" fo:line-height="100%"/>
      <style:text-properties style:font-name="Arial" fo:font-family="Arial" style:font-family-generic="swiss" style:font-pitch="variable" fo:font-size="9pt" fo:language="ru" fo:country="RU" style:font-size-asian="9pt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Арабский_20_текст2" style:display-name="Арабский текст2" style:family="paragraph" style:parent-style-name="Standard">
      <style:text-properties style:font-name="Simplified Arabic" fo:font-family="'Simplified Arabic'" style:font-pitch="variable" fo:font-weight="bold" style:font-weight-asian="bold" style:font-name-complex="Amiri" style:font-family-complex="Amiri" style:font-style-name-complex="Regular" style:font-pitch-complex="variable" style:font-size-complex="14pt" style:language-complex="ar" style:country-complex="SA" style:font-weight-complex="normal"/>
    </style:style>
    <style:style style:name="Стиль_20_Арабский_20_текст2_20__2b__20__28_сложные_20_знаки_29__20_Traditional_20_Arabic" style:display-name="Стиль Арабский текст2 + (сложные знаки) Traditional Arabic" style:family="paragraph" style:parent-style-name="Арабский_20_текст2">
      <style:text-properties style:font-name-complex="Traditional Arabic" style:font-family-complex="'Traditional Arabic'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.1972in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.1972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Русский_20_текст_20_Знак_20_Знак_20_Знак" style:display-name="Русский текст Знак Знак Знак" style:family="text" style:parent-style-name="Основной_20_шрифт_20_абзаца">
      <style:text-properties fo:font-size="16pt" style:font-size-asian="16pt" style:font-size-complex="16pt"/>
    </style:style>
    <style:style style:name="Арабский_20_текст_20_Знак_20_Знак" style:display-name="Арабский текст Знак Знак" style:family="text" style:parent-style-name="Основной_20_шрифт_20_абзаца">
      <style:text-properties style:font-name="Simplified Arabic" fo:font-family="'Simplified Arabic'" style:font-pitch="variable" fo:font-size="26pt" fo:language="en" fo:country="US" style:font-size-asian="26pt" style:font-name-complex="Simplified Arabic" style:font-family-complex="'Simplified Arabic'" style:font-pitch-complex="variable" style:font-size-complex="26pt" style:language-complex="ar" style:country-complex="SA"/>
    </style:style>
    <style:style style:name="Page_20_Number" style:display-name="Page Number" style:family="text" style:parent-style-name="Основной_20_шрифт_20_абзаца"/>
    <style:style style:name="Арабский_20_текст_20_Знак_20_Знак5" style:display-name="Арабский текст Знак Знак5" style:family="text" style:parent-style-name="Основной_20_шрифт_20_абзаца">
      <style:text-properties style:font-name="Simplified Arabic" fo:font-family="'Simplified Arabic'" style:font-pitch="variable" fo:font-size="26pt" fo:language="en" fo:country="US" style:font-size-asian="26pt" style:font-name-complex="Simplified Arabic" style:font-family-complex="'Simplified Arabic'" style:font-pitch-complex="variable" style:font-size-complex="26pt" style:language-complex="ar" style:country-complex="SA"/>
    </style:style>
    <style:style style:name="Арабский_20_текст_20_Знак_20_Знак4" style:display-name="Арабский текст Знак Знак4" style:family="text" style:parent-style-name="Основной_20_шрифт_20_абзаца">
      <style:text-properties style:font-name="Simplified Arabic" fo:font-family="'Simplified Arabic'" style:font-pitch="variable" fo:font-size="26pt" fo:language="en" fo:country="US" style:font-size-asian="26pt" style:font-name-complex="Simplified Arabic" style:font-family-complex="'Simplified Arabic'" style:font-pitch-complex="variable" style:font-size-complex="26pt" style:language-complex="ar" style:country-complex="SA"/>
    </style:style>
    <style:style style:name="Арабский_20_текст_20_Знак_20_Знак3" style:display-name="Арабский текст Знак Знак3" style:family="text" style:parent-style-name="Основной_20_шрифт_20_абзаца">
      <style:text-properties style:font-name="Simplified Arabic" fo:font-family="'Simplified Arabic'" style:font-pitch="variable" fo:font-size="26pt" fo:language="en" fo:country="US" style:font-size-asian="26pt" style:font-name-complex="Simplified Arabic" style:font-family-complex="'Simplified Arabic'" style:font-pitch-complex="variable" style:font-size-complex="26pt" style:language-complex="ar" style:country-complex="SA"/>
    </style:style>
    <style:style style:name="Арабский_20_текст_20_Знак_20_Знак2" style:display-name="Арабский текст Знак Знак2" style:family="text" style:parent-style-name="Основной_20_шрифт_20_абзаца">
      <style:text-properties style:font-name="Simplified Arabic" fo:font-family="'Simplified Arabic'" style:font-pitch="variable" fo:font-size="26pt" fo:language="en" fo:country="US" style:font-size-asian="26pt" style:font-name-complex="Simplified Arabic" style:font-family-complex="'Simplified Arabic'" style:font-pitch-complex="variable" style:font-size-complex="26pt" style:language-complex="ar" style:country-complex="SA"/>
    </style:style>
    <style:style style:name="Арабский_20_текст_20_Знак_20_Знак1" style:display-name="Арабский текст Знак Знак1" style:family="text" style:parent-style-name="Основной_20_шрифт_20_абзаца">
      <style:text-properties style:font-name="Simplified Arabic" fo:font-family="'Simplified Arabic'" style:font-pitch="variable" fo:font-size="26pt" fo:language="en" fo:country="US" style:font-size-asian="26pt" style:font-name-complex="Simplified Arabic" style:font-family-complex="'Simplified Arabic'" style:font-pitch-complex="variable" style:font-size-complex="26pt" style:language-complex="ar" style:country-complex="SA"/>
    </style:style>
    <style:style style:name="Русский_20_текст_20_Знак1" style:display-name="Русский текст Знак1" style:family="text" style:parent-style-name="Основной_20_шрифт_20_абзаца"/>
    <style:style style:name="Арабский_20_текст_20_Знак1" style:display-name="Арабский текст Знак1" style:family="text" style:parent-style-name="Основной_20_шрифт_20_абзаца">
      <style:text-properties style:font-name="Simplified Arabic" fo:font-family="'Simplified Arabic'" style:font-pitch="variable" fo:font-size="26pt" fo:language="en" fo:country="US" style:font-size-asian="26pt" style:font-name-complex="Simplified Arabic" style:font-family-complex="'Simplified Arabic'" style:font-pitch-complex="variable" style:font-size-complex="26pt" style:language-complex="ar" style:country-complex="SA"/>
    </style:style>
    <style:style style:name="АрабийСагир_20_Знак" style:display-name="АрабийСагир Знак" style:family="text" style:parent-style-name="Русский_20_текст_20_Знак1">
      <style:text-properties fo:color="#000000" fo:font-size="16pt" fo:language="ru" fo:country="RU" style:font-size-asian="16pt" style:font-size-complex="11pt" style:language-complex="ar" style:country-complex="SA"/>
    </style:style>
    <style:style style:name="Русский_20_стиль_20_Знак" style:display-name="Русский стиль Знак" style:family="text" style:parent-style-name="Русский_20_текст_20_Знак1"/>
    <style:style style:name="Заголовок_20_1_20_Знак" style:display-name="Заголовок 1 Знак" style:family="text" style:parent-style-name="Основной_20_шрифт_20_абзаца">
      <style:text-properties fo:font-size="14pt" fo:language="en" fo:country="US" fo:font-weight="bold" style:font-size-asian="14pt" style:font-weight-asian="bold" style:font-size-complex="14pt" style:language-complex="en" style:country-complex="US" style:font-weight-complex="bold"/>
    </style:style>
    <style:style style:name="Стиль_20_1_20_Знак" style:display-name="Стиль 1 Знак" style:family="text" style:parent-style-name="Русский_20_стиль_20_Знак"/>
    <style:style style:name="Заголовок_20_2_20_Знак" style:display-name="Заголовок 2 Знак" style:family="text" style:parent-style-name="Основной_20_шрифт_20_абзаца">
      <style:text-properties fo:font-size="12pt" fo:language="en" fo:country="US" fo:font-weight="bold" style:font-size-asian="12pt" style:font-weight-asian="bold" style:font-size-complex="13pt" style:language-complex="en" style:country-complex="US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language="en" fo:country="US" fo:font-weight="bold" style:font-weight-asian="bold" style:font-name-complex="Times New Roman" style:font-family-complex="'Times New Roman'" style:font-family-generic-complex="roman" style:font-pitch-complex="variable" style:font-size-complex="11pt" style:language-complex="en" style:country-complex="US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8_20_Знак" style:display-name="Заголовок 8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Цитата_20_2_20_Знак" style:display-name="Цитата 2 Знак" style:family="text" style:parent-style-name="Основной_20_шрифт_20_абзаца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4f81bd" fo:font-style="italic" fo:font-weight="bold" style:font-style-asian="italic" style:font-weight-asian="bold" style:font-style-complex="italic" style:font-weight-complex="bold"/>
    </style:style>
    <style:style style:name="Слабое_20_выделение" style:display-name="Слабое выделение" style:family="text" style:parent-style-name="Основной_20_шрифт_20_абзаца">
      <style:text-properties fo:color="#808080" fo:font-style="italic" style:font-style-asian="italic" style:font-style-complex="italic"/>
    </style:style>
    <style:style style:name="Сильное_20_выделение" style:display-name="Сильное выделение" style:family="text" style:parent-style-name="Основной_20_шрифт_20_абзаца">
      <style:text-properties fo:color="#4f81bd" fo:font-style="italic" fo:font-weight="bold" style:font-style-asian="italic" style:font-weight-asian="bold" style:font-style-complex="italic" style:font-weight-complex="bold"/>
    </style:style>
    <style:style style:name="Слабая_20_ссылка" style:display-name="Слабая ссылка" style:family="text" style:parent-style-name="Основной_20_шрифт_20_абзаца">
      <style:text-properties fo:font-variant="small-caps" fo:color="#c0504d" style:text-underline-style="solid" style:text-underline-width="auto" style:text-underline-color="font-color"/>
    </style:style>
    <style:style style:name="Сильная_20_ссылка" style:display-name="Сильная ссылка" style:family="text" style:parent-style-name="Основной_20_шрифт_20_абзаца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Арабский_20_текст2_20_Знак" style:display-name="Арабский текст2 Знак" style:family="text" style:parent-style-name="Основной_20_шрифт_20_абзаца">
      <style:text-properties style:font-name="FreeSerif1" fo:font-family="FreeSerif" style:font-style-name="Regular" style:font-family-generic="roman" style:font-pitch="variable" fo:language="en" fo:country="US" fo:font-weight="normal" fo:background-color="transparent" style:font-weight-asian="bold" style:font-name-complex="Amiri1" style:font-family-complex="Amiri" style:font-style-name-complex="Bold" style:font-pitch-complex="variable" style:font-size-complex="14pt" style:language-complex="ar" style:country-complex="SA" style:font-weight-complex="normal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style:language-complex="en" style:country-complex="US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2398in" fo:text-indent="-0.9898in" fo:margin-left="1.2398in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5.7291in" fo:text-indent="-5.4791in" fo:margin-left="5.7291in"/>
        </style:list-level-properties>
        <style:text-properties style:font-name="Times New Roman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-" style:num-format="1, 2, 3, ..." text:start-value="0">
        <style:list-level-properties text:list-level-position-and-space-mode="label-alignment">
          <style:list-level-label-alignment text:label-followed-by="listtab" text:list-tab-stop-position="1.9835in" fo:text-indent="-1.7335in" fo:margin-left="1.983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, 2, 3, ..." text:start-value="0">
        <style:list-level-properties text:list-level-position-and-space-mode="label-alignment">
          <style:list-level-label-alignment text:label-followed-by="listtab" text:list-tab-stop-position="0.948in" fo:text-indent="-0.698in" fo:margin-left="0.948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4.8854in" fo:text-indent="-4.6354in" fo:margin-left="4.8854in"/>
        </style:list-level-properties>
        <style:text-properties style:font-name="Times New Roman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 style:page-usage="mirrored">
      <style:page-layout-properties fo:page-width="5.8465in" fo:page-height="8.2681in" style:num-format="1" style:print-orientation="landscape" fo:margin-top="0.1846in" fo:margin-bottom="0in" fo:margin-left="0.2362in" fo:margin-right="0.4925in" style:writing-mode="lr-tb" style:layout-grid-color="#c0c0c0" style:layout-grid-lines="3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728in" fo:margin-left="0in" fo:margin-right="0in" fo:margin-top="0.1339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6" text:anchor-type="paragraph" svg:y="0.0008in" draw:z-index="12"><draw:text-box fo:min-height="0.0228in" fo:min-width="0.0161in"><text:p text:style-name="Footer"><text:span text:style-name="Page_20_Number"><text:page-number text:select-page="current">13</text:page-number></text:span></text:p></draw:text-box></draw:frame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بسم الله الرحمن الرحيم</dc:title>
    <dc:subject/>
    <meta:keyword/>
    <dc:description/>
    <meta:initial-creator>fdsa</meta:initial-creator>
    <meta:creation-date>2008-10-29T14:59:00</meta:creation-date>
    <dc:creator>Žāle Mottahedin</dc:creator>
    <dc:date>2021-01-03T02:35:07.544297539</dc:date>
    <meta:print-date>2009-02-05T18:45:00</meta:print-date>
    <meta:editing-cycles>42</meta:editing-cycles>
    <meta:editing-duration>PT21H35M31S</meta:editing-duration>
    <meta:generator>LibreOffice/6.2.8.2$Linux_X86_64 LibreOffice_project/20$Build-2</meta:generator>
    <meta:document-statistic meta:table-count="36" meta:image-count="0" meta:object-count="0" meta:page-count="13" meta:paragraph-count="872" meta:word-count="2428" meta:character-count="15501" meta:non-whitespace-character-count="13873"/>
  </office:meta>
</office:document-meta>
</file>

<file path=Basic/Project/NewMacros.xml><?xml version="1.0" encoding="utf-8"?>
<!DOCTYPE module  PUBLIC '-//OpenOffice.org//DTD OfficeDocument 1.0//EN'  'module.dtd'>
<script:module xmlns:script="http://openoffice.org/2000/script" script:name="NewMacros" script:language="StarBasic" script:moduleType="normal">Rem Attribute VBA_ModuleType=VBAModule
Option VBASupport 1


Sub ПечатьБрошюры()

UserForm3.Show

End Sub

</script:module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UserForm3.xml><?xml version="1.0" encoding="utf-8"?>
<!DOCTYPE module  PUBLIC '-//OpenOffice.org//DTD OfficeDocument 1.0//EN'  'module.dtd'>
<script:module xmlns:script="http://openoffice.org/2000/script" script:name="UserForm3" script:language="StarBasic" script:moduleType="form">Rem Attribute VBA_ModuleType=VBAFormModule
Option VBASupport 1

Sub CommandButton1_Click()

If ((КоличествоСтраниц / 4) - Int(КоличествоСтраниц / 4)) &lt;&gt; 0 Then
    MsgBox "Количество страниц должно быть кратно четырем", vbYes + vbExclamation, "Окно сообщений"
Exit Sub
End If


If ОбратныйПорядок1 = 0 Then

Н = КоличествоСтраниц
    М = 3
    Строка1 = Str(Н) + ",1"
    Do While (Н &gt; (КоличествоСтраниц / 2 + 2))
    Н = Н - 2
    Строка1 = Строка1 + "," + Str(Н) + "," + Str(М)
    М = М + 2
Loop

Else
    
Н = КоличествоСтраниц / 2
 М = Н + 1
 Строка1 = Str(М + 1) + "," + Str(Н - 1)
 Do While Н &gt; 2
    Н = Н - 2
    М = М + 2
 Строка1 = Строка1 + "," + Str(М + 1) + "," + Str(Н - 1)
Loop
    
 End If
 
 If ОбратныйПорядок2 = 0 Then
    
Н = КоличествоСтраниц / 2
 М = Н + 1
 Строка2 = Str(Н) + "," + Str(М)
 Do While Н &gt; 2
    Н = Н - 2
    М = М + 2
 Строка2 = Строка2 + "," + Str(Н) + "," + Str(М)
Loop
Else
    Н = КоличествоСтраниц
    М = 3
    Строка2 = "2," + Str(Н - 1)
    Do While Н &gt; (КоличествоСтраниц / 2 + 2)
    Н = Н - 2
    Строка2 = Строка2 + "," + Str(М + 1) + "," + Str(Н - 1)
    М = М + 2
Loop
End If
 
 
  ПерваяСторона = Строка1
  ВтораяСторона = Строка2
End Sub

Private Sub CommandButton2_Click()
UserForm3.Hide
End Sub


Private Sub CommandButton3_Click()
   Dim GGG As String
   GGG = ПерваяСторона.Text

    Application.PrintOut FileName:="", Range:=wdPrintRangeOfPages, Item:= _
        wdPrintDocumentContent, Copies:=1, Pages:= _
        GGG _
        , PageType:=wdPrintAllPages, ManualDuplexPrint:=False, Collate:=True, _
        Background:=True, PrintToFile:=False, PrintZoomColumn:=0, PrintZoomRow:=0 _
        , PrintZoomPaperWidth:=0, PrintZoomPaperHeight:=0
UserForm3.Hide
End Sub

Private Sub CommandButton4_Click()
Dim GGG As String
   GGG = ВтораяСторона.Text

    Application.PrintOut FileName:="", Range:=wdPrintRangeOfPages, Item:= _
        wdPrintDocumentContent, Copies:=1, Pages:= _
        GGG _
        , PageType:=wdPrintAllPages, ManualDuplexPrint:=False, Collate:=True, _
        Background:=True, PrintToFile:=False, PrintZoomColumn:=0, PrintZoomRow:=0 _
        , PrintZoomPaperWidth:=0, PrintZoomPaperHeight:=0
UserForm3.Hide
End Sub

Private Sub Label5_Click()

End Sub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NewMacros"/>
  <library:element library:name="ThisDocument"/>
  <library:element library:name="UserForm3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

<file path=Dialogs/Project/UserForm3.xml><?xml version="1.0" encoding="utf-8"?>
<!DOCTYPE window  PUBLIC '-//OpenOffice.org//DTD OfficeDocument 1.0//EN'  'dialog.dtd'>
<dlg:window xmlns:dlg="http://openoffice.org/2000/dialog" xmlns:script="http://openoffice.org/2000/script" dlg:style-id="6" dlg:id="UserForm3" dlg:left="0" dlg:top="0" dlg:width="0" dlg:height="0" dlg:closeable="true" dlg:moveable="true" dlg:title="UserForm3">
  <dlg:styles>
    <dlg:style dlg:style-id="0" dlg:background-color="0xffffff" dlg:text-color="0x0" dlg:font-name="Tahoma" dlg:font-height="12" dlg:font-weight="100"/>
    <dlg:style dlg:style-id="1" dlg:background-color="0xffffff" dlg:text-color="0x0" dlg:font-name="Tahoma" dlg:font-height="8" dlg:font-weight="100"/>
    <dlg:style dlg:style-id="2" dlg:background-color="0xece9d8" dlg:text-color="0x0" dlg:font-name="Tahoma" dlg:font-height="8" dlg:font-weight="100"/>
    <dlg:style dlg:style-id="3" dlg:background-color="0xece9d8" dlg:text-color="0x0" dlg:font-name="Tahoma" dlg:font-height="12" dlg:font-weight="100"/>
    <dlg:style dlg:style-id="4" dlg:background-color="0xece9d8" dlg:text-color="0x316ac5" dlg:font-name="Tahoma" dlg:font-height="8" dlg:font-weight="100"/>
    <dlg:style dlg:style-id="5" dlg:background-color="0xece9d8" dlg:text-color="0x8000" dlg:font-name="Tahoma" dlg:font-height="8" dlg:font-weight="100"/>
    <dlg:style dlg:style-id="6" dlg:background-color="0xece9d8"/>
  </dlg:styles>
  <dlg:bulletinboard>
    <dlg:textfield dlg:style-id="0" dlg:id="КоличествоСтраниц" dlg:tab-index="0" dlg:left="0" dlg:top="0" dlg:width="0" dlg:height="0" dlg:tabstop="true"/>
    <dlg:textfield dlg:style-id="1" dlg:id="ПерваяСторона" dlg:tab-index="1" dlg:left="0" dlg:top="0" dlg:width="0" dlg:height="0" dlg:tabstop="true"/>
    <dlg:textfield dlg:style-id="1" dlg:id="ВтораяСторона" dlg:tab-index="2" dlg:left="0" dlg:top="0" dlg:width="0" dlg:height="0" dlg:tabstop="true"/>
    <dlg:button dlg:style-id="2" dlg:id="CommandButton1" dlg:tab-index="3" dlg:left="0" dlg:top="0" dlg:width="0" dlg:height="0" dlg:tabstop="true" dlg:value="Сформировать очередь печати" dlg:valign="center" dlg:image-position="top-center"/>
    <dlg:button dlg:style-id="2" dlg:id="CommandButton2" dlg:tab-index="4" dlg:left="0" dlg:top="0" dlg:width="0" dlg:height="0" dlg:tabstop="true" dlg:value="Закрыть" dlg:valign="center" dlg:image-position="top-center"/>
    <dlg:checkbox dlg:style-id="2" dlg:id="ОбратныйПорядок1" dlg:tab-index="5" dlg:left="0" dlg:top="0" dlg:width="0" dlg:height="0" dlg:tabstop="true" dlg:value="Обратный порядок" dlg:valign="center" dlg:image-position="top-center" dlg:multiline="true" dlg:checked="false"/>
    <dlg:checkbox dlg:style-id="2" dlg:id="ОбратныйПорядок2" dlg:tab-index="6" dlg:left="0" dlg:top="0" dlg:width="0" dlg:height="0" dlg:tabstop="true" dlg:value="Обратный порядок" dlg:valign="center" dlg:image-position="top-center" dlg:multiline="true" dlg:checked="false"/>
    <dlg:text dlg:style-id="3" dlg:id="Label1" dlg:tab-index="7" dlg:left="0" dlg:top="0" dlg:width="0" dlg:height="0" dlg:value="Первая сторона печати" dlg:valign="top" dlg:multiline="true" dlg:tabstop="false"/>
    <dlg:text dlg:style-id="3" dlg:id="Label2" dlg:tab-index="8" dlg:left="0" dlg:top="0" dlg:width="0" dlg:height="0" dlg:value="Количество страниц в книжке" dlg:valign="top" dlg:multiline="true" dlg:tabstop="false"/>
    <dlg:text dlg:style-id="3" dlg:id="Label3" dlg:tab-index="9" dlg:left="0" dlg:top="0" dlg:width="0" dlg:height="0" dlg:value="Вторая сторона печати" dlg:valign="top" dlg:multiline="true" dlg:tabstop="false"/>
    <dlg:text dlg:style-id="4" dlg:id="Label4" dlg:tab-index="10" dlg:left="0" dlg:top="0" dlg:width="0" dlg:height="0" dlg:value="должно быть кратно четырем" dlg:valign="top" dlg:multiline="true" dlg:tabstop="false"/>
    <dlg:text dlg:style-id="5" dlg:id="Label5" dlg:tab-index="11" dlg:left="0" dlg:top="0" dlg:width="0" dlg:height="0" dlg:value="Прочитал хорошую книгу сам - поделись знаниями с другом. Распечатай ее в виде удобной книжки, которую можно будет везде взять с собой и черпать из нее знания или подарить нуждающемуся" dlg:align="center" dlg:valign="top" dlg:multiline="true" dlg:tabstop="false"/>
    <dlg:button dlg:style-id="2" dlg:id="CommandButton3" dlg:tab-index="12" dlg:left="0" dlg:top="0" dlg:width="0" dlg:height="0" dlg:tabstop="true" dlg:value="Отправить на печать 1-ю сторону" dlg:valign="center" dlg:image-position="top-center"/>
    <dlg:button dlg:style-id="2" dlg:id="CommandButton4" dlg:tab-index="13" dlg:left="0" dlg:top="0" dlg:width="0" dlg:height="0" dlg:tabstop="true" dlg:value="Отправить на печать 2-ю сторону" dlg:valign="center" dlg:image-position="top-center"/>
  </dlg:bulletinboard>
</dlg:window>
</file>

<file path=Dialogs/Project/dialog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UserForm3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